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2.448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3.099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512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3.036cm"/>
    </style:style>
    <style:style style:name="co10" style:family="table-column">
      <style:table-column-properties fo:break-before="auto" style:column-width="2.708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2.154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Conversions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9pt solid #1a1a1a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ccffff" fo:padding="0.071cm"/>
    </style:style>
    <style:style style:name="ce4" style:family="table-cell" style:parent-style-name="Default">
      <style:table-cell-properties fo:background-color="transparent" fo:padding="0.071cm"/>
    </style:style>
    <style:style style:name="ce5" style:family="table-cell" style:parent-style-name="Default">
      <style:table-cell-properties fo:border-bottom="0.6pt solid #1a1a1a" fo:background-color="#ccffff" style:diagonal-bl-tr="none" style:diagonal-tl-br="none" fo:border-left="none" fo:padding="0.071cm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7" style:family="table-cell" style:parent-style-name="Default">
      <style:table-cell-properties fo:border-bottom="0.6pt solid #1a1a1a" style:diagonal-bl-tr="none" style:diagonal-tl-br="none" fo:background-color="transparent" fo:border-left="none" fo:padding="0.071cm" fo:border-right="none" style:rotation-align="none" fo:border-top="none"/>
    </style:style>
    <style:style style:name="ce8" style:family="table-cell" style:parent-style-name="Default">
      <style:table-cell-properties fo:border-bottom="0.6pt solid #1a1a1a" style:diagonal-bl-tr="none" style:diagonal-tl-br="none" fo:border-left="none" fo:padding="0.071cm" fo:border-right="none" style:rotation-align="none" fo:border-top="0.79pt solid #1a1a1a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border-bottom="0.6pt solid #1a1a1a" style:diagonal-bl-tr="none" style:diagonal-tl-br="none" fo:border-left="none" fo:padding="0.071cm" fo:border-right="none" style:rotation-align="none" fo:border-top="none"/>
    </style:style>
    <style:style style:name="ce11" style:family="table-cell" style:parent-style-name="Default">
      <style:table-cell-properties fo:border-bottom="none" fo:background-color="#ccffff" style:diagonal-bl-tr="none" style:diagonal-tl-br="none" fo:border-left="none" fo:padding="0.071cm" fo:border-right="none" style:rotation-align="none" fo:border-top="0.6pt solid #1a1a1a"/>
    </style:style>
    <style:style style:name="ce12" style:family="table-cell" style:parent-style-name="Default">
      <style:table-cell-properties fo:background-color="#ccffff" style:diagonal-bl-tr="none" style:diagonal-tl-br="none" fo:border="none" fo:padding="0.071cm" style:rotation-align="none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6pt solid #1a1a1a" style:diagonal-bl-tr="none" style:diagonal-tl-br="none" fo:border-left="none" fo:padding="0.071cm" fo:border-right="none" style:rotation-align="none" fo:border-top="0.6pt solid #1a1a1a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9pt solid #1a1a1a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6pt solid #1a1a1a" style:direction="ltr" fo:padding="0.071cm" fo:border-right="0.6pt solid #1a1a1a" style:rotation-angle="0" style:rotation-align="none" style:shrink-to-fit="false" fo:border-top="0.79pt solid #1a1a1a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fo:border-bottom="none" fo:background-color="#fcf305" style:cell-protect="none" style:print-content="true" style:diagonal-bl-tr="none" style:diagonal-tl-br="none" fo:border-left="0.6pt solid #1a1a1a" fo:padding="0.071cm" fo:border-right="0.6pt solid #1a1a1a" style:rotation-align="none" fo:border-top="none"/>
    </style:style>
    <style:style style:name="ce21" style:family="table-cell" style:parent-style-name="Default" style:data-style-name="N0">
      <style:table-cell-properties fo:border-bottom="none" fo:background-color="#ccffff" style:diagonal-bl-tr="none" style:diagonal-tl-br="none" fo:border-left="0.6pt solid #1a1a1a" fo:padding="0.071cm" fo:border-right="0.6pt solid #1a1a1a" style:rotation-align="none" fo:border-top="none"/>
    </style:style>
    <style:style style:name="ce22" style:family="table-cell" style:parent-style-name="Default" style:data-style-name="N0">
      <style:table-cell-properties fo:border-bottom="none" style:diagonal-bl-tr="none" style:diagonal-tl-br="none" fo:background-color="transparent" fo:border-left="0.6pt solid #1a1a1a" fo:padding="0.071cm" fo:border-right="0.6pt solid #1a1a1a" style:rotation-align="none" fo:border-top="none"/>
    </style:style>
    <style:style style:name="ce23" style:family="table-cell" style:parent-style-name="Default" style:data-style-name="N0">
      <style:table-cell-properties fo:border-bottom="0.6pt solid #1a1a1a" fo:background-color="#ccffff" style:diagonal-bl-tr="none" style:diagonal-tl-br="none" fo:border-left="0.6pt solid #1a1a1a" fo:padding="0.071cm" fo:border-right="0.6pt solid #1a1a1a" style:rotation-align="none" fo:border-top="none"/>
    </style:style>
    <style:style style:name="ce24" style:family="table-cell" style:parent-style-name="Default" style:data-style-name="N0">
      <style:table-cell-properties fo:border-bottom="0.6pt solid #1a1a1a" style:diagonal-bl-tr="none" style:diagonal-tl-br="none" fo:background-color="transparent" fo:border-left="0.6pt solid #1a1a1a" fo:padding="0.071cm" fo:border-right="0.6pt solid #1a1a1a" style:rotation-align="none" fo:border-top="none"/>
    </style:style>
    <style:style style:name="ce25" style:family="table-cell" style:parent-style-name="Default" style:data-style-name="N0">
      <style:table-cell-properties fo:background-color="transparent" fo:padding="0.071cm"/>
    </style:style>
    <style:style style:name="ce26" style:family="table-cell" style:parent-style-name="Default">
      <style:table-cell-properties style:glyph-orientation-vertical="0" fo:border-bottom="0.6pt solid #1a1a1a" style:diagonal-bl-tr="none" style:diagonal-tl-br="none" style:text-align-source="fix" style:repeat-content="false" fo:wrap-option="wrap" fo:border-left="0.6pt solid #1a1a1a" style:direction="ltr" fo:padding="0.071cm" fo:border-right="0.6pt solid #1a1a1a" style:rotation-angle="0" style:rotation-align="none" style:shrink-to-fit="false" fo:border-top="0.79pt solid #1a1a1a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fo:background-color="#fcf305" style:cell-protect="none" style:print-content="true" style:diagonal-bl-tr="none" style:diagonal-tl-br="none" fo:border-left="0.6pt solid #1a1a1a" fo:padding="0.071cm" fo:border-right="0.6pt solid #1a1a1a" style:rotation-align="none" fo:border-top="none"/>
    </style:style>
    <style:style style:name="ce28" style:family="table-cell" style:parent-style-name="Default">
      <style:table-cell-properties fo:border-bottom="none" fo:background-color="#ccffff" style:diagonal-bl-tr="none" style:diagonal-tl-br="none" fo:border-left="0.6pt solid #1a1a1a" fo:padding="0.071cm" fo:border-right="0.6pt solid #1a1a1a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0.6pt solid #1a1a1a" fo:padding="0.071cm" fo:border-right="0.6pt solid #1a1a1a" style:rotation-align="none" fo:border-top="none"/>
    </style:style>
    <style:style style:name="ce30" style:family="table-cell" style:parent-style-name="Default">
      <style:table-cell-properties fo:border-bottom="0.6pt solid #1a1a1a" fo:background-color="#ccffff" style:diagonal-bl-tr="none" style:diagonal-tl-br="none" fo:border-left="0.6pt solid #1a1a1a" fo:padding="0.071cm" fo:border-right="0.6pt solid #1a1a1a" style:rotation-align="none" fo:border-top="none"/>
    </style:style>
    <style:style style:name="ce31" style:family="table-cell" style:parent-style-name="Default">
      <style:table-cell-properties fo:border-bottom="0.6pt solid #1a1a1a" style:diagonal-bl-tr="none" style:diagonal-tl-br="none" fo:background-color="transparent" fo:border-left="0.6pt solid #1a1a1a" fo:padding="0.071cm" fo:border-right="0.6pt solid #1a1a1a" style:rotation-align="none" fo:border-top="none"/>
    </style:style>
    <style:style style:name="ce32" style:family="table-cell" style:parent-style-name="Default">
      <style:table-cell-properties fo:border-bottom="none" fo:background-color="#ccffff" style:diagonal-bl-tr="none" style:diagonal-tl-br="none" fo:border-left="0.6pt solid #1a1a1a" fo:padding="0.071cm" fo:border-right="0.6pt solid #1a1a1a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fo:background-color="#fcf305" style:cell-protect="none" style:print-content="true" style:diagonal-bl-tr="none" style:diagonal-tl-br="none" fo:border-left="0.6pt solid #1a1a1a" fo:padding="0.071cm" fo:border-right="0.6pt solid #1a1a1a" style:rotation-align="none" fo:border-top="0.6pt solid #1a1a1a"/>
    </style:style>
    <style:style style:name="ce34" style:family="table-cell" style:parent-style-name="Default">
      <style:table-cell-properties fo:border-bottom="none" style:diagonal-bl-tr="none" style:diagonal-tl-br="none" fo:border-left="0.6pt solid #1a1a1a" fo:padding="0.071cm" fo:border-right="0.6pt solid #1a1a1a" style:rotation-align="none" fo:border-top="none"/>
    </style:style>
    <style:style style:name="ce35" style:family="table-cell" style:parent-style-name="Default">
      <style:table-cell-properties fo:border-bottom="0.6pt solid #1a1a1a" style:diagonal-bl-tr="none" style:diagonal-tl-br="none" fo:border-left="0.6pt solid #1a1a1a" fo:padding="0.071cm" fo:border-right="0.6pt solid #1a1a1a" style:rotation-align="none" fo:border-top="none"/>
    </style:style>
    <style:style style:name="ce36" style:family="table-cell" style:parent-style-name="Default">
      <style:table-cell-properties fo:border-bottom="0.6pt solid #1a1a1a" style:diagonal-bl-tr="none" style:diagonal-tl-br="none" fo:border-left="none" fo:padding="0.071cm" fo:border-right="none" style:rotation-align="none" fo:border-top="0.79pt solid #1a1a1a"/>
    </style:style>
    <style:style style:name="ce37" style:family="table-cell" style:parent-style-name="Default">
      <style:table-cell-properties style:diagonal-bl-tr="none" style:diagonal-tl-br="none" fo:background-color="transparent" fo:border="0.6pt solid #1a1a1a" fo:padding="0.071cm" style:rotation-align="none"/>
    </style:style>
    <style:style style:name="ce38" style:family="table-cell" style:parent-style-name="Default">
      <style:table-cell-properties fo:border-bottom="none" fo:background-color="#ccffff" style:diagonal-bl-tr="none" style:diagonal-tl-br="none" fo:border-left="0.6pt solid #1a1a1a" fo:padding="0.071cm" fo:border-right="0.6pt solid #1a1a1a" style:rotation-align="none" fo:border-top="0.6pt solid #1a1a1a"/>
    </style:style>
    <style:style style:name="ce39" style:family="table-cell" style:parent-style-name="Default" style:data-style-name="N3">
      <style:table-cell-properties fo:border-bottom="none" style:diagonal-bl-tr="none" style:diagonal-tl-br="none" fo:background-color="transparent" fo:border-left="0.6pt solid #1a1a1a" fo:padding="0.071cm" fo:border-right="0.6pt solid #1a1a1a" style:rotation-align="none" fo:border-top="none"/>
    </style:style>
    <style:style style:name="ce40" style:family="table-cell" style:parent-style-name="Default">
      <style:table-cell-properties fo:border-bottom="0.6pt solid #1a1a1a" fo:background-color="#fcf305" style:cell-protect="none" style:print-content="true" style:diagonal-bl-tr="none" style:diagonal-tl-br="none" fo:border-left="0.6pt solid #1a1a1a" fo:padding="0.071cm" fo:border-right="0.6pt solid #1a1a1a" style:rotation-align="none" fo:border-top="none"/>
    </style:style>
    <style:style style:name="ce41" style:family="table-cell" style:parent-style-name="Default" style:data-style-name="N3">
      <style:table-cell-properties fo:border-bottom="none" fo:background-color="#ccffff" style:diagonal-bl-tr="none" style:diagonal-tl-br="none" fo:border-left="0.6pt solid #1a1a1a" fo:padding="0.071cm" fo:border-right="0.6pt solid #1a1a1a" style:rotation-align="none" fo:border-top="none"/>
    </style:style>
    <style:style style:name="ce42" style:family="table-cell" style:parent-style-name="Default">
      <style:table-cell-properties style:glyph-orientation-vertical="0" fo:border-bottom="0.6pt solid #1a1a1a" style:diagonal-bl-tr="none" style:diagonal-tl-br="none" style:text-align-source="fix" style:repeat-content="false" fo:wrap-option="wrap" fo:border-left="0.6pt solid #1a1a1a" style:direction="ltr" fo:padding="0.071cm" fo:border-right="none" style:rotation-angle="0" style:rotation-align="none" style:shrink-to-fit="false" fo:border-top="0.79pt solid #1a1a1a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fo:background-color="#ccffff" style:diagonal-bl-tr="none" style:diagonal-tl-br="none" fo:border-left="0.6pt solid #1a1a1a" fo:padding="0.071cm" fo:border-right="none" style:rotation-align="none" fo:border-top="0.6pt solid #1a1a1a"/>
    </style:style>
    <style:style style:name="ce44" style:family="table-cell" style:parent-style-name="Default">
      <style:table-cell-properties fo:border-bottom="none" fo:background-color="#ccffff" style:diagonal-bl-tr="none" style:diagonal-tl-br="none" fo:border-left="0.6pt solid #1a1a1a" fo:padding="0.071cm" fo:border-right="none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0.6pt solid #1a1a1a" fo:padding="0.071cm" fo:border-right="none" style:rotation-align="none" fo:border-top="none"/>
    </style:style>
    <style:style style:name="ce46" style:family="table-cell" style:parent-style-name="Default">
      <style:table-cell-properties fo:border-bottom="0.6pt solid #1a1a1a" fo:background-color="#fcf305" style:cell-protect="none" style:print-content="true" style:diagonal-bl-tr="none" style:diagonal-tl-br="none" fo:border-left="0.6pt solid #1a1a1a" fo:padding="0.071cm" fo:border-right="none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0.6pt solid #1a1a1a" fo:padding="0.071cm" fo:border-right="none" style:rotation-align="none" fo:border-top="none"/>
    </style:style>
    <style:style style:name="ce48" style:family="table-cell" style:parent-style-name="Default">
      <style:table-cell-properties fo:background-color="#fcf305" style:cell-protect="none" style:print-content="true" style:diagonal-bl-tr="none" style:diagonal-tl-br="none" fo:border="0.6pt solid #1a1a1a" fo:padding="0.071cm" style:rotation-align="none"/>
    </style:style>
    <style:style style:name="ce49" style:family="table-cell" style:parent-style-name="Default">
      <style:table-cell-properties fo:border-bottom="0.6pt solid #1a1a1a" style:diagonal-bl-tr="none" style:diagonal-tl-br="none" fo:border-left="0.6pt solid #dd0806" fo:padding="0.071cm" fo:border-right="none" style:rotation-align="none" fo:border-top="0.79pt solid #1a1a1a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fo:border-bottom="none" fo:background-color="#ccffff" style:diagonal-bl-tr="none" style:diagonal-tl-br="none" fo:border-left="0.6pt solid #dd0806" fo:padding="0.071cm" fo:border-right="0.6pt solid #1a1a1a" style:rotation-align="none" fo:border-top="0.6pt solid #1a1a1a"/>
    </style:style>
    <style:style style:name="ce51" style:family="table-cell" style:parent-style-name="Default">
      <style:table-cell-properties fo:border-bottom="none" fo:background-color="#ccffff" style:diagonal-bl-tr="none" style:diagonal-tl-br="none" fo:border-left="0.6pt solid #dd0806" fo:padding="0.071cm" fo:border-right="0.6pt solid #1a1a1a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fo:border-left="0.6pt solid #dd0806" fo:padding="0.071cm" fo:border-right="0.6pt solid #1a1a1a" style:rotation-align="none" fo:border-top="none"/>
    </style:style>
    <style:style style:name="ce53" style:family="table-cell" style:parent-style-name="Default">
      <style:table-cell-properties fo:border-bottom="0.6pt solid #1a1a1a" fo:background-color="#ccffff" style:diagonal-bl-tr="none" style:diagonal-tl-br="none" fo:border-left="0.6pt solid #dd0806" fo:padding="0.071cm" fo:border-right="0.6pt solid #1a1a1a" style:rotation-align="none" fo:border-top="none"/>
    </style:style>
    <style:style style:name="ce54" style:family="table-cell" style:parent-style-name="Default">
      <style:table-cell-properties fo:border-bottom="0.6pt solid #1a1a1a" style:diagonal-bl-tr="none" style:diagonal-tl-br="none" fo:border-left="0.6pt solid #dd0806" fo:padding="0.071cm" fo:border-right="0.6pt solid #1a1a1a" style:rotation-align="none" fo:border-top="0.79pt solid #1a1a1a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 style:data-style-name="N3">
      <style:table-cell-properties style:diagonal-bl-tr="none" style:diagonal-tl-br="none" fo:background-color="transparent" fo:border="0.6pt solid #1a1a1a" fo:padding="0.071cm" style:rotation-align="none"/>
    </style:style>
    <style:style style:name="ce56" style:family="table-cell" style:parent-style-name="Default" style:data-style-name="N3">
      <style:table-cell-properties fo:border-bottom="none" style:diagonal-bl-tr="none" style:diagonal-tl-br="none" fo:background-color="transparent" fo:border-left="0.6pt solid #1a1a1a" fo:padding="0.071cm" fo:border-right="none" style:rotation-align="none" fo:border-top="none"/>
    </style:style>
    <style:style style:name="ce57" style:family="table-cell" style:parent-style-name="Default" style:data-style-name="N3">
      <style:table-cell-properties fo:border-bottom="none" fo:background-color="#ccffff" style:diagonal-bl-tr="none" style:diagonal-tl-br="none" fo:border-left="0.6pt solid #1a1a1a" fo:padding="0.071cm" fo:border-right="none" style:rotation-align="none" fo:border-top="none"/>
    </style:style>
    <style:style style:name="ce58" style:family="table-cell" style:parent-style-name="Default">
      <style:table-cell-properties fo:border-bottom="0.6pt solid #1a1a1a" style:diagonal-bl-tr="none" style:diagonal-tl-br="none" fo:border-left="0.6pt solid #1a1a1a" fo:padding="0.071cm" fo:border-right="none" style:rotation-align="none" fo:border-top="none"/>
    </style:style>
    <style:style style:name="ce59" style:family="table-cell" style:parent-style-name="Default">
      <style:table-cell-properties fo:border-bottom="0.6pt solid #1a1a1a" fo:background-color="#ccffff" style:diagonal-bl-tr="none" style:diagonal-tl-br="none" fo:border-left="0.6pt solid #1a1a1a" fo:padding="0.071cm" fo:border-right="none" style:rotation-align="none" fo:border-top="none"/>
    </style:style>
    <style:style style:name="ce60" style:family="table-cell" style:parent-style-name="Default">
      <style:table-cell-properties fo:border-bottom="0.6pt solid #1a1a1a" style:diagonal-bl-tr="none" style:diagonal-tl-br="none" fo:border-left="0.6pt solid #dd0806" fo:padding="0.071cm" fo:border-right="0.6pt solid #1a1a1a" style:rotation-align="none" fo:border-top="none"/>
    </style:style>
    <style:style style:name="ce61" style:family="table-cell" style:parent-style-name="Default">
      <style:table-cell-properties fo:border-bottom="0.6pt solid #1a1a1a" fo:background-color="#ccffff" style:diagonal-bl-tr="none" style:diagonal-tl-br="none" fo:border-left="0.6pt solid #1a1a1a" fo:padding="0.071cm" fo:border-right="0.6pt solid #1a1a1a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ccffff" style:diagonal-bl-tr="none" style:diagonal-tl-br="none" fo:border-left="0.6pt solid #dd0806" fo:padding="0.071cm" fo:border-right="none" style:rotation-align="none" fo:border-top="none"/>
    </style:style>
    <style:style style:name="ce63" style:family="table-cell" style:parent-style-name="Default">
      <style:table-cell-properties fo:border-bottom="0.6pt solid #1a1a1a" style:diagonal-bl-tr="none" style:diagonal-tl-br="none" fo:border-left="0.6pt solid #dd0806" fo:padding="0.071cm" fo:border-right="none" style:rotation-align="none" fo:border-top="none"/>
    </style:style>
    <style:style style:name="ce64" style:family="table-cell" style:parent-style-name="Default">
      <style:table-cell-properties fo:border-bottom="none" style:diagonal-bl-tr="none" style:diagonal-tl-br="none" fo:border-left="0.6pt solid #dd0806" fo:padding="0.071cm" fo:border-right="none" style:rotation-align="none" fo:border-top="none"/>
    </style:style>
    <style:style style:name="ce65" style:family="table-cell" style:parent-style-name="Default">
      <style:table-cell-properties fo:border-bottom="0.6pt solid #1a1a1a" fo:background-color="#ccffff" style:diagonal-bl-tr="none" style:diagonal-tl-br="none" fo:border-left="0.6pt solid #dd0806" fo:padding="0.071cm" fo:border-right="none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fo:background-color="transparent" fo:border-left="0.6pt solid #1a1a1a" fo:padding="0.071cm" fo:border-right="0.6pt solid #1a1a1a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6pt solid #1a1a1a" style:direction="ltr" fo:padding="0.071cm" fo:border-right="none" style:rotation-angle="0" style:rotation-align="none" style:shrink-to-fit="false" fo:border-top="0.79pt solid #1a1a1a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6pt solid #1a1a1a" style:diagonal-bl-tr="none" style:diagonal-tl-br="none" fo:border-left="none" fo:padding="0.071cm" fo:border-right="0.6pt solid #1a1a1a" style:rotation-align="none" fo:border-top="0.79pt solid #1a1a1a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0.6pt solid #1a1a1a" style:rotation-align="none" fo:border-top="none"/>
    </style:style>
    <style:style style:name="ce73" style:family="table-cell" style:parent-style-name="Default">
      <style:table-cell-properties fo:border-bottom="0.6pt solid #1a1a1a" style:diagonal-bl-tr="none" style:diagonal-tl-br="none" fo:border-left="none" fo:padding="0.071cm" fo:border-right="0.6pt solid #1a1a1a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0.6pt solid #dd0806" fo:padding="0.071cm" fo:border-right="0.6pt solid #1a1a1a" style:rotation-align="none" fo:border-top="0.79pt solid #1a1a1a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fo:border-bottom="0.6pt solid #1a1a1a" style:diagonal-bl-tr="none" style:diagonal-tl-br="none" fo:background-color="transparent" fo:border-left="0.6pt solid #1a1a1a" fo:padding="0.071cm" fo:border-right="none" style:rotation-align="none" fo:border-top="none"/>
    </style:style>
    <style:style style:name="ce76" style:family="table-cell" style:parent-style-name="Default" style:data-style-name="N3">
      <style:table-cell-properties fo:border-bottom="0.6pt solid #1a1a1a" style:diagonal-bl-tr="none" style:diagonal-tl-br="none" fo:background-color="transparent" fo:border-left="0.6pt solid #1a1a1a" fo:padding="0.071cm" fo:border-right="none" style:rotation-align="none" fo:border-top="0.6pt solid #1a1a1a"/>
    </style:style>
    <style:style style:name="ce77" style:family="table-cell" style:parent-style-name="Default">
      <style:table-cell-properties fo:border-bottom="none" fo:background-color="#99ccff" style:diagonal-bl-tr="none" style:diagonal-tl-br="none" fo:border-left="0.6pt solid #dd0806" fo:padding="0.071cm" fo:border-right="0.6pt solid #1a1a1a" style:rotation-align="none" fo:border-top="none"/>
    </style:style>
    <style:style style:name="ce78" style:family="table-cell" style:parent-style-name="Default">
      <style:table-cell-properties fo:border-bottom="none" style:diagonal-bl-tr="none" style:diagonal-tl-br="none" fo:background-color="transparent" fo:border-left="0.6pt solid #dd0806" fo:padding="0.071cm" fo:border-right="0.6pt solid #1a1a1a" style:rotation-align="none" fo:border-top="none"/>
    </style:style>
    <style:style style:name="ce79" style:family="table-cell" style:parent-style-name="Default">
      <style:table-cell-properties fo:border-bottom="0.6pt solid #1a1a1a" fo:background-color="#99ccff" style:diagonal-bl-tr="none" style:diagonal-tl-br="none" fo:border-left="0.6pt solid #dd0806" fo:padding="0.071cm" fo:border-right="0.6pt solid #1a1a1a" style:rotation-align="none" fo:border-top="none"/>
    </style:style>
    <style:style style:name="ce80" style:family="table-cell" style:parent-style-name="Default">
      <style:table-cell-properties fo:border-bottom="0.6pt solid #1a1a1a" style:diagonal-bl-tr="none" style:diagonal-tl-br="none" fo:background-color="transparent" fo:border-left="0.6pt solid #dd0806" fo:padding="0.071cm" fo:border-right="0.6pt solid #1a1a1a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9pt solid #1a1a1a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0.6pt solid #dd0806" fo:padding="0.071cm" fo:border-right="0.6pt solid #1a1a1a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99ccff" style:diagonal-bl-tr="none" style:diagonal-tl-br="none" fo:border-left="0.6pt solid #dd0806" fo:padding="0.071cm" fo:border-right="0.6pt solid #1a1a1a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6pt solid #1a1a1a" style:diagonal-bl-tr="none" style:diagonal-tl-br="none" fo:border-left="0.6pt solid #dd0806" fo:padding="0.071cm" fo:border-right="0.6pt solid #1a1a1a" style:rotation-align="none" fo:border-top="0.6pt solid #1a1a1a"/>
    </style:style>
    <style:style style:name="ce85" style:family="table-cell" style:parent-style-name="Default">
      <style:table-cell-properties fo:border-bottom="none" fo:background-color="#ccffff" style:diagonal-bl-tr="none" style:diagonal-tl-br="none" fo:border-left="0.6pt solid #1a1a1a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2pt solid #1a1a1a" style:diagonal-bl-tr="none" style:diagonal-tl-br="none" fo:border-left="none" fo:padding="0.071cm" fo:border-right="none" style:rotation-align="none" fo:border-top="non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212121" style:text-outline="false" style:text-line-through-style="none" style:text-position="0% 100%" fo:font-family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12121" style:text-outline="false" style:text-line-through-style="none" style:text-position="0% 100%" fo:font-family="Tahoma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family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onversions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4" table:default-cell-style-name="ce9"/>
        <table:table-column table:style-name="co2" table:number-columns-repeated="5" table:default-cell-style-name="ce9"/>
        <table:table-column table:style-name="co11" table:number-columns-repeated="4" table:default-cell-style-name="ce9"/>
        <table:table-column table:style-name="co12" table:default-cell-style-name="ce9"/>
        <table:table-column table:style-name="co11" table:number-columns-repeated="230" table:default-cell-style-name="ce9"/>
        <table:table-column table:style-name="co11" table:number-columns-repeated="769" table:default-cell-style-name="Default"/>
        <table:table-row table:style-name="ro1">
          <table:table-cell table:style-name="ce2" office:value-type="string">
            <text:p>Length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19" office:value-type="string">
            <text:p/>
            <text:p>mils</text:p>
          </table:table-cell>
          <table:table-cell table:style-name="ce19" office:value-type="string">
            <text:p/>
            <text:p>inches</text:p>
          </table:table-cell>
          <table:table-cell table:style-name="ce19" office:value-type="string">
            <text:p/>
            <text:p>feet</text:p>
          </table:table-cell>
          <table:table-cell table:style-name="ce19" office:value-type="string">
            <text:p/>
            <text:p>yards</text:p>
          </table:table-cell>
          <table:table-cell table:style-name="ce19" office:value-type="string">
            <text:p/>
            <text:p>miles</text:p>
          </table:table-cell>
          <table:table-cell table:style-name="ce19" office:value-type="string">
            <text:p/>
            <text:p><text:s/>nautical miles</text:p>
          </table:table-cell>
          <table:table-cell table:style-name="ce19" office:value-type="string">
            <text:p/>
            <text:p>microns</text:p>
          </table:table-cell>
          <table:table-cell table:style-name="ce19" office:value-type="string">
            <text:p/>
            <text:p>millimeters</text:p>
          </table:table-cell>
          <table:table-cell table:style-name="ce19" office:value-type="string">
            <text:p>centimeters</text:p>
          </table:table-cell>
          <table:table-cell table:style-name="ce19" office:value-type="string">
            <text:p/>
            <text:p>meters</text:p>
          </table:table-cell>
          <table:table-cell table:style-name="ce19" office:value-type="string">
            <text:p/>
            <text:p>kilometers</text:p>
          </table:table-cell>
          <table:table-cell table:style-name="ce19" office:value-type="string">
            <text:p/>
            <text:p>Furlong</text:p>
          </table:table-cell>
          <table:table-cell table:style-name="ce19" office:value-type="string">
            <text:p/>
            <text:p>rods</text:p>
          </table:table-cell>
          <table:table-cell table:style-name="ce70" office:value-type="string">
            <text:p/>
            <text:p>light years</text:p>
          </table:table-cell>
          <table:table-cell table:style-name="ce74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3" office:value-type="string">
            <text:p>mils</text:p>
          </table:table-cell>
          <table:table-cell table:style-name="ce20" office:value-type="float" office:value="1">
            <text:p>1</text:p>
          </table:table-cell>
          <table:table-cell table:style-name="ce28" table:formula="of:=[.C$4]*1000" office:value-type="float" office:value="1000">
            <text:p>1000</text:p>
          </table:table-cell>
          <table:table-cell table:style-name="ce28" table:formula="of:=[.D$5]*12*1000" office:value-type="float" office:value="12000">
            <text:p>12000</text:p>
          </table:table-cell>
          <table:table-cell table:style-name="ce28" table:formula="of:=[.E$6]*36*1000" office:value-type="float" office:value="36000">
            <text:p>36000</text:p>
          </table:table-cell>
          <table:table-cell table:style-name="ce28" table:formula="of:=[.F$7]*5280*12*1000" office:value-type="float" office:value="63360000">
            <text:p>63360000</text:p>
          </table:table-cell>
          <table:table-cell table:style-name="ce28" table:formula="of:=[.G$8]*6076*12*1000" office:value-type="float" office:value="72912000">
            <text:p>72912000</text:p>
          </table:table-cell>
          <table:table-cell table:style-name="ce28" table:formula="of:=[.H$9]/25.4" office:value-type="float" office:value="0.0393700787401575">
            <text:p>0.0393700787</text:p>
          </table:table-cell>
          <table:table-cell table:style-name="ce28" table:formula="of:=[.I$10]/25.4*1000" office:value-type="float" office:value="39.3700787401575">
            <text:p>39.3700787402</text:p>
          </table:table-cell>
          <table:table-cell table:style-name="ce28" table:formula="of:=[.J$11]/2.54*1000" office:value-type="float" office:value="393.700787401575">
            <text:p>393.7007874016</text:p>
          </table:table-cell>
          <table:table-cell table:style-name="ce28" table:formula="of:=[.K$12]/25.4*1000*1000" office:value-type="float" office:value="39370.0787401575">
            <text:p>39370.0787401575</text:p>
          </table:table-cell>
          <table:table-cell table:style-name="ce28" table:formula="of:=[.L$13]/25.4*1000*1000*1000" office:value-type="float" office:value="39370078.7401575">
            <text:p>39370078.7401575</text:p>
          </table:table-cell>
          <table:table-cell table:style-name="ce28" table:formula="of:=[.M$14]*660*12*1000" office:value-type="float" office:value="7920000">
            <text:p>7920000</text:p>
          </table:table-cell>
          <table:table-cell table:style-name="ce28" table:formula="of:=[.N$15]*16.5*12*1000" office:value-type="float" office:value="198000">
            <text:p>198000</text:p>
          </table:table-cell>
          <table:table-cell table:style-name="ce44" table:formula="of:=[.O$16]*299792458*(365*24*60*60+5*60*60+48*600+46)*1000*1000/25.4" office:value-type="float" office:value="3.72767678463601E+020">
            <text:p>372767678463601000000</text:p>
          </table:table-cell>
          <table:table-cell table:style-name="ce77"/>
          <table:table-cell table:number-columns-repeated="1008"/>
        </table:table-row>
        <table:table-row table:style-name="ro3">
          <table:table-cell table:style-name="ce3" office:value-type="string">
            <text:p>inches</text:p>
          </table:table-cell>
          <table:table-cell table:style-name="ce21" table:formula="of:=[.B$3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28" table:formula="of:=[.D$5]*12" office:value-type="float" office:value="12">
            <text:p>12</text:p>
          </table:table-cell>
          <table:table-cell table:style-name="ce28" table:formula="of:=[.E$6]*36" office:value-type="float" office:value="36">
            <text:p>36</text:p>
          </table:table-cell>
          <table:table-cell table:style-name="ce28" table:formula="of:=[.F$7]*5280*12" office:value-type="float" office:value="63360">
            <text:p>63360</text:p>
          </table:table-cell>
          <table:table-cell table:style-name="ce28" table:formula="of:=[.G$8]*6076*12" office:value-type="float" office:value="72912">
            <text:p>72912</text:p>
          </table:table-cell>
          <table:table-cell table:style-name="ce28" table:formula="of:=[.H$9]/25.4/1000" office:value-type="float" office:value="0.0000393700787401575">
            <text:p>3.93700787401575E-005</text:p>
          </table:table-cell>
          <table:table-cell table:style-name="ce28" table:formula="of:=[.I$10]/25.4" office:value-type="float" office:value="0.0393700787401575">
            <text:p>0.0393700787</text:p>
          </table:table-cell>
          <table:table-cell table:style-name="ce28" table:formula="of:=[.J$11]/2.54" office:value-type="float" office:value="0.393700787401575">
            <text:p>0.3937007874</text:p>
          </table:table-cell>
          <table:table-cell table:style-name="ce28" table:formula="of:=[.K$12]/25.4*1000" office:value-type="float" office:value="39.3700787401575">
            <text:p>39.3700787402</text:p>
          </table:table-cell>
          <table:table-cell table:style-name="ce28" table:formula="of:=[.L$13]/25.4*1000*1000" office:value-type="float" office:value="39370.0787401575">
            <text:p>39370.0787401575</text:p>
          </table:table-cell>
          <table:table-cell table:style-name="ce28" table:formula="of:=[.M$14]*660*12" office:value-type="float" office:value="7920">
            <text:p>7920</text:p>
          </table:table-cell>
          <table:table-cell table:style-name="ce28" table:formula="of:=[.N$15]*16.5*12" office:value-type="float" office:value="198">
            <text:p>198</text:p>
          </table:table-cell>
          <table:table-cell table:style-name="ce44" table:formula="of:=[.O$16]*299792458*(365*24*60*60+5*60*60+48*600+46)*1000/25.4" office:value-type="float" office:value="3.72767678463601E+017">
            <text:p>372767678463601000</text:p>
          </table:table-cell>
          <table:table-cell table:style-name="ce77"/>
          <table:table-cell table:number-columns-repeated="1008"/>
        </table:table-row>
        <table:table-row table:style-name="ro3">
          <table:table-cell table:style-name="ce4" office:value-type="string">
            <text:p>feet</text:p>
          </table:table-cell>
          <table:table-cell table:style-name="ce22" table:formula="of:=[.B$3]/1000/12" office:value-type="float" office:value="0.0000833333333333333">
            <text:p>8.33333333333333E-005</text:p>
          </table:table-cell>
          <table:table-cell table:style-name="ce29" table:formula="of:=[.C$4]/12" office:value-type="float" office:value="0.0833333333333333">
            <text:p>0.0833333333</text:p>
          </table:table-cell>
          <table:table-cell table:style-name="ce27" office:value-type="float" office:value="1">
            <text:p>1</text:p>
          </table:table-cell>
          <table:table-cell table:style-name="ce29" table:formula="of:=[.E$6]*3" office:value-type="float" office:value="3">
            <text:p>3</text:p>
          </table:table-cell>
          <table:table-cell table:style-name="ce29" table:formula="of:=[.F$7]*5280" office:value-type="float" office:value="5280">
            <text:p>5280</text:p>
          </table:table-cell>
          <table:table-cell table:style-name="ce29" table:formula="of:=[.G$8]*6076" office:value-type="float" office:value="6076">
            <text:p>6076</text:p>
          </table:table-cell>
          <table:table-cell table:style-name="ce29" table:formula="of:=[.H$9]/25.4/1000/12" office:value-type="float" office:value="0.00000328083989501312">
            <text:p>3.28083989501312E-006</text:p>
          </table:table-cell>
          <table:table-cell table:style-name="ce29" table:formula="of:=[.I$10]/25.4/12" office:value-type="float" office:value="0.00328083989501312">
            <text:p>0.0032808399</text:p>
          </table:table-cell>
          <table:table-cell table:style-name="ce29" table:formula="of:=[.J$11]/2.54/12" office:value-type="float" office:value="0.0328083989501312">
            <text:p>0.032808399</text:p>
          </table:table-cell>
          <table:table-cell table:style-name="ce29" table:formula="of:=[.K$12]/25.4*1000/12" office:value-type="float" office:value="3.28083989501312">
            <text:p>3.280839895</text:p>
          </table:table-cell>
          <table:table-cell table:style-name="ce29" table:formula="of:=[.L$13]/25.4*1000*1000/12" office:value-type="float" office:value="3280.83989501312">
            <text:p>3280.8398950131</text:p>
          </table:table-cell>
          <table:table-cell table:style-name="ce29" table:formula="of:=[.M$14]*660" office:value-type="float" office:value="660">
            <text:p>660</text:p>
          </table:table-cell>
          <table:table-cell table:style-name="ce29" table:formula="of:=[.N$15]*16.5" office:value-type="float" office:value="16.5">
            <text:p>16.5</text:p>
          </table:table-cell>
          <table:table-cell table:style-name="ce45" table:formula="of:=[.O$16]*299792458*(365*24*60*60+5*60*60+48*600+46)*1000/25.4/12" office:value-type="float" office:value="3.10639732053001E+016">
            <text:p>31063973205300100</text:p>
          </table:table-cell>
          <table:table-cell table:style-name="ce78"/>
          <table:table-cell table:number-columns-repeated="1008"/>
        </table:table-row>
        <table:table-row table:style-name="ro3">
          <table:table-cell table:style-name="ce4" office:value-type="string">
            <text:p>yards</text:p>
          </table:table-cell>
          <table:table-cell table:style-name="ce22" table:formula="of:=[.B$3]/1000/12/3" office:value-type="float" office:value="0.0000277777777777778">
            <text:p>2.77777777777778E-005</text:p>
          </table:table-cell>
          <table:table-cell table:style-name="ce29" table:formula="of:=[.C$4]/36" office:value-type="float" office:value="0.0277777777777778">
            <text:p>0.0277777778</text:p>
          </table:table-cell>
          <table:table-cell table:style-name="ce29" table:formula="of:=[.D$5]/3" office:value-type="float" office:value="0.333333333333333">
            <text:p>0.3333333333</text:p>
          </table:table-cell>
          <table:table-cell table:style-name="ce27" office:value-type="float" office:value="1">
            <text:p>1</text:p>
          </table:table-cell>
          <table:table-cell table:style-name="ce29" table:formula="of:=[.F$7]*1760" office:value-type="float" office:value="1760">
            <text:p>1760</text:p>
          </table:table-cell>
          <table:table-cell table:style-name="ce29" table:formula="of:=[.G$8]*6076/3" office:value-type="float" office:value="2025.33333333333">
            <text:p>2025.3333333333</text:p>
          </table:table-cell>
          <table:table-cell table:style-name="ce29" table:formula="of:=[.H$9]/25.4/1000/36" office:value-type="float" office:value="0.00000109361329833771">
            <text:p>1.09361329833771E-006</text:p>
          </table:table-cell>
          <table:table-cell table:style-name="ce29" table:formula="of:=[.I$10]/25.4/36" office:value-type="float" office:value="0.00109361329833771">
            <text:p>0.0010936133</text:p>
          </table:table-cell>
          <table:table-cell table:style-name="ce29" table:formula="of:=[.J$11]/2.54/36" office:value-type="float" office:value="0.0109361329833771">
            <text:p>0.010936133</text:p>
          </table:table-cell>
          <table:table-cell table:style-name="ce29" table:formula="of:=[.K$12]/25.4*1000/36" office:value-type="float" office:value="1.09361329833771">
            <text:p>1.0936132983</text:p>
          </table:table-cell>
          <table:table-cell table:style-name="ce29" table:formula="of:=[.L$13]/25.4*1000*1000/36" office:value-type="float" office:value="1093.61329833771">
            <text:p>1093.6132983377</text:p>
          </table:table-cell>
          <table:table-cell table:style-name="ce29" table:formula="of:=[.M$14]*220" office:value-type="float" office:value="220">
            <text:p>220</text:p>
          </table:table-cell>
          <table:table-cell table:style-name="ce29" table:formula="of:=[.N$15]*16.5/3" office:value-type="float" office:value="5.5">
            <text:p>5.5</text:p>
          </table:table-cell>
          <table:table-cell table:style-name="ce45" table:formula="of:=[.O$16]*299792458*(365*24*60*60+5*60*60+48*600+46)*1000/25.4/36" office:value-type="float" office:value="1.03546577351E+016">
            <text:p>10354657735100000</text:p>
          </table:table-cell>
          <table:table-cell table:style-name="ce78"/>
          <table:table-cell table:number-columns-repeated="1008"/>
        </table:table-row>
        <table:table-row table:style-name="ro3">
          <table:table-cell table:style-name="ce3" office:value-type="string">
            <text:p>Miles</text:p>
          </table:table-cell>
          <table:table-cell table:style-name="ce21" table:formula="of:=[.B$3]/1000/12/5280" office:value-type="float" office:value="0.0000000157828282828283">
            <text:p>1.57828282828283E-008</text:p>
          </table:table-cell>
          <table:table-cell table:style-name="ce28" table:formula="of:=[.C$4]/12/5280" office:value-type="float" office:value="0.0000157828282828283">
            <text:p>1.57828282828283E-005</text:p>
          </table:table-cell>
          <table:table-cell table:style-name="ce28" table:formula="of:=[.D$5]/5280" office:value-type="float" office:value="0.000189393939393939">
            <text:p>0.0001893939</text:p>
          </table:table-cell>
          <table:table-cell table:style-name="ce28" table:formula="of:=[.E$6]/1760" office:value-type="float" office:value="0.000568181818181818">
            <text:p>0.0005681818</text:p>
          </table:table-cell>
          <table:table-cell table:style-name="ce27" office:value-type="float" office:value="1">
            <text:p>1</text:p>
          </table:table-cell>
          <table:table-cell table:style-name="ce28" table:formula="of:=[.G$8]*6076/5280" office:value-type="float" office:value="1.15075757575758">
            <text:p>1.1507575758</text:p>
          </table:table-cell>
          <table:table-cell table:style-name="ce28" table:formula="of:=[.H$9]/25.4/1000/12/5280" office:value-type="float" office:value="0.000000000621371192237334">
            <text:p>6.21371192237334E-010</text:p>
          </table:table-cell>
          <table:table-cell table:style-name="ce28" table:formula="of:=[.I$10]/25.4/12/5280" office:value-type="float" office:value="0.000000621371192237334">
            <text:p>6.21371192237334E-007</text:p>
          </table:table-cell>
          <table:table-cell table:style-name="ce28" table:formula="of:=[.J$11]/2.54/12/5280" office:value-type="float" office:value="0.00000621371192237334">
            <text:p>6.21371192237334E-006</text:p>
          </table:table-cell>
          <table:table-cell table:style-name="ce28" table:formula="of:=[.K$12]/25.4*1000/12/5280" office:value-type="float" office:value="0.000621371192237334">
            <text:p>0.0006213712</text:p>
          </table:table-cell>
          <table:table-cell table:style-name="ce28" table:formula="of:=[.L$13]/25.4*1000*1000/12/5280" office:value-type="float" office:value="0.621371192237334">
            <text:p>0.6213711922</text:p>
          </table:table-cell>
          <table:table-cell table:style-name="ce28" table:formula="of:=[.M$14]/8" office:value-type="float" office:value="0.125">
            <text:p>0.125</text:p>
          </table:table-cell>
          <table:table-cell table:style-name="ce28" table:formula="of:=[.N$15]*16.5/5280" office:value-type="float" office:value="0.003125">
            <text:p>0.003125</text:p>
          </table:table-cell>
          <table:table-cell table:style-name="ce44" table:formula="of:=[.O$16]*299792458*(365*24*60*60+5*60*60+48*600+46)*1000/25.4/12/5280" office:value-type="float" office:value="5883328258579.56">
            <text:p>5883328258579.56</text:p>
          </table:table-cell>
          <table:table-cell table:style-name="ce77"/>
          <table:table-cell table:number-columns-repeated="1008"/>
        </table:table-row>
        <table:table-row table:style-name="ro3">
          <table:table-cell table:style-name="ce5" office:value-type="string">
            <office:annotation draw:style-name="gr1" draw:text-style-name="P1" svg:width="4.015cm" svg:height="2.256cm" svg:x="7.54cm" svg:y="1.728cm" draw:caption-point-x="-4.092cm" draw:caption-point-y="2.16cm">
              <dc:date>2014-02-18T00:00:00</dc:date>
              <text:p text:style-name="P1"><text:span text:style-name="T1">1852m or 6076 ft. <text:s/>Standardized in 1959 as the average length of one minute of arc on a great circle of the earth.</text:span></text:p>
              <text:p text:style-name="P1"><text:span text:style-name="T1"/></text:p>
            </office:annotation>
            <text:p>nautical miles</text:p>
          </table:table-cell>
          <table:table-cell table:style-name="ce23" table:formula="of:=[.B$3]/1000/12/6076" office:value-type="float" office:value="0.0000000137151634847487">
            <text:p>1.37151634847487E-008</text:p>
          </table:table-cell>
          <table:table-cell table:style-name="ce30" table:formula="of:=[.C$4]/12/6076" office:value-type="float" office:value="0.0000137151634847487">
            <text:p>1.37151634847487E-005</text:p>
          </table:table-cell>
          <table:table-cell table:style-name="ce30" table:formula="of:=[.D$5]/6076" office:value-type="float" office:value="0.000164581961816985">
            <text:p>0.000164582</text:p>
          </table:table-cell>
          <table:table-cell table:style-name="ce30" table:formula="of:=[.E$6]*3/6076" office:value-type="float" office:value="0.000493745885450955">
            <text:p>0.0004937459</text:p>
          </table:table-cell>
          <table:table-cell table:style-name="ce30" table:formula="of:=[.F$7]*5280/6076" office:value-type="float" office:value="0.86899275839368">
            <text:p>0.8689927584</text:p>
          </table:table-cell>
          <table:table-cell table:style-name="ce40" office:value-type="float" office:value="1">
            <text:p>1</text:p>
          </table:table-cell>
          <table:table-cell table:style-name="ce30" table:formula="of:=[.H$9]/25.4/1000/12/6076" office:value-type="float" office:value="0.00000000053996706632869">
            <text:p>5.3996706632869E-010</text:p>
          </table:table-cell>
          <table:table-cell table:style-name="ce30" table:formula="of:=[.I$10]/25.4/12/6076" office:value-type="float" office:value="0.000000539967066328691">
            <text:p>0.00000054</text:p>
          </table:table-cell>
          <table:table-cell table:style-name="ce30" table:formula="of:=[.J$11]/2.54/12/6076" office:value-type="float" office:value="0.00000539967066328691">
            <text:p>5.39967066328691E-006</text:p>
          </table:table-cell>
          <table:table-cell table:style-name="ce30" table:formula="of:=[.K$12]/25.4*1000/12/6076" office:value-type="float" office:value="0.000539967066328691">
            <text:p>0.0005399671</text:p>
          </table:table-cell>
          <table:table-cell table:style-name="ce30" table:formula="of:=[.L$13]/25.4*1000*1000/12/6076" office:value-type="float" office:value="0.53996706632869">
            <text:p>0.5399670663</text:p>
          </table:table-cell>
          <table:table-cell table:style-name="ce30" table:formula="of:=[.M$14]*660/6076" office:value-type="float" office:value="0.10862409479921">
            <text:p>0.1086240948</text:p>
          </table:table-cell>
          <table:table-cell table:style-name="ce30" table:formula="of:=[.N$15]*16.5/6076" office:value-type="float" office:value="0.00271560236998025">
            <text:p>0.0027156024</text:p>
          </table:table-cell>
          <table:table-cell table:style-name="ce59" table:formula="of:=[.O$16]*299792458*(365*24*60*60+5*60*60+48*600+46)*1000/25.4/12/6076" office:value-type="float" office:value="5112569651958.54">
            <text:p>5112569651958.54</text:p>
          </table:table-cell>
          <table:table-cell table:style-name="ce79"/>
          <table:table-cell table:style-name="ce13" table:number-columns-repeated="35"/>
          <table:table-cell table:number-columns-repeated="973"/>
        </table:table-row>
        <table:table-row table:style-name="ro3">
          <table:table-cell table:style-name="ce6" office:value-type="string">
            <text:p>Microns (um)</text:p>
          </table:table-cell>
          <table:table-cell table:style-name="ce22" table:formula="of:=[.B$3]*25.4" office:value-type="float" office:value="25.4">
            <text:p>25.4</text:p>
          </table:table-cell>
          <table:table-cell table:style-name="ce29" table:formula="of:=[.C$4]*25.4*1000" office:value-type="float" office:value="25400">
            <text:p>25400</text:p>
          </table:table-cell>
          <table:table-cell table:style-name="ce29" table:formula="of:=[.D$5]*12*1000*25.4" office:value-type="float" office:value="304800">
            <text:p>304800</text:p>
          </table:table-cell>
          <table:table-cell table:style-name="ce29" table:formula="of:=[.E$6]*36*1000*25.4" office:value-type="float" office:value="914400">
            <text:p>914400</text:p>
          </table:table-cell>
          <table:table-cell table:style-name="ce29" table:formula="of:=[.F$7]*5280*12*1000*25.4" office:value-type="float" office:value="1609344000">
            <text:p>1609344000</text:p>
          </table:table-cell>
          <table:table-cell table:style-name="ce29" table:formula="of:=[.G$8]*6076*12*1000*25.4" office:value-type="float" office:value="1851964800">
            <text:p>1851964800</text:p>
          </table:table-cell>
          <table:table-cell table:style-name="ce27" office:value-type="float" office:value="1">
            <text:p>1</text:p>
          </table:table-cell>
          <table:table-cell table:style-name="ce29" table:formula="of:=[.I$10]*1000" office:value-type="float" office:value="1000">
            <text:p>1000</text:p>
          </table:table-cell>
          <table:table-cell table:style-name="ce29" table:formula="of:=[.J$11]*10*1000" office:value-type="float" office:value="10000">
            <text:p>10000</text:p>
          </table:table-cell>
          <table:table-cell table:style-name="ce29" table:formula="of:=[.K$12]*1000*1000" office:value-type="float" office:value="1000000">
            <text:p>1000000</text:p>
          </table:table-cell>
          <table:table-cell table:style-name="ce29" table:formula="of:=[.L$13]*1000*1000*1000" office:value-type="float" office:value="1000000000">
            <text:p>1000000000</text:p>
          </table:table-cell>
          <table:table-cell table:style-name="ce29" table:formula="of:=[.M$14]*660*12*1000*25.4" office:value-type="float" office:value="201168000">
            <text:p>201168000</text:p>
          </table:table-cell>
          <table:table-cell table:style-name="ce29" table:formula="of:=[.N$15]*16.5*12*1000*25.4" office:value-type="float" office:value="5029200">
            <text:p>5029200</text:p>
          </table:table-cell>
          <table:table-cell table:style-name="ce45" table:formula="of:=[.O$16]*299792458*(365*24*60*60+5*60*60+48*600+46)*1000*1000" office:value-type="float" office:value="9.46829903297547E+021">
            <text:p>9468299032975470000000</text:p>
          </table:table-cell>
          <table:table-cell table:style-name="ce78"/>
          <table:table-cell table:style-name="ce13" table:number-columns-repeated="35"/>
          <table:table-cell table:number-columns-repeated="973"/>
        </table:table-row>
        <table:table-row table:style-name="ro3">
          <table:table-cell table:style-name="ce4" office:value-type="string">
            <text:p>millimeters (mm)</text:p>
          </table:table-cell>
          <table:table-cell table:style-name="ce22" table:formula="of:=[.B$3]*25.4/1000" office:value-type="float" office:value="0.0254">
            <text:p>0.0254</text:p>
          </table:table-cell>
          <table:table-cell table:style-name="ce29" table:formula="of:=[.C$4]*25.4" office:value-type="float" office:value="25.4">
            <text:p>25.4</text:p>
          </table:table-cell>
          <table:table-cell table:style-name="ce29" table:formula="of:=[.D$5]*12*25.4" office:value-type="float" office:value="304.8">
            <text:p>304.8</text:p>
          </table:table-cell>
          <table:table-cell table:style-name="ce29" table:formula="of:=[.E$6]*36*25.4" office:value-type="float" office:value="914.4">
            <text:p>914.4</text:p>
          </table:table-cell>
          <table:table-cell table:style-name="ce29" table:formula="of:=[.F$7]*5280*12*25.4" office:value-type="float" office:value="1609344">
            <text:p>1609344</text:p>
          </table:table-cell>
          <table:table-cell table:style-name="ce29" table:formula="of:=[.G$8]*6076*12*25.4" office:value-type="float" office:value="1851964.8">
            <text:p>1851964.8</text:p>
          </table:table-cell>
          <table:table-cell table:style-name="ce29" table:formula="of:=[.H$9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29" table:formula="of:=[.J$11]*10" office:value-type="float" office:value="10">
            <text:p>10</text:p>
          </table:table-cell>
          <table:table-cell table:style-name="ce29" table:formula="of:=[.K$12]*1000" office:value-type="float" office:value="1000">
            <text:p>1000</text:p>
          </table:table-cell>
          <table:table-cell table:style-name="ce29" table:formula="of:=[.L$13]*1000*1000" office:value-type="float" office:value="1000000">
            <text:p>1000000</text:p>
          </table:table-cell>
          <table:table-cell table:style-name="ce29" table:formula="of:=[.M$14]*660*12*25.4" office:value-type="float" office:value="201168">
            <text:p>201168</text:p>
          </table:table-cell>
          <table:table-cell table:style-name="ce29" table:formula="of:=[.N$15]*16.5*12*25.4" office:value-type="float" office:value="5029.2">
            <text:p>5029.2</text:p>
          </table:table-cell>
          <table:table-cell table:style-name="ce45" table:formula="of:=[.O$16]*299792458*(365*24*60*60+5*60*60+48*600+46)*1000" office:value-type="float" office:value="9.46829903297547E+018">
            <text:p>9468299032975470000</text:p>
          </table:table-cell>
          <table:table-cell table:style-name="ce78"/>
          <table:table-cell table:number-columns-repeated="1008"/>
        </table:table-row>
        <table:table-row table:style-name="ro3">
          <table:table-cell table:style-name="ce3" office:value-type="string">
            <text:p>Centimeters (cm)</text:p>
          </table:table-cell>
          <table:table-cell table:style-name="ce21" table:formula="of:=[.B$3]*25.4/1000/10" office:value-type="float" office:value="0.00254">
            <text:p>0.00254</text:p>
          </table:table-cell>
          <table:table-cell table:style-name="ce28" table:formula="of:=[.C$4]*25.4/10" office:value-type="float" office:value="2.54">
            <text:p>2.54</text:p>
          </table:table-cell>
          <table:table-cell table:style-name="ce28" table:formula="of:=[.D$5]*12*2.54" office:value-type="float" office:value="30.48">
            <text:p>30.48</text:p>
          </table:table-cell>
          <table:table-cell table:style-name="ce28" table:formula="of:=[.E$6]*36*2.54" office:value-type="float" office:value="91.44">
            <text:p>91.44</text:p>
          </table:table-cell>
          <table:table-cell table:style-name="ce28" table:formula="of:=[.F$7]*5280*12*2.54" office:value-type="float" office:value="160934.4">
            <text:p>160934.4</text:p>
          </table:table-cell>
          <table:table-cell table:style-name="ce28" table:formula="of:=[.G$8]*6076*12*2.54" office:value-type="float" office:value="185196.48">
            <text:p>185196.48</text:p>
          </table:table-cell>
          <table:table-cell table:style-name="ce28" table:formula="of:=[.H$9]/1000/10" office:value-type="float" office:value="0.0001">
            <text:p>0.0001</text:p>
          </table:table-cell>
          <table:table-cell table:style-name="ce28" table:formula="of:=[.I$10]/10" office:value-type="float" office:value="0.1">
            <text:p>0.1</text:p>
          </table:table-cell>
          <table:table-cell table:style-name="ce27" office:value-type="float" office:value="1">
            <text:p>1</text:p>
          </table:table-cell>
          <table:table-cell table:style-name="ce28" table:formula="of:=[.K$12]*100" office:value-type="float" office:value="100">
            <text:p>100</text:p>
          </table:table-cell>
          <table:table-cell table:style-name="ce28" table:formula="of:=[.L$13]*1000*100" office:value-type="float" office:value="100000">
            <text:p>100000</text:p>
          </table:table-cell>
          <table:table-cell table:style-name="ce28" table:formula="of:=[.M$14]*660*12*2.54" office:value-type="float" office:value="20116.8">
            <text:p>20116.8</text:p>
          </table:table-cell>
          <table:table-cell table:style-name="ce28" table:formula="of:=[.N$15]*16.5*12*2.54" office:value-type="float" office:value="502.92">
            <text:p>502.92</text:p>
          </table:table-cell>
          <table:table-cell table:style-name="ce44" table:formula="of:=[.O$16]*299792458*(365*24*60*60+5*60*60+48*600+46)*100" office:value-type="float" office:value="9.46829903297547E+017">
            <text:p>946829903297547000</text:p>
          </table:table-cell>
          <table:table-cell table:style-name="ce77"/>
          <table:table-cell table:number-columns-repeated="1008"/>
        </table:table-row>
        <table:table-row table:style-name="ro3">
          <table:table-cell table:style-name="ce3" office:value-type="string">
            <text:p>meters</text:p>
          </table:table-cell>
          <table:table-cell table:style-name="ce21" table:formula="of:=[.B$3]*25.4/1000/1000" office:value-type="float" office:value="0.0000254">
            <text:p>0.0000254</text:p>
          </table:table-cell>
          <table:table-cell table:style-name="ce28" table:formula="of:=[.C$4]*25.4/1000" office:value-type="float" office:value="0.0254">
            <text:p>0.0254</text:p>
          </table:table-cell>
          <table:table-cell table:style-name="ce28" table:formula="of:=[.D$5]*12*25.4/1000" office:value-type="float" office:value="0.3048">
            <text:p>0.3048</text:p>
          </table:table-cell>
          <table:table-cell table:style-name="ce28" table:formula="of:=[.E$6]*36*25.4/1000" office:value-type="float" office:value="0.9144">
            <text:p>0.9144</text:p>
          </table:table-cell>
          <table:table-cell table:style-name="ce28" table:formula="of:=[.F$7]*5280*12*25.4/1000" office:value-type="float" office:value="1609.344">
            <text:p>1609.344</text:p>
          </table:table-cell>
          <table:table-cell table:style-name="ce28" table:formula="of:=[.G$8]*6076*12*25.4/1000" office:value-type="float" office:value="1851.9648">
            <text:p>1851.9648</text:p>
          </table:table-cell>
          <table:table-cell table:style-name="ce28" table:formula="of:=[.H$9]/1000/1000" office:value-type="float" office:value="0.000001">
            <text:p>0.000001</text:p>
          </table:table-cell>
          <table:table-cell table:style-name="ce28" table:formula="of:=[.I$10]/1000" office:value-type="float" office:value="0.001">
            <text:p>0.001</text:p>
          </table:table-cell>
          <table:table-cell table:style-name="ce28" table:formula="of:=[.J$11]/100" office:value-type="float" office:value="0.01">
            <text:p>0.01</text:p>
          </table:table-cell>
          <table:table-cell table:style-name="ce27" office:value-type="float" office:value="1">
            <text:p>1</text:p>
          </table:table-cell>
          <table:table-cell table:style-name="ce28" table:formula="of:=[.L$13]*1000" office:value-type="float" office:value="1000">
            <text:p>1000</text:p>
          </table:table-cell>
          <table:table-cell table:style-name="ce28" table:formula="of:=[.M$14]*660*12*25.4/1000" office:value-type="float" office:value="201.168">
            <text:p>201.168</text:p>
          </table:table-cell>
          <table:table-cell table:style-name="ce28" table:formula="of:=[.N$15]*16.5*12*25.4/1000" office:value-type="float" office:value="5.0292">
            <text:p>5.0292</text:p>
          </table:table-cell>
          <table:table-cell table:style-name="ce44" table:formula="of:=[.O$16]*299792458*(365*24*60*60+5*60*60+48*600+46)" office:value-type="float" office:value="9.46829903297547E+015">
            <text:p>9468299032975470</text:p>
          </table:table-cell>
          <table:table-cell table:style-name="ce77"/>
          <table:table-cell table:number-columns-repeated="35"/>
          <table:table-cell table:style-name="ce18" table:number-columns-repeated="971"/>
          <table:table-cell table:number-columns-repeated="2"/>
        </table:table-row>
        <table:table-row table:style-name="ro3">
          <table:table-cell table:style-name="ce7" office:value-type="string">
            <text:p>Kilometers (km)</text:p>
          </table:table-cell>
          <table:table-cell table:style-name="ce24" table:formula="of:=[.B$3]*25.4/1000/1000/1000" office:value-type="float" office:value="0.0000000254">
            <text:p>2.54E-008</text:p>
          </table:table-cell>
          <table:table-cell table:style-name="ce31" table:formula="of:=[.C$4]*25.4/1000/1000" office:value-type="float" office:value="0.0000254">
            <text:p>0.0000254</text:p>
          </table:table-cell>
          <table:table-cell table:style-name="ce31" table:formula="of:=[.D$5]*12*25.4/1000/1000" office:value-type="float" office:value="0.0003048">
            <text:p>0.0003048</text:p>
          </table:table-cell>
          <table:table-cell table:style-name="ce31" table:formula="of:=[.E$6]*36*25.4/1000/1000" office:value-type="float" office:value="0.0009144">
            <text:p>0.0009144</text:p>
          </table:table-cell>
          <table:table-cell table:style-name="ce31" table:formula="of:=[.F$7]*5280*12*25.4/1000/1000" office:value-type="float" office:value="1.609344">
            <text:p>1.609344</text:p>
          </table:table-cell>
          <table:table-cell table:style-name="ce31" table:formula="of:=[.G$8]*6076*12*25.4/1000/1000" office:value-type="float" office:value="1.8519648">
            <text:p>1.8519648</text:p>
          </table:table-cell>
          <table:table-cell table:style-name="ce31" table:formula="of:=[.H$9]/1000/1000/1000" office:value-type="float" office:value="0.000000001">
            <text:p>0.000000001</text:p>
          </table:table-cell>
          <table:table-cell table:style-name="ce31" table:formula="of:=[.I$10]/1000/1000" office:value-type="float" office:value="0.000001">
            <text:p>0.000001</text:p>
          </table:table-cell>
          <table:table-cell table:style-name="ce31" table:formula="of:=[.J$11]/100/1000" office:value-type="float" office:value="0.00001">
            <text:p>0.00001</text:p>
          </table:table-cell>
          <table:table-cell table:style-name="ce31" table:formula="of:=[.K$12]/1000" office:value-type="float" office:value="0.001">
            <text:p>0.001</text:p>
          </table:table-cell>
          <table:table-cell table:style-name="ce40" office:value-type="float" office:value="1">
            <text:p>1</text:p>
          </table:table-cell>
          <table:table-cell table:style-name="ce31" table:formula="of:=[.M$14]*660*12*25.4/1000/1000" office:value-type="float" office:value="0.201168">
            <text:p>0.201168</text:p>
          </table:table-cell>
          <table:table-cell table:style-name="ce31" table:formula="of:=[.N$15]*16.5*12*25.4/1000/1000" office:value-type="float" office:value="0.0050292">
            <text:p>0.0050292</text:p>
          </table:table-cell>
          <table:table-cell table:style-name="ce75" table:formula="of:=[.O$16]*299792458*(365*24*60*60+5*60*60+48*600+46)/1000" office:value-type="float" office:value="9468299032975.47">
            <text:p>9468299032975.47</text:p>
          </table:table-cell>
          <table:table-cell table:style-name="ce80"/>
          <table:table-cell table:style-name="ce13" table:number-columns-repeated="35"/>
          <table:table-cell table:number-columns-repeated="973"/>
        </table:table-row>
        <table:table-row table:style-name="ro3">
          <table:table-cell table:style-name="ce4" office:value-type="string">
            <office:annotation draw:style-name="gr1" draw:text-style-name="P1" svg:width="4.015cm" svg:height="2.223cm" svg:x="7.54cm" svg:y="4.887cm" draw:caption-point-x="-4.092cm" draw:caption-point-y="1.986cm">
              <dc:date>2014-02-18T00:00:00</dc:date>
              <text:p text:style-name="P1"><text:span text:style-name="T1">1/8 mile</text:span></text:p>
              <text:p text:style-name="P1"><text:span text:style-name="T1">220 yards</text:span></text:p>
              <text:p text:style-name="P1"><text:span text:style-name="T1">660 feet</text:span></text:p>
              <text:p text:style-name="P1"><text:span text:style-name="T1">40 rods</text:span></text:p>
            </office:annotation>
            <text:p>Furlong</text:p>
          </table:table-cell>
          <table:table-cell table:style-name="ce22" table:formula="of:=[.B$3]/1000/12/660" office:value-type="float" office:value="0.000000126262626262626">
            <text:p>1.26262626262626E-007</text:p>
          </table:table-cell>
          <table:table-cell table:style-name="ce29" table:formula="of:=[.C$4]/12/660" office:value-type="float" office:value="0.000126262626262626">
            <text:p>0.0001262626</text:p>
          </table:table-cell>
          <table:table-cell table:style-name="ce29" table:formula="of:=[.D$5]/660" office:value-type="float" office:value="0.00151515151515152">
            <text:p>0.0015151515</text:p>
          </table:table-cell>
          <table:table-cell table:style-name="ce29" table:formula="of:=[.E$6]/220" office:value-type="float" office:value="0.00454545454545455">
            <text:p>0.0045454545</text:p>
          </table:table-cell>
          <table:table-cell table:style-name="ce29" table:formula="of:=[.F$7]*8" office:value-type="float" office:value="8">
            <text:p>8</text:p>
          </table:table-cell>
          <table:table-cell table:style-name="ce29" table:formula="of:=[.G$8]*6076/660" office:value-type="float" office:value="9.20606060606061">
            <text:p>9.2060606061</text:p>
          </table:table-cell>
          <table:table-cell table:style-name="ce29" table:formula="of:=[.H$9]/25.4/1000/12/660" office:value-type="float" office:value="0.00000000497096953789867">
            <text:p>0.000000005</text:p>
          </table:table-cell>
          <table:table-cell table:style-name="ce29" table:formula="of:=[.I$10]/25.4/12/660" office:value-type="float" office:value="0.00000497096953789867">
            <text:p>0.000004971</text:p>
          </table:table-cell>
          <table:table-cell table:style-name="ce29" table:formula="of:=[.J$11]/2.54/12/660" office:value-type="float" office:value="0.0000497096953789867">
            <text:p>4.97096953789867E-005</text:p>
          </table:table-cell>
          <table:table-cell table:style-name="ce29" table:formula="of:=[.K$12]/25.4*1000/12/660" office:value-type="float" office:value="0.00497096953789867">
            <text:p>0.0049709695</text:p>
          </table:table-cell>
          <table:table-cell table:style-name="ce29" table:formula="of:=[.L$13]/25.4*1000*1000/12/660" office:value-type="float" office:value="4.97096953789867">
            <text:p>4.9709695379</text:p>
          </table:table-cell>
          <table:table-cell table:style-name="ce27" office:value-type="float" office:value="1">
            <text:p>1</text:p>
          </table:table-cell>
          <table:table-cell table:style-name="ce29" table:formula="of:=[.N$15]/40" office:value-type="float" office:value="0.025">
            <text:p>0.025</text:p>
          </table:table-cell>
          <table:table-cell table:style-name="ce45" table:formula="of:=[.O$16]*299792458*(365*24*60*60+5*60*60+48*600+46)*1000/25.4/12/5280*8" office:value-type="float" office:value="47066626068636.5">
            <text:p>47066626068636.5</text:p>
          </table:table-cell>
          <table:table-cell table:style-name="ce78"/>
          <table:table-cell table:number-columns-repeated="1008"/>
        </table:table-row>
        <table:table-row table:style-name="ro3">
          <table:table-cell table:style-name="ce3" office:value-type="string">
            <office:annotation draw:style-name="gr1" draw:text-style-name="P1" svg:width="4.015cm" svg:height="2.964cm" svg:x="7.54cm" svg:y="5.279cm" draw:caption-point-x="-4.092cm" draw:caption-point-y="2.091cm">
              <dc:date>2014-02-18T00:00:00</dc:date>
              <text:p text:style-name="P1"><text:span text:style-name="T2">16.5 feet</text:span></text:p>
            </office:annotation>
            <text:p>rods</text:p>
          </table:table-cell>
          <table:table-cell table:style-name="ce21" table:formula="of:=[.B$3]/1000/12/16.5" office:value-type="float" office:value="0.00000505050505050505">
            <text:p>5.05050505050505E-006</text:p>
          </table:table-cell>
          <table:table-cell table:style-name="ce28" table:formula="of:=[.C$4]/12/16.5" office:value-type="float" office:value="0.00505050505050505">
            <text:p>0.0050505051</text:p>
          </table:table-cell>
          <table:table-cell table:style-name="ce28" table:formula="of:=[.D$5]/16.5" office:value-type="float" office:value="0.0606060606060606">
            <text:p>0.0606060606</text:p>
          </table:table-cell>
          <table:table-cell table:style-name="ce28" table:formula="of:=[.E$6]*3/16.5" office:value-type="float" office:value="0.181818181818182">
            <text:p>0.1818181818</text:p>
          </table:table-cell>
          <table:table-cell table:style-name="ce28" table:formula="of:=[.F$7]*5280/16.5" office:value-type="float" office:value="320">
            <text:p>320</text:p>
          </table:table-cell>
          <table:table-cell table:style-name="ce28" table:formula="of:=[.G$8]*6076/16.5" office:value-type="float" office:value="368.242424242424">
            <text:p>368.2424242424</text:p>
          </table:table-cell>
          <table:table-cell table:style-name="ce28" table:formula="of:=[.H$9]/25.4/1000/12/16.5" office:value-type="float" office:value="0.000000198838781515947">
            <text:p>1.98838781515947E-007</text:p>
          </table:table-cell>
          <table:table-cell table:style-name="ce28" table:formula="of:=[.I$10]/25.4/12/16.5" office:value-type="float" office:value="0.000198838781515947">
            <text:p>0.0001988388</text:p>
          </table:table-cell>
          <table:table-cell table:style-name="ce28" table:formula="of:=[.J5]/16.5" office:value-type="float" office:value="0.00198838781515947">
            <text:p>0.0019883878</text:p>
          </table:table-cell>
          <table:table-cell table:style-name="ce28" table:formula="of:=[.K$12]/25.4*1000/12/16.5" office:value-type="float" office:value="0.198838781515947">
            <text:p>0.1988387815</text:p>
          </table:table-cell>
          <table:table-cell table:style-name="ce28" table:formula="of:=[.L$13]/25.4*1000*1000/12/16.5" office:value-type="float" office:value="198.838781515947">
            <text:p>198.8387815159</text:p>
          </table:table-cell>
          <table:table-cell table:style-name="ce28" table:formula="of:=[.M$14]*40" office:value-type="float" office:value="40">
            <text:p>40</text:p>
          </table:table-cell>
          <table:table-cell table:style-name="ce27" office:value-type="float" office:value="1">
            <text:p>1</text:p>
          </table:table-cell>
          <table:table-cell table:style-name="ce45" table:formula="of:=[.O$16]*299792458*(365*24*60*60+5*60*60+48*600+46)*1000/25.4/12/16.5" office:value-type="float" office:value="1.88266504274546E+015">
            <text:p>1882665042745460</text:p>
          </table:table-cell>
          <table:table-cell table:style-name="ce77"/>
          <table:table-cell table:number-columns-repeated="1008"/>
        </table:table-row>
        <table:table-row table:style-name="ro3">
          <table:table-cell table:style-name="ce5" office:value-type="string">
            <office:annotation draw:style-name="gr1" draw:text-style-name="P1" svg:width="5.55cm" svg:height="3.599cm" svg:x="7.54cm" svg:y="6.517cm" draw:caption-point-x="-4.092cm" draw:caption-point-y="1.351cm">
              <dc:date>2014-02-18T00:00:00</dc:date>
              <text:p text:style-name="P1"><text:span text:style-name="T1">distance that light travels in one year</text:span></text:p>
              <text:p text:style-name="P1"><text:span text:style-name="T1">speed of light: exactly 299,792,458 m/s</text:span></text:p>
              <text:p text:style-name="P1"><text:span text:style-name="T1">1 yr = 365d, 5h, 48m, 46s in this definition. <text:s/>Others use 365.25d</text:span></text:p>
            </office:annotation>
            <text:p>light years</text:p>
          </table:table-cell>
          <table:table-cell table:style-name="ce23" table:formula="of:=[.B$3]*25.4/1000/1000/299792458/(365*24*60*60+5*60*60+48*600+46)" office:value-type="float" office:value="2.68263601641E-021">
            <text:p>2.68263601641E-021</text:p>
          </table:table-cell>
          <table:table-cell table:style-name="ce23" table:formula="of:=[.C$4]*25.4/1000/299792458/(365*24*60*60+5*60*60+48*600+46)" office:value-type="float" office:value="2.68263601641E-018">
            <text:p>2.68263601641E-018</text:p>
          </table:table-cell>
          <table:table-cell table:style-name="ce30" table:formula="of:=[.D$5]*12*25.4/1000/299792458/(365*24*60*60+5*60*60+48*600+46)" office:value-type="float" office:value="3.219163219692E-017">
            <text:p>3.219163219692E-017</text:p>
          </table:table-cell>
          <table:table-cell table:style-name="ce30" table:formula="of:=[.E$6]*36*25.4/1000/299792458/(365*24*60*60+5*60*60+48*600+46)" office:value-type="float" office:value="9.65748965907601E-017">
            <text:p>9.65748965907601E-017</text:p>
          </table:table-cell>
          <table:table-cell table:style-name="ce30" table:formula="of:=[.F$7]*5280*12*25.4/1000/299792458/(365*24*60*60+5*60*60+48*600+46)" office:value-type="float" office:value="0.000000000000169971817999738">
            <text:p>1.69971817999738E-013</text:p>
          </table:table-cell>
          <table:table-cell table:style-name="ce30" table:formula="of:=[.G$8]*6076*12*25.4/1000/299792458/(365*24*60*60+5*60*60+48*600+46)" office:value-type="float" office:value="0.000000000000195596357228486">
            <text:p>1.95596357228486E-013</text:p>
          </table:table-cell>
          <table:table-cell table:style-name="ce30" table:formula="of:=[.H$9]/1000/1000/299792458/(365*24*60*60+5*60*60+48*600+46)" office:value-type="float" office:value="1.05615591197244E-022">
            <text:p>1.05615591197244E-022</text:p>
          </table:table-cell>
          <table:table-cell table:style-name="ce30" table:formula="of:=[.I$10]/1000/299792458/(365*24*60*60+5*60*60+48*600+46)" office:value-type="float" office:value="1.05615591197244E-019">
            <text:p>1.05615591197244E-019</text:p>
          </table:table-cell>
          <table:table-cell table:style-name="ce30" table:formula="of:=[.J$11]/100/299792458/(365*24*60*60+5*60*60+48*600+46)" office:value-type="float" office:value="1.05615591197244E-018">
            <text:p>1.05615591197244E-018</text:p>
          </table:table-cell>
          <table:table-cell table:style-name="ce30" table:formula="of:=[.K$12]/299792458/(365*24*60*60+5*60*60+48*600+46)" office:value-type="float" office:value="1.05615591197244E-016">
            <text:p>1.05615591197244E-016</text:p>
          </table:table-cell>
          <table:table-cell table:style-name="ce30" table:formula="of:=[.L$13]*1000/299792458/(365*24*60*60+5*60*60+48*600+46)" office:value-type="float" office:value="0.000000000000105615591197244">
            <text:p>1.05615591197244E-013</text:p>
          </table:table-cell>
          <table:table-cell table:style-name="ce30" table:formula="of:=[.M$14]*660*12*25.4/1000/299792458/(365*24*60*60+5*60*60+48*600+46)" office:value-type="float" office:value="0.0000000000000212464772499672">
            <text:p>2.12464772499672E-014</text:p>
          </table:table-cell>
          <table:table-cell table:style-name="ce30" table:formula="of:=[.N$15]*16.5*12*25.4/1000/299792458/(365*24*60*60+5*60*60+48*600+46)" office:value-type="float" office:value="5.31161931249181E-016">
            <text:p>5.31161931249181E-016</text:p>
          </table:table-cell>
          <table:table-cell table:style-name="ce46" office:value-type="float" office:value="1">
            <text:p>1</text:p>
          </table:table-cell>
          <table:table-cell table:style-name="ce79"/>
          <table:table-cell table:style-name="ce13" table:number-columns-repeated="35"/>
          <table:table-cell table:number-columns-repeated="973"/>
        </table:table-row>
        <table:table-row table:style-name="ro1">
          <table:table-cell table:style-name="ce8" office:value-type="string">
            <text:p>Area</text:p>
          </table:table-cell>
          <table:table-cell table:style-name="ce25" table:number-columns-repeated="2"/>
          <table:table-cell table:number-columns-repeated="4"/>
          <table:table-cell table:style-name="ce4"/>
          <table:table-cell table:number-columns-repeated="43"/>
          <table:table-cell table:style-name="ce13" table:number-columns-repeated="971"/>
          <table:table-cell table:number-columns-repeated="2"/>
        </table:table-row>
        <table:table-row table:style-name="ro2">
          <table:table-cell table:style-name="Default"/>
          <table:table-cell table:style-name="ce26" office:value-type="string">
            <text:p/>
            <text:p>Sq Mils</text:p>
          </table:table-cell>
          <table:table-cell table:style-name="ce26" office:value-type="string">
            <text:p/>
            <text:p>Sq Inches</text:p>
          </table:table-cell>
          <table:table-cell table:style-name="ce26" office:value-type="string">
            <text:p/>
            <text:p>Sq Feet</text:p>
          </table:table-cell>
          <table:table-cell table:style-name="ce26" office:value-type="string">
            <text:p/>
            <text:p>Sq Yards</text:p>
          </table:table-cell>
          <table:table-cell table:style-name="ce26" office:value-type="string">
            <text:p/>
            <text:p>Sq Miles</text:p>
          </table:table-cell>
          <table:table-cell table:style-name="ce26" office:value-type="string">
            <text:p/>
            <text:p>Acres</text:p>
          </table:table-cell>
          <table:table-cell table:style-name="ce26" office:value-type="string">
            <text:p/>
            <text:p>Sq Microns</text:p>
          </table:table-cell>
          <table:table-cell table:style-name="ce26" office:value-type="string">
            <text:p/>
            <text:p>Sq mm</text:p>
          </table:table-cell>
          <table:table-cell table:style-name="ce26" office:value-type="string">
            <text:p/>
            <text:p>Sq cm</text:p>
          </table:table-cell>
          <table:table-cell table:style-name="ce26" office:value-type="string">
            <text:p/>
            <text:p>Sq meters</text:p>
          </table:table-cell>
          <table:table-cell table:style-name="ce26" office:value-type="string">
            <text:p/>
            <text:p>Sq Kilometers</text:p>
          </table:table-cell>
          <table:table-cell table:style-name="ce42" office:value-type="string">
            <text:p/>
            <text:p>Hectares</text:p>
          </table:table-cell>
          <table:table-cell table:style-name="ce54"/>
          <table:table-cell table:style-name="ce18"/>
          <table:table-cell table:style-name="ce81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3" office:value-type="string">
            <text:p>Sq Mils</text:p>
          </table:table-cell>
          <table:table-cell table:style-name="ce27" office:value-type="float" office:value="1">
            <text:p>1</text:p>
          </table:table-cell>
          <table:table-cell table:style-name="ce28" table:formula="of:=[.C$20]*1000000" office:value-type="float" office:value="1000000">
            <text:p>1000000</text:p>
          </table:table-cell>
          <table:table-cell table:style-name="ce28" table:formula="of:=[.D$21]*(12*1000)^2" office:value-type="float" office:value="144000000">
            <text:p>144000000</text:p>
          </table:table-cell>
          <table:table-cell table:style-name="ce28" table:formula="of:=[.E$22]*(3*12*1000)^2" office:value-type="float" office:value="1296000000">
            <text:p>1296000000</text:p>
          </table:table-cell>
          <table:table-cell table:style-name="ce28" table:formula="of:=[.F$23]*(5280*12*1000)^2" office:value-type="float" office:value="4.0144896E+015">
            <text:p>4014489600000000</text:p>
          </table:table-cell>
          <table:table-cell table:style-name="ce28" table:formula="of:=[.G$24]/(0.999998)^2*43560*(12*1000)^2" office:value-type="float" office:value="6272665090635.27">
            <text:p>6272665090635.27</text:p>
          </table:table-cell>
          <table:table-cell table:style-name="ce28" table:formula="of:=[.H$25]/(25.4)^2" office:value-type="float" office:value="0.0015500031000062">
            <text:p>0.0015500031</text:p>
          </table:table-cell>
          <table:table-cell table:style-name="ce28" table:formula="of:=[.I$26]*(1000/25.4)^2" office:value-type="float" office:value="1550.0031000062">
            <text:p>1550.0031000062</text:p>
          </table:table-cell>
          <table:table-cell table:style-name="ce28" table:formula="of:=[.J$27]*(1000/2.54)^2" office:value-type="float" office:value="155000.31000062">
            <text:p>155000.31000062</text:p>
          </table:table-cell>
          <table:table-cell table:style-name="ce28" table:formula="of:=[.K$28]*(1000*1000/25.4)^2" office:value-type="float" office:value="1550003100.0062">
            <text:p>1550003100.0062</text:p>
          </table:table-cell>
          <table:table-cell table:style-name="ce28" table:formula="of:=[.L$29]*(1000*1000*1000/25.4)^2" office:value-type="float" office:value="1.5500031000062E+015">
            <text:p>1550003100006200</text:p>
          </table:table-cell>
          <table:table-cell table:style-name="ce44" table:formula="of:=[.M$30]*10000*(1000*1000/25.4)^2" office:value-type="float" office:value="15500031000062">
            <text:p>15500031000062</text:p>
          </table:table-cell>
          <table:table-cell table:style-name="ce51"/>
          <table:table-cell table:number-columns-repeated="1010"/>
        </table:table-row>
        <table:table-row table:style-name="ro3">
          <table:table-cell table:style-name="ce3" office:value-type="string">
            <text:p>Sq Inches (sq in)</text:p>
          </table:table-cell>
          <table:table-cell table:style-name="ce28" table:formula="of:=[.B$19]/1000000" office:value-type="float" office:value="0.000001">
            <text:p>0.000001</text:p>
          </table:table-cell>
          <table:table-cell table:style-name="ce27" office:value-type="float" office:value="1">
            <text:p>1</text:p>
          </table:table-cell>
          <table:table-cell table:style-name="ce28" table:formula="of:=[.D$21]*(12)^2" office:value-type="float" office:value="144">
            <text:p>144</text:p>
          </table:table-cell>
          <table:table-cell table:style-name="ce28" table:formula="of:=[.E$22]*(3*12)^2" office:value-type="float" office:value="1296">
            <text:p>1296</text:p>
          </table:table-cell>
          <table:table-cell table:style-name="ce28" table:formula="of:=[.F$23]*(5280*12)^2" office:value-type="float" office:value="4014489600">
            <text:p>4014489600</text:p>
          </table:table-cell>
          <table:table-cell table:style-name="ce28" table:formula="of:=[.G$24]/(0.999998)^2*43560*(12)^2" office:value-type="float" office:value="6272665.09063527">
            <text:p>6272665.09063527</text:p>
          </table:table-cell>
          <table:table-cell table:style-name="ce28" table:formula="of:=[.H$25]/(25.4*1000)^2" office:value-type="float" office:value="0.0000000015500031000062">
            <text:p>1.5500031000062E-009</text:p>
          </table:table-cell>
          <table:table-cell table:style-name="ce28" table:formula="of:=[.I$26]/(25.4)^2" office:value-type="float" office:value="0.0015500031000062">
            <text:p>0.0015500031</text:p>
          </table:table-cell>
          <table:table-cell table:style-name="ce28" table:formula="of:=[.J$27]/(2.54)^2" office:value-type="float" office:value="0.15500031000062">
            <text:p>0.15500031</text:p>
          </table:table-cell>
          <table:table-cell table:style-name="ce28" table:formula="of:=[.K$28]*(1000/25.4)^2" office:value-type="float" office:value="1550.0031000062">
            <text:p>1550.0031000062</text:p>
          </table:table-cell>
          <table:table-cell table:style-name="ce28" table:formula="of:=[.L$29]*(1000*1000/25.4)^2" office:value-type="float" office:value="1550003100.0062">
            <text:p>1550003100.0062</text:p>
          </table:table-cell>
          <table:table-cell table:style-name="ce44" table:formula="of:=[.M$30]*10000*(1000/25.4)^2" office:value-type="float" office:value="15500031.000062">
            <text:p>15500031.000062</text:p>
          </table:table-cell>
          <table:table-cell table:style-name="ce51"/>
          <table:table-cell table:number-columns-repeated="1010"/>
        </table:table-row>
        <table:table-row table:style-name="ro3">
          <table:table-cell office:value-type="string">
            <text:p>Sq Feet</text:p>
          </table:table-cell>
          <table:table-cell table:style-name="ce29" table:formula="of:=[.B$19]/(1000*12)^2" office:value-type="float" office:value="0.00000000694444444444444">
            <text:p>6.94444444444444E-009</text:p>
          </table:table-cell>
          <table:table-cell table:style-name="ce29" table:formula="of:=[.C$20]/144" office:value-type="float" office:value="0.00694444444444444">
            <text:p>0.0069444444</text:p>
          </table:table-cell>
          <table:table-cell table:style-name="ce27" office:value-type="float" office:value="1">
            <text:p>1</text:p>
          </table:table-cell>
          <table:table-cell table:style-name="ce29" table:formula="of:=[.E$22]*(3)^2" office:value-type="float" office:value="9">
            <text:p>9</text:p>
          </table:table-cell>
          <table:table-cell table:style-name="ce29" table:formula="of:=[.F$23]*(5280)^2" office:value-type="float" office:value="27878400">
            <text:p>27878400</text:p>
          </table:table-cell>
          <table:table-cell table:style-name="ce29" table:formula="of:=[.G$24]/(0.999998)^2*43560" office:value-type="float" office:value="43560.1742405227">
            <text:p>43560.1742405227</text:p>
          </table:table-cell>
          <table:table-cell table:style-name="ce29" table:formula="of:=[.H$25]/(25.4*1000*12)^2" office:value-type="float" office:value="0.0000000000107639104167097">
            <text:p>1.07639104167097E-011</text:p>
          </table:table-cell>
          <table:table-cell table:style-name="ce29" table:formula="of:=[.I$26]/(25.4*12)^2" office:value-type="float" office:value="0.0000107639104167097">
            <text:p>1.07639104167097E-005</text:p>
          </table:table-cell>
          <table:table-cell table:style-name="ce29" table:formula="of:=[.J$27]/(2.54*12)^2" office:value-type="float" office:value="0.00107639104167097">
            <text:p>0.001076391</text:p>
          </table:table-cell>
          <table:table-cell table:style-name="ce29" table:formula="of:=[.K$28]*(1000/25.4/12)^2" office:value-type="float" office:value="10.7639104167097">
            <text:p>10.7639104167</text:p>
          </table:table-cell>
          <table:table-cell table:style-name="ce29" table:formula="of:=[.L$29]*(1000*1000/25.4/12)^2" office:value-type="float" office:value="10763910.4167097">
            <text:p>10763910.4167097</text:p>
          </table:table-cell>
          <table:table-cell table:style-name="ce47" table:formula="of:=[.M$30]*10000*(1000/25.4/12)^2" office:value-type="float" office:value="107639.104167097">
            <text:p>107639.104167097</text:p>
          </table:table-cell>
          <table:table-cell table:style-name="ce52"/>
          <table:table-cell table:number-columns-repeated="37"/>
          <table:table-cell table:style-name="ce13" table:number-columns-repeated="971"/>
          <table:table-cell table:number-columns-repeated="2"/>
        </table:table-row>
        <table:table-row table:style-name="ro3">
          <table:table-cell office:value-type="string">
            <text:p>Sq Yards</text:p>
          </table:table-cell>
          <table:table-cell table:style-name="ce29" table:formula="of:=[.B$19]/(1000*12*3)^2" office:value-type="float" office:value="0.000000000771604938271605">
            <text:p>7.71604938271605E-010</text:p>
          </table:table-cell>
          <table:table-cell table:style-name="ce29" table:formula="of:=[.C$20]/(12*3)^2" office:value-type="float" office:value="0.000771604938271605">
            <text:p>0.0007716049</text:p>
          </table:table-cell>
          <table:table-cell table:style-name="ce29" table:formula="of:=[.D$21]/(3)^2" office:value-type="float" office:value="0.111111111111111">
            <text:p>0.1111111111</text:p>
          </table:table-cell>
          <table:table-cell table:style-name="ce27" office:value-type="float" office:value="1">
            <text:p>1</text:p>
          </table:table-cell>
          <table:table-cell table:style-name="ce29" table:formula="of:=[.F$23]*(1760)^2" office:value-type="float" office:value="3097600">
            <text:p>3097600</text:p>
          </table:table-cell>
          <table:table-cell table:style-name="ce29" table:formula="of:=[.G$24]/(0.999998)^2/640*(1760)^2" office:value-type="float" office:value="4840.01936005808">
            <text:p>4840.0193600581</text:p>
          </table:table-cell>
          <table:table-cell table:style-name="ce29" table:formula="of:=[.H$25]/(25.4*1000*36)^2" office:value-type="float" office:value="0.00000000000119599004630108">
            <text:p>1.19599004630108E-012</text:p>
          </table:table-cell>
          <table:table-cell table:style-name="ce29" table:formula="of:=[.I$26]/(25.4*36)^2" office:value-type="float" office:value="0.00000119599004630108">
            <text:p>0.000001196</text:p>
          </table:table-cell>
          <table:table-cell table:style-name="ce29" table:formula="of:=[.J$27]/(2.54*36)^2" office:value-type="float" office:value="0.000119599004630108">
            <text:p>0.000119599</text:p>
          </table:table-cell>
          <table:table-cell table:style-name="ce29" table:formula="of:=[.K$28]*(1000/25.4/36)^2" office:value-type="float" office:value="1.19599004630108">
            <text:p>1.1959900463</text:p>
          </table:table-cell>
          <table:table-cell table:style-name="ce29" table:formula="of:=[.L$29]*(1000*1000/25.4/36)^2" office:value-type="float" office:value="1195990.04630108">
            <text:p>1195990.04630108</text:p>
          </table:table-cell>
          <table:table-cell table:style-name="ce47" table:formula="of:=[.M$30]*10000*(1000/25.4/36)^2" office:value-type="float" office:value="11959.9004630108">
            <text:p>11959.9004630108</text:p>
          </table:table-cell>
          <table:table-cell table:style-name="ce52"/>
          <table:table-cell table:number-columns-repeated="1010"/>
        </table:table-row>
        <table:table-row table:style-name="ro3">
          <table:table-cell table:style-name="ce3" office:value-type="string">
            <text:p>Sq Miles</text:p>
          </table:table-cell>
          <table:table-cell table:style-name="ce28" table:formula="of:=[.B$19]/(1000*12*5280)^2" office:value-type="float" office:value="2.49097668605244E-016">
            <text:p>2.49097668605244E-016</text:p>
          </table:table-cell>
          <table:table-cell table:style-name="ce28" table:formula="of:=[.C$20]/(12*5280)^2" office:value-type="float" office:value="0.000000000249097668605244">
            <text:p>2.49097668605244E-010</text:p>
          </table:table-cell>
          <table:table-cell table:style-name="ce28" table:formula="of:=[.D$21]/(5280)^2" office:value-type="float" office:value="0.0000000358700642791552">
            <text:p>3.58700642791552E-008</text:p>
          </table:table-cell>
          <table:table-cell table:style-name="ce28" table:formula="of:=[.E$22]/(1760)^2" office:value-type="float" office:value="0.000000322830578512397">
            <text:p>3.22830578512397E-007</text:p>
          </table:table-cell>
          <table:table-cell table:style-name="ce27" office:value-type="float" office:value="1">
            <text:p>1</text:p>
          </table:table-cell>
          <table:table-cell table:style-name="ce28" table:formula="of:=[.G$24]/(0.999998)^2/640" office:value-type="float" office:value="0.00156250625001875">
            <text:p>0.0015625063</text:p>
          </table:table-cell>
          <table:table-cell table:style-name="ce28" table:formula="of:=[.H$25]/(25.4*1000*12*5280)^2" office:value-type="float" office:value="3.86102158542446E-019">
            <text:p>3.86102158542446E-019</text:p>
          </table:table-cell>
          <table:table-cell table:style-name="ce28" table:formula="of:=[.I$26]/(25.4*12*5280)^2" office:value-type="float" office:value="0.000000000000386102158542446">
            <text:p>3.86102158542446E-013</text:p>
          </table:table-cell>
          <table:table-cell table:style-name="ce28" table:formula="of:=[.J$27]/(2.54*12*5280)^2" office:value-type="float" office:value="0.0000000000386102158542446">
            <text:p>3.86102158542446E-011</text:p>
          </table:table-cell>
          <table:table-cell table:style-name="ce28" table:formula="of:=[.K$28]*(1000/25.4/12/5280)^2" office:value-type="float" office:value="0.000000386102158542446">
            <text:p>3.86102158542446E-007</text:p>
          </table:table-cell>
          <table:table-cell table:style-name="ce28" table:formula="of:=[.L$29]*(1000*1000/25.4/12/5280)^2" office:value-type="float" office:value="0.386102158542446">
            <text:p>0.3861021585</text:p>
          </table:table-cell>
          <table:table-cell table:style-name="ce44" table:formula="of:=[.M$30]*10000*(1000/25.4/12/5280)^2" office:value-type="float" office:value="0.00386102158542446">
            <text:p>0.0038610216</text:p>
          </table:table-cell>
          <table:table-cell table:style-name="ce51"/>
          <table:table-cell table:number-columns-repeated="1010"/>
        </table:table-row>
        <table:table-row table:style-name="ro3">
          <table:table-cell table:style-name="ce5" office:value-type="string">
            <office:annotation draw:style-name="gr1" draw:text-style-name="P1" svg:width="9.532cm" svg:height="2.081cm" svg:x="5.581cm" svg:y="9.624cm" draw:caption-point-x="-2.133cm" draw:caption-point-y="2.62cm">
              <dc:date>2014-02-18T00:00:00</dc:date>
              <text:p text:style-name="P1"><text:span text:style-name="T1">Based on 'US Survey foot', which is accounted for by a factor of 0.999998 squared in the equations</text:span></text:p>
              <text:p text:style-name="P1"><text:span text:style-name="T1">640 acres per US Survey square mile</text:span></text:p>
              <text:p text:style-name="P1"><text:span text:style-name="T1">43560 US Survey sq feet</text:span></text:p>
            </office:annotation>
            <text:p>Acre</text:p>
          </table:table-cell>
          <table:table-cell table:style-name="ce30" table:formula="of:=[.B$19]/(1000*12*5280)^2*640*(0.999998)^2" office:value-type="float" office:value="0.000000000000159421870217962">
            <text:p>1.59421870217962E-013</text:p>
          </table:table-cell>
          <table:table-cell table:style-name="ce30" table:formula="of:=[.C$20]/(12*5280)^2*640*(0.999998)^2" office:value-type="float" office:value="0.000000159421870217962">
            <text:p>1.59421870217962E-007</text:p>
          </table:table-cell>
          <table:table-cell table:style-name="ce30" table:formula="of:=[.D$21]/43560*(0.999998)^2" office:value-type="float" office:value="0.0000229567493113866">
            <text:p>2.29567493113866E-005</text:p>
          </table:table-cell>
          <table:table-cell table:style-name="ce30" table:formula="of:=[.E$22]/(1760)^2*640*(0.999998)^2" office:value-type="float" office:value="0.000206610743802479">
            <text:p>0.0002066107</text:p>
          </table:table-cell>
          <table:table-cell table:style-name="ce30" table:formula="of:=[.F$23]*640*(0.999998)^2" office:value-type="float" office:value="639.99744000256">
            <text:p>639.9974400026</text:p>
          </table:table-cell>
          <table:table-cell table:style-name="ce40" office:value-type="float" office:value="1">
            <text:p>1</text:p>
          </table:table-cell>
          <table:table-cell table:style-name="ce30" table:formula="of:=[.H$25]/(25.4*1000*12)^2/43560*(0.999998)^2" office:value-type="float" office:value="2.47104393046628E-016">
            <text:p>2.47104393046628E-016</text:p>
          </table:table-cell>
          <table:table-cell table:style-name="ce30" table:formula="of:=[.I$26]/(25.4*12)^2/43560*(0.999998)^2" office:value-type="float" office:value="0.000000000247104393046628">
            <text:p>2.47104393046628E-010</text:p>
          </table:table-cell>
          <table:table-cell table:style-name="ce30" table:formula="of:=[.J$27]/(2.54*12)^2/43560*(0.999998)^2" office:value-type="float" office:value="0.0000000247104393046628">
            <text:p>2.47104393046628E-008</text:p>
          </table:table-cell>
          <table:table-cell table:style-name="ce30" table:formula="of:=[.K$28]*(1000/25.4/12)^2/43560*(0.999998)^2" office:value-type="float" office:value="0.000247104393046628">
            <text:p>0.0002471044</text:p>
          </table:table-cell>
          <table:table-cell table:style-name="ce30" table:formula="of:=[.L$29]*(1000*1000/25.4/12)^2/43560*(0.999998)^2" office:value-type="float" office:value="247.104393046628">
            <text:p>247.1043930466</text:p>
          </table:table-cell>
          <table:table-cell table:style-name="ce59" table:formula="of:=[.M$30]*10000*(1000/25.4/12)^2/43560*(0.999998)^2" office:value-type="float" office:value="2.47104393046628">
            <text:p>2.4710439305</text:p>
          </table:table-cell>
          <table:table-cell table:style-name="ce53"/>
          <table:table-cell table:style-name="ce13" table:number-columns-repeated="1008"/>
          <table:table-cell table:number-columns-repeated="2"/>
        </table:table-row>
        <table:table-row table:style-name="ro3">
          <table:table-cell office:value-type="string">
            <text:p>Sq Microns</text:p>
          </table:table-cell>
          <table:table-cell table:style-name="ce29" table:formula="of:=[.B$19]*(25.4)^2" office:value-type="float" office:value="645.16">
            <text:p>645.16</text:p>
          </table:table-cell>
          <table:table-cell table:style-name="ce29" table:formula="of:=[.C$20]*(25.4)^2*1000000" office:value-type="float" office:value="645160000">
            <text:p>645160000</text:p>
          </table:table-cell>
          <table:table-cell table:style-name="ce29" table:formula="of:=[.D$21]*(12*25.4*1000)^2" office:value-type="float" office:value="92903040000">
            <text:p>92903040000</text:p>
          </table:table-cell>
          <table:table-cell table:style-name="ce29" table:formula="of:=[.E$22]*(25.4*3*12*1000)^2" office:value-type="float" office:value="836127360000">
            <text:p>836127360000</text:p>
          </table:table-cell>
          <table:table-cell table:style-name="ce29" table:formula="of:=[.F$23]*(25.4*5280*12*1000)^2" office:value-type="float" office:value="2.589988110336E+018">
            <text:p>2589988110336000000</text:p>
          </table:table-cell>
          <table:table-cell table:style-name="ce29" table:formula="of:=[.G$24]/(0.999998)^2*43560*(25.4*12*1000)^2" office:value-type="float" office:value="4.04687260987425E+015">
            <text:p>4046872609874250</text:p>
          </table:table-cell>
          <table:table-cell table:style-name="ce27" office:value-type="float" office:value="1">
            <text:p>1</text:p>
          </table:table-cell>
          <table:table-cell table:style-name="ce29" table:formula="of:=[.I$26]*(1000)^2" office:value-type="float" office:value="1000000">
            <text:p>1000000</text:p>
          </table:table-cell>
          <table:table-cell table:style-name="ce29" table:formula="of:=[.J$27]*(10*1000)^2" office:value-type="float" office:value="100000000">
            <text:p>100000000</text:p>
          </table:table-cell>
          <table:table-cell table:style-name="ce29" table:formula="of:=[.K$28]*(1000*1000)^2" office:value-type="float" office:value="1000000000000">
            <text:p>1000000000000</text:p>
          </table:table-cell>
          <table:table-cell table:style-name="ce29" table:formula="of:=[.L$29]*(1000*1000*1000)^2" office:value-type="float" office:value="1E+018">
            <text:p>1000000000000000000</text:p>
          </table:table-cell>
          <table:table-cell table:style-name="ce47" table:formula="of:=[.M$30]*10000*(1000*1000)^2" office:value-type="float" office:value="1E+016">
            <text:p>10000000000000000</text:p>
          </table:table-cell>
          <table:table-cell table:style-name="ce52"/>
          <table:table-cell table:number-columns-repeated="4"/>
          <table:table-cell table:style-name="ce13" table:number-columns-repeated="16"/>
          <table:table-cell table:number-columns-repeated="990"/>
        </table:table-row>
        <table:table-row table:style-name="ro3">
          <table:table-cell office:value-type="string">
            <text:p>Sq millimeters</text:p>
          </table:table-cell>
          <table:table-cell table:style-name="ce29" table:formula="of:=[.B$19]*(25.4/1000)^2" office:value-type="float" office:value="0.00064516">
            <text:p>0.00064516</text:p>
          </table:table-cell>
          <table:table-cell table:style-name="ce29" table:formula="of:=[.C$20]*(25.4)^2" office:value-type="float" office:value="645.16">
            <text:p>645.16</text:p>
          </table:table-cell>
          <table:table-cell table:style-name="ce29" table:formula="of:=[.D$21]*(12*25.4)^2" office:value-type="float" office:value="92903.04">
            <text:p>92903.04</text:p>
          </table:table-cell>
          <table:table-cell table:style-name="ce29" table:formula="of:=[.E$22]*(25.4*3*12)^2" office:value-type="float" office:value="836127.36">
            <text:p>836127.36</text:p>
          </table:table-cell>
          <table:table-cell table:style-name="ce29" table:formula="of:=[.F$23]*(25.4*5280*12)^2" office:value-type="float" office:value="2589988110336">
            <text:p>2589988110336</text:p>
          </table:table-cell>
          <table:table-cell table:style-name="ce29" table:formula="of:=[.G$24]/(0.999998)^2*43560*(25.4*12)^2" office:value-type="float" office:value="4046872609.87425">
            <text:p>4046872609.87425</text:p>
          </table:table-cell>
          <table:table-cell table:style-name="ce29" table:formula="of:=[.H$25]/(1000)^2" office:value-type="float" office:value="0.000001">
            <text:p>0.000001</text:p>
          </table:table-cell>
          <table:table-cell table:style-name="ce27" office:value-type="float" office:value="1">
            <text:p>1</text:p>
          </table:table-cell>
          <table:table-cell table:style-name="ce29" table:formula="of:=[.J$27]*(10)^2" office:value-type="float" office:value="100">
            <text:p>100</text:p>
          </table:table-cell>
          <table:table-cell table:style-name="ce29" table:formula="of:=[.K$28]*(1000)^2" office:value-type="float" office:value="1000000">
            <text:p>1000000</text:p>
          </table:table-cell>
          <table:table-cell table:style-name="ce29" table:formula="of:=[.L$29]*(1000*1000)^2" office:value-type="float" office:value="1000000000000">
            <text:p>1000000000000</text:p>
          </table:table-cell>
          <table:table-cell table:style-name="ce47" table:formula="of:=[.M$30]*10000*(1000)^2" office:value-type="float" office:value="10000000000">
            <text:p>10000000000</text:p>
          </table:table-cell>
          <table:table-cell table:style-name="ce52"/>
          <table:table-cell table:number-columns-repeated="1010"/>
        </table:table-row>
        <table:table-row table:style-name="ro3">
          <table:table-cell table:style-name="ce3" office:value-type="string">
            <text:p>Sq Centimeters</text:p>
          </table:table-cell>
          <table:table-cell table:style-name="ce28" table:formula="of:=[.B$19]*(25.4/10000)^2" office:value-type="float" office:value="0.0000064516">
            <text:p>6.4516E-006</text:p>
          </table:table-cell>
          <table:table-cell table:style-name="ce28" table:formula="of:=[.C$20]*(25.4)^2/100" office:value-type="float" office:value="6.4516">
            <text:p>6.4516</text:p>
          </table:table-cell>
          <table:table-cell table:style-name="ce28" table:formula="of:=[.D$21]*(12*25.4/10)^2" office:value-type="float" office:value="929.0304">
            <text:p>929.0304</text:p>
          </table:table-cell>
          <table:table-cell table:style-name="ce28" table:formula="of:=[.E$22]*(25.4*3*12/10)^2" office:value-type="float" office:value="8361.2736">
            <text:p>8361.2736</text:p>
          </table:table-cell>
          <table:table-cell table:style-name="ce28" table:formula="of:=[.F$23]*(25.4*5280*12/10)^2" office:value-type="float" office:value="25899881103.36">
            <text:p>25899881103.36</text:p>
          </table:table-cell>
          <table:table-cell table:style-name="ce28" table:formula="of:=[.G$24]/(0.999998)^2*43560*(25.4*12/10)^2" office:value-type="float" office:value="40468726.0987425">
            <text:p>40468726.0987425</text:p>
          </table:table-cell>
          <table:table-cell table:style-name="ce28" table:formula="of:=[.H$25]/(1000*10)^2" office:value-type="float" office:value="0.00000001">
            <text:p>0.00000001</text:p>
          </table:table-cell>
          <table:table-cell table:style-name="ce28" table:formula="of:=[.I$26]/(10)^2" office:value-type="float" office:value="0.01">
            <text:p>0.01</text:p>
          </table:table-cell>
          <table:table-cell table:style-name="ce27" office:value-type="float" office:value="1">
            <text:p>1</text:p>
          </table:table-cell>
          <table:table-cell table:style-name="ce28" table:formula="of:=[.K$28]*(100)^2" office:value-type="float" office:value="10000">
            <text:p>10000</text:p>
          </table:table-cell>
          <table:table-cell table:style-name="ce28" table:formula="of:=[.L$29]*(1000*100)^2" office:value-type="float" office:value="10000000000">
            <text:p>10000000000</text:p>
          </table:table-cell>
          <table:table-cell table:style-name="ce44" table:formula="of:=[.M$30]*10000*(100)^2" office:value-type="float" office:value="100000000">
            <text:p>100000000</text:p>
          </table:table-cell>
          <table:table-cell table:style-name="ce51"/>
          <table:table-cell table:number-columns-repeated="1010"/>
        </table:table-row>
        <table:table-row table:style-name="ro3">
          <table:table-cell table:style-name="ce3" office:value-type="string">
            <text:p>Sq Meters</text:p>
          </table:table-cell>
          <table:table-cell table:style-name="ce28" table:formula="of:=[.B$19]*(25.4/1000/1000)^2" office:value-type="float" office:value="0.00000000064516">
            <text:p>6.4516E-010</text:p>
          </table:table-cell>
          <table:table-cell table:style-name="ce28" table:formula="of:=[.C$20]*(25.4)^2/1000000" office:value-type="float" office:value="0.00064516">
            <text:p>0.00064516</text:p>
          </table:table-cell>
          <table:table-cell table:style-name="ce28" table:formula="of:=[.D$21]*(12*25.4/1000)^2" office:value-type="float" office:value="0.09290304">
            <text:p>0.09290304</text:p>
          </table:table-cell>
          <table:table-cell table:style-name="ce28" table:formula="of:=[.E$22]*(25.4*3*12/1000)^2" office:value-type="float" office:value="0.83612736">
            <text:p>0.83612736</text:p>
          </table:table-cell>
          <table:table-cell table:style-name="ce28" table:formula="of:=[.F$23]*(25.4*5280*12/1000)^2" office:value-type="float" office:value="2589988.110336">
            <text:p>2589988.110336</text:p>
          </table:table-cell>
          <table:table-cell table:style-name="ce28" table:formula="of:=[.G$24]/(0.999998)^2*43560*(25.4*12/1000)^2" office:value-type="float" office:value="4046.87260987425">
            <text:p>4046.8726098743</text:p>
          </table:table-cell>
          <table:table-cell table:style-name="ce28" table:formula="of:=[.H$25]/(1000*1000)^2" office:value-type="float" office:value="0.000000000001">
            <text:p>1E-012</text:p>
          </table:table-cell>
          <table:table-cell table:style-name="ce28" table:formula="of:=[.I$26]/(1000)^2" office:value-type="float" office:value="0.000001">
            <text:p>0.000001</text:p>
          </table:table-cell>
          <table:table-cell table:style-name="ce28" table:formula="of:=[.J$27]/(100)^2" office:value-type="float" office:value="0.0001">
            <text:p>0.0001</text:p>
          </table:table-cell>
          <table:table-cell table:style-name="ce27" office:value-type="float" office:value="1">
            <text:p>1</text:p>
          </table:table-cell>
          <table:table-cell table:style-name="ce28" table:formula="of:=[.L$29]*(1000)^2" office:value-type="float" office:value="1000000">
            <text:p>1000000</text:p>
          </table:table-cell>
          <table:table-cell table:style-name="ce44" table:formula="of:=[.M$30]*10000" office:value-type="float" office:value="10000">
            <text:p>10000</text:p>
          </table:table-cell>
          <table:table-cell table:style-name="ce51"/>
          <table:table-cell table:number-columns-repeated="37"/>
          <table:table-cell table:style-name="ce18" table:number-columns-repeated="971"/>
          <table:table-cell table:number-columns-repeated="2"/>
        </table:table-row>
        <table:table-row table:style-name="ro3">
          <table:table-cell office:value-type="string">
            <text:p>Sq Kilometers</text:p>
          </table:table-cell>
          <table:table-cell table:style-name="ce29" table:formula="of:=[.B$19]*(25.4/1000/1000/1000)^2" office:value-type="float" office:value="6.4516E-016">
            <text:p>6.4516E-016</text:p>
          </table:table-cell>
          <table:table-cell table:style-name="ce29" table:formula="of:=[.C$20]*(25.4)^2/1000000^2" office:value-type="float" office:value="0.00000000064516">
            <text:p>6.4516E-010</text:p>
          </table:table-cell>
          <table:table-cell table:style-name="ce29" table:formula="of:=[.D$21]*(12*25.4/1000/1000)^2" office:value-type="float" office:value="0.00000009290304">
            <text:p>9.290304E-008</text:p>
          </table:table-cell>
          <table:table-cell table:style-name="ce29" table:formula="of:=[.E$22]*(25.4*3*12/1000/1000)^2" office:value-type="float" office:value="0.00000083612736">
            <text:p>8.3612736E-007</text:p>
          </table:table-cell>
          <table:table-cell table:style-name="ce29" table:formula="of:=[.F$23]*(25.4*5280*12/1000/1000)^2" office:value-type="float" office:value="2.589988110336">
            <text:p>2.5899881103</text:p>
          </table:table-cell>
          <table:table-cell table:style-name="ce29" table:formula="of:=[.G$24]/(0.999998)^2*43560*(25.4*12/1000/1000)^2" office:value-type="float" office:value="0.00404687260987425">
            <text:p>0.0040468726</text:p>
          </table:table-cell>
          <table:table-cell table:style-name="ce29" table:formula="of:=[.H$25]/(1000*1000*1000)^2" office:value-type="float" office:value="1E-018">
            <text:p>1E-018</text:p>
          </table:table-cell>
          <table:table-cell table:style-name="ce29" table:formula="of:=[.I$26]/(1000*1000)^2" office:value-type="float" office:value="0.000000000001">
            <text:p>1E-012</text:p>
          </table:table-cell>
          <table:table-cell table:style-name="ce29" table:formula="of:=[.J$27]/(100*1000)^2" office:value-type="float" office:value="0.0000000001">
            <text:p>1E-010</text:p>
          </table:table-cell>
          <table:table-cell table:style-name="ce29" table:formula="of:=[.K$28]/(1000)^2" office:value-type="float" office:value="0.000001">
            <text:p>0.000001</text:p>
          </table:table-cell>
          <table:table-cell table:style-name="ce27" office:value-type="float" office:value="1">
            <text:p>1</text:p>
          </table:table-cell>
          <table:table-cell table:style-name="ce47" table:formula="of:=[.M$30]/100" office:value-type="float" office:value="0.01">
            <text:p>0.01</text:p>
          </table:table-cell>
          <table:table-cell table:style-name="ce52"/>
          <table:table-cell table:number-columns-repeated="4"/>
          <table:table-cell table:style-name="ce13" table:number-columns-repeated="16"/>
          <table:table-cell table:number-columns-repeated="990"/>
        </table:table-row>
        <table:table-row table:style-name="ro3">
          <table:table-cell table:style-name="ce10" office:value-type="string">
            <office:annotation draw:style-name="gr1" draw:text-style-name="P1" svg:width="4.015cm" svg:height="2.118cm" svg:x="7.54cm" svg:y="12.501cm" draw:caption-point-x="-4.092cm" draw:caption-point-y="2.727cm">
              <dc:date>2014-02-18T00:00:00</dc:date>
              <text:p text:style-name="P1"><text:span text:style-name="T1">10,000 sq meters</text:span></text:p>
            </office:annotation>
            <text:p>Hectares</text:p>
          </table:table-cell>
          <table:table-cell table:style-name="ce31" table:formula="of:=[.B$19]*(25.4/1000/1000)^2/10000" office:value-type="float" office:value="0.000000000000064516">
            <text:p>6.4516E-014</text:p>
          </table:table-cell>
          <table:table-cell table:style-name="ce31" table:formula="of:=[.C$20]*(25.4)^2/1000000/10000" office:value-type="float" office:value="0.000000064516">
            <text:p>6.4516E-008</text:p>
          </table:table-cell>
          <table:table-cell table:style-name="ce31" table:formula="of:=[.D$21]*(12*25.4/1000)^2/10000" office:value-type="float" office:value="0.000009290304">
            <text:p>9.290304E-006</text:p>
          </table:table-cell>
          <table:table-cell table:style-name="ce31" table:formula="of:=[.E$22]*(25.4*3*12/1000)^2/10000" office:value-type="float" office:value="0.000083612736">
            <text:p>8.3612736E-005</text:p>
          </table:table-cell>
          <table:table-cell table:style-name="ce31" table:formula="of:=[.F$23]*(25.4*5280*12/1000)^2/10000" office:value-type="float" office:value="258.9988110336">
            <text:p>258.9988110336</text:p>
          </table:table-cell>
          <table:table-cell table:style-name="ce31" table:formula="of:=[.G$24]/(0.999998)^2*43560*(25.4*12/1000)^2/10000" office:value-type="float" office:value="0.404687260987425">
            <text:p>0.404687261</text:p>
          </table:table-cell>
          <table:table-cell table:style-name="ce31" table:formula="of:=[.H$25]/(1000*1000)^2/10000" office:value-type="float" office:value="1E-016">
            <text:p>1E-016</text:p>
          </table:table-cell>
          <table:table-cell table:style-name="ce31" table:formula="of:=[.I$26]/(1000)^2/10000" office:value-type="float" office:value="0.0000000001">
            <text:p>1E-010</text:p>
          </table:table-cell>
          <table:table-cell table:style-name="ce31" table:formula="of:=[.J$27]/(100)^2/10000" office:value-type="float" office:value="0.00000001">
            <text:p>0.00000001</text:p>
          </table:table-cell>
          <table:table-cell table:style-name="ce31" table:formula="of:=[.K$28]/10000" office:value-type="float" office:value="0.0001">
            <text:p>0.0001</text:p>
          </table:table-cell>
          <table:table-cell table:style-name="ce31" table:formula="of:=[.L$29]*100" office:value-type="float" office:value="100">
            <text:p>100</text:p>
          </table:table-cell>
          <table:table-cell table:style-name="ce46" office:value-type="float" office:value="1">
            <text:p>1</text:p>
          </table:table-cell>
          <table:table-cell table:style-name="ce60"/>
          <table:table-cell table:style-name="ce13" table:number-columns-repeated="4"/>
          <table:table-cell table:number-columns-repeated="16"/>
          <table:table-cell table:style-name="ce13" table:number-columns-repeated="17"/>
          <table:table-cell table:number-columns-repeated="973"/>
        </table:table-row>
        <table:table-row table:style-name="ro1">
          <table:table-cell table:style-name="ce2" office:value-type="string">
            <text:p>Volume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19" office:value-type="string">
            <text:p/>
            <text:p>cu Inches</text:p>
          </table:table-cell>
          <table:table-cell table:style-name="ce19" office:value-type="string">
            <text:p/>
            <text:p>cu Feet</text:p>
          </table:table-cell>
          <table:table-cell table:style-name="ce19" office:value-type="string">
            <text:p/>
            <text:p>cu Yards</text:p>
          </table:table-cell>
          <table:table-cell table:style-name="ce19" office:value-type="string">
            <text:p/>
            <text:p>teaspoons</text:p>
          </table:table-cell>
          <table:table-cell table:style-name="ce19" office:value-type="string">
            <text:p/>
            <text:p>tablespoons</text:p>
          </table:table-cell>
          <table:table-cell table:style-name="ce19" office:value-type="string">
            <text:p/>
            <text:p>Fluid Ounces</text:p>
          </table:table-cell>
          <table:table-cell table:style-name="ce19" office:value-type="string">
            <text:p/>
            <text:p>cups</text:p>
          </table:table-cell>
          <table:table-cell table:style-name="ce19" office:value-type="string">
            <text:p/>
            <text:p>pints</text:p>
          </table:table-cell>
          <table:table-cell table:style-name="ce19" office:value-type="string">
            <text:p/>
            <text:p>quarts</text:p>
          </table:table-cell>
          <table:table-cell table:style-name="ce19" office:value-type="string">
            <text:p/>
            <text:p>gallons</text:p>
          </table:table-cell>
          <table:table-cell table:style-name="ce19" office:value-type="string">
            <text:p/>
            <text:p>barrels</text:p>
          </table:table-cell>
          <table:table-cell table:style-name="ce19" office:value-type="string">
            <text:p/>
            <text:p>acre feet</text:p>
          </table:table-cell>
          <table:table-cell table:style-name="ce19" office:value-type="string">
            <text:p/>
            <text:p>cubic mm</text:p>
          </table:table-cell>
          <table:table-cell table:style-name="ce19" office:value-type="string">
            <text:p/>
            <text:p>cubic cc</text:p>
          </table:table-cell>
          <table:table-cell table:style-name="ce19" office:value-type="string">
            <text:p/>
            <text:p>cubic meters</text:p>
          </table:table-cell>
          <table:table-cell table:style-name="ce19" office:value-type="string">
            <text:p/>
            <text:p>mililiters</text:p>
          </table:table-cell>
          <table:table-cell table:style-name="ce70" office:value-type="string">
            <text:p/>
            <text:p>liters</text:p>
          </table:table-cell>
          <table:table-cell table:style-name="ce74"/>
          <table:table-cell table:style-name="ce18" table:number-columns-repeated="32"/>
          <table:table-cell table:number-columns-repeated="973"/>
        </table:table-row>
        <table:table-row table:style-name="ro3">
          <table:table-cell table:style-name="ce3" office:value-type="string">
            <text:p>Cubic Inches (ci)</text:p>
          </table:table-cell>
          <table:table-cell table:style-name="ce27" office:value-type="float" office:value="1">
            <text:p>1</text:p>
          </table:table-cell>
          <table:table-cell table:style-name="ce28" table:formula="of:=[.C$34]*(12)^3" office:value-type="float" office:value="1728">
            <text:p>1728</text:p>
          </table:table-cell>
          <table:table-cell table:style-name="ce28" table:formula="of:=[.D$35]*(36)^3" office:value-type="float" office:value="46656">
            <text:p>46656</text:p>
          </table:table-cell>
          <table:table-cell table:style-name="ce28" table:formula="of:=[.E$36]/6/128*231" office:value-type="float" office:value="0.30078125">
            <text:p>0.30078125</text:p>
          </table:table-cell>
          <table:table-cell table:style-name="ce28" table:formula="of:=[.F$37]/2/128*231" office:value-type="float" office:value="0.90234375">
            <text:p>0.90234375</text:p>
          </table:table-cell>
          <table:table-cell table:style-name="ce28" table:formula="of:=[.G$38]/128*231" office:value-type="float" office:value="1.8046875">
            <text:p>1.8046875</text:p>
          </table:table-cell>
          <table:table-cell table:style-name="ce28" table:formula="of:=[.H$39]/16*231" office:value-type="float" office:value="14.4375">
            <text:p>14.4375</text:p>
          </table:table-cell>
          <table:table-cell table:style-name="ce28" table:formula="of:=[.I$40]/8*231" office:value-type="float" office:value="28.875">
            <text:p>28.875</text:p>
          </table:table-cell>
          <table:table-cell table:style-name="ce28" table:formula="of:=[.J$41]/4*231" office:value-type="float" office:value="57.75">
            <text:p>57.75</text:p>
          </table:table-cell>
          <table:table-cell table:style-name="ce32" table:formula="of:=[.K$42]*231" office:value-type="float" office:value="231">
            <text:p>231</text:p>
          </table:table-cell>
          <table:table-cell table:style-name="ce28" table:formula="of:=[.L$43]*42*231" office:value-type="float" office:value="9702">
            <text:p>9702</text:p>
          </table:table-cell>
          <table:table-cell table:style-name="ce28" table:formula="of:=[.M$44]/(0.999998)^3*43560*(12)^3" office:value-type="float" office:value="75272131.6318865">
            <text:p>75272131.6318865</text:p>
          </table:table-cell>
          <table:table-cell table:style-name="ce28" table:formula="of:=[.N$45]/(25.4)^3" office:value-type="float" office:value="0.0000610237440947323">
            <text:p>6.10237440947323E-005</text:p>
          </table:table-cell>
          <table:table-cell table:style-name="ce32" table:formula="of:=[.O$46]*1000/(25.4)^3" office:value-type="float" office:value="0.0610237440947323">
            <text:p>0.0610237441</text:p>
          </table:table-cell>
          <table:table-cell table:style-name="ce28" table:formula="of:=[.P$47]*(1000/25.4)^3" office:value-type="float" office:value="61023.7440947323">
            <text:p>61023.7440947323</text:p>
          </table:table-cell>
          <table:table-cell table:style-name="ce28" table:formula="of:=[.Q$48]*(10/25.4)^3" office:value-type="float" office:value="0.0610237440947323">
            <text:p>0.0610237441</text:p>
          </table:table-cell>
          <table:table-cell table:style-name="ce85" table:formula="of:=[.R$49]*1000*(10/25.4)^3" office:value-type="float" office:value="61.0237440947323">
            <text:p>61.0237440947</text:p>
          </table:table-cell>
          <table:table-cell table:style-name="ce51"/>
          <table:table-cell table:style-name="ce47"/>
          <table:table-cell table:number-columns-repeated="1004"/>
        </table:table-row>
        <table:table-row table:style-name="ro3">
          <table:table-cell table:style-name="ce3" office:value-type="string">
            <text:p>Cubic Feet</text:p>
          </table:table-cell>
          <table:table-cell table:style-name="ce28" table:formula="of:=[.B$33]*(1/12)^3" office:value-type="float" office:value="0.000578703703703704">
            <text:p>0.0005787037</text:p>
          </table:table-cell>
          <table:table-cell table:style-name="ce27" office:value-type="float" office:value="1">
            <text:p>1</text:p>
          </table:table-cell>
          <table:table-cell table:style-name="ce28" table:formula="of:=[.D$35]*(3)^3" office:value-type="float" office:value="27">
            <text:p>27</text:p>
          </table:table-cell>
          <table:table-cell table:style-name="ce28" table:formula="of:=[.E$36]/6/128*231/(12)^3" office:value-type="float" office:value="0.00017406322337963">
            <text:p>0.0001740632</text:p>
          </table:table-cell>
          <table:table-cell table:style-name="ce28" table:formula="of:=[.F$37]/2/128*231/(12)^3" office:value-type="float" office:value="0.000522189670138889">
            <text:p>0.0005221897</text:p>
          </table:table-cell>
          <table:table-cell table:style-name="ce28" table:formula="of:=[.G$38]/128*231/(12)^3" office:value-type="float" office:value="0.00104437934027778">
            <text:p>0.0010443793</text:p>
          </table:table-cell>
          <table:table-cell table:style-name="ce28" table:formula="of:=[.H$39]/16*231/(12)^3" office:value-type="float" office:value="0.00835503472222222">
            <text:p>0.0083550347</text:p>
          </table:table-cell>
          <table:table-cell table:style-name="ce28" table:formula="of:=[.I$40]/8*231/(12)^3" office:value-type="float" office:value="0.0167100694444444">
            <text:p>0.0167100694</text:p>
          </table:table-cell>
          <table:table-cell table:style-name="ce28" table:formula="of:=[.J$41]/4*231/(12)^3" office:value-type="float" office:value="0.0334201388888889">
            <text:p>0.0334201389</text:p>
          </table:table-cell>
          <table:table-cell table:style-name="ce28" table:formula="of:=[.K$42]*231/(12)^3" office:value-type="float" office:value="0.133680555555556">
            <text:p>0.1336805556</text:p>
          </table:table-cell>
          <table:table-cell table:style-name="ce28" table:formula="of:=[.L$43]*42*231/(12)^3" office:value-type="float" office:value="5.61458333333333">
            <text:p>5.6145833333</text:p>
          </table:table-cell>
          <table:table-cell table:style-name="ce28" table:formula="of:=[.M$44]/(0.999998)^3*43560" office:value-type="float" office:value="43560.2613610455">
            <text:p>43560.2613610455</text:p>
          </table:table-cell>
          <table:table-cell table:style-name="ce28" table:formula="of:=[.N$45]/(25.4*12)^3" office:value-type="float" office:value="0.0000000353146667214886">
            <text:p>3.53146667214886E-008</text:p>
          </table:table-cell>
          <table:table-cell table:style-name="ce28" table:formula="of:=[.O$46]*1000/(25.4*12)^3" office:value-type="float" office:value="0.0000353146667214886">
            <text:p>3.53146667214886E-005</text:p>
          </table:table-cell>
          <table:table-cell table:style-name="ce28" table:formula="of:=[.P$47]*(1000/25.4/12)^3" office:value-type="float" office:value="35.3146667214886">
            <text:p>35.3146667215</text:p>
          </table:table-cell>
          <table:table-cell table:style-name="ce28" table:formula="of:=[.Q$48]*(10/25.4/12)^3" office:value-type="float" office:value="0.0000353146667214886">
            <text:p>3.53146667214886E-005</text:p>
          </table:table-cell>
          <table:table-cell table:style-name="ce44" table:formula="of:=[.R$49]*1000*(10/25.4/12)^3" office:value-type="float" office:value="0.0353146667214886">
            <text:p>0.0353146667</text:p>
          </table:table-cell>
          <table:table-cell table:style-name="ce51"/>
          <table:table-cell table:style-name="ce47"/>
          <table:table-cell table:number-columns-repeated="1004"/>
        </table:table-row>
        <table:table-row table:style-name="ro3">
          <table:table-cell table:style-name="ce10" office:value-type="string">
            <text:p>Cubic Yards</text:p>
          </table:table-cell>
          <table:table-cell table:style-name="ce31" table:formula="of:=[.B$33]*(1/36)^3" office:value-type="float" office:value="0.0000214334705075446">
            <text:p>2.14334705075446E-005</text:p>
          </table:table-cell>
          <table:table-cell table:style-name="ce31" table:formula="of:=[.C$34]/(3)^3" office:value-type="float" office:value="0.037037037037037">
            <text:p>0.037037037</text:p>
          </table:table-cell>
          <table:table-cell table:style-name="ce40" office:value-type="float" office:value="1">
            <text:p>1</text:p>
          </table:table-cell>
          <table:table-cell table:style-name="ce31" table:formula="of:=[.E$36]/6/128*231/(36)^3" office:value-type="float" office:value="0.00000644678605109739">
            <text:p>6.44678605109739E-006</text:p>
          </table:table-cell>
          <table:table-cell table:style-name="ce31" table:formula="of:=[.F$37]/2/128*231/(36)^3" office:value-type="float" office:value="0.0000193403581532922">
            <text:p>1.93403581532922E-005</text:p>
          </table:table-cell>
          <table:table-cell table:style-name="ce31" table:formula="of:=[.G$38]/128*231/(36)^3" office:value-type="float" office:value="0.0000386807163065844">
            <text:p>3.86807163065844E-005</text:p>
          </table:table-cell>
          <table:table-cell table:style-name="ce31" table:formula="of:=[.H$39]/16*231/(36)^3" office:value-type="float" office:value="0.000309445730452675">
            <text:p>0.0003094457</text:p>
          </table:table-cell>
          <table:table-cell table:style-name="ce31" table:formula="of:=[.I$40]/8*231/(36)^3" office:value-type="float" office:value="0.00061889146090535">
            <text:p>0.0006188915</text:p>
          </table:table-cell>
          <table:table-cell table:style-name="ce31" table:formula="of:=[.J$41]/4*231/(36)^3" office:value-type="float" office:value="0.0012377829218107">
            <text:p>0.0012377829</text:p>
          </table:table-cell>
          <table:table-cell table:style-name="ce31" table:formula="of:=[.K$42]*231/(36)^3" office:value-type="float" office:value="0.0049511316872428">
            <text:p>0.0049511317</text:p>
          </table:table-cell>
          <table:table-cell table:style-name="ce31" table:formula="of:=[.L$43]*42*231/(36)^3" office:value-type="float" office:value="0.207947530864197">
            <text:p>0.2079475309</text:p>
          </table:table-cell>
          <table:table-cell table:style-name="ce31" table:formula="of:=[.M$44]/(0.999998)^3*43560/(3)^3" office:value-type="float" office:value="1613.34301337205">
            <text:p>1613.3430133721</text:p>
          </table:table-cell>
          <table:table-cell table:style-name="ce31" table:formula="of:=[.N$45]/(25.4*36)^3" office:value-type="float" office:value="0.00000000130795061931439">
            <text:p>1.30795061931439E-009</text:p>
          </table:table-cell>
          <table:table-cell table:style-name="ce31" table:formula="of:=[.O$46]*1000/(25.4*36)^3" office:value-type="float" office:value="0.00000130795061931439">
            <text:p>0.000001308</text:p>
          </table:table-cell>
          <table:table-cell table:style-name="ce31" table:formula="of:=[.P$47]*(1000/25.4/36)^3" office:value-type="float" office:value="1.30795061931439">
            <text:p>1.3079506193</text:p>
          </table:table-cell>
          <table:table-cell table:style-name="ce31" table:formula="of:=[.Q$48]*(10/25.4/36)^3" office:value-type="float" office:value="0.00000130795061931439">
            <text:p>0.000001308</text:p>
          </table:table-cell>
          <table:table-cell table:style-name="ce75" table:formula="of:=[.R$49]*1000*(10/25.4/36)^3" office:value-type="float" office:value="0.00130795061931439">
            <text:p>0.0013079506</text:p>
          </table:table-cell>
          <table:table-cell table:style-name="ce60"/>
          <table:table-cell table:style-name="ce47"/>
          <table:table-cell table:number-columns-repeated="18"/>
          <table:table-cell table:style-name="ce86" table:number-columns-repeated="13"/>
          <table:table-cell table:number-columns-repeated="973"/>
        </table:table-row>
        <table:table-row table:style-name="ro3">
          <table:table-cell office:value-type="string">
            <office:annotation draw:style-name="gr1" draw:text-style-name="P1" svg:width="4.016cm" svg:height="4.974cm" svg:x="5.581cm" svg:y="16.555cm" draw:caption-point-x="-2.133cm" draw:caption-point-y="2.055cm">
              <dc:date>2014-02-18T00:00:00</dc:date>
              <text:p text:style-name="P1"><text:span text:style-name="T2">Bill Nale:</text:span></text:p>
              <text:p text:style-name="P1"><text:span text:style-name="T1">3 teaspoons per tablespoon</text:span></text:p>
            </office:annotation>
            <text:p>teaspoon (tsp)</text:p>
          </table:table-cell>
          <table:table-cell table:style-name="ce29" table:formula="of:=[.B$33]/231*128*6" office:value-type="float" office:value="3.32467532467532">
            <text:p>3.3246753247</text:p>
          </table:table-cell>
          <table:table-cell table:style-name="ce29" table:formula="of:=[.C$34]*(12)^3/231*128*6" office:value-type="float" office:value="5745.03896103896">
            <text:p>5745.038961039</text:p>
          </table:table-cell>
          <table:table-cell table:style-name="ce29" table:formula="of:=[.D$35]*(36)^3/231*128*6" office:value-type="float" office:value="155116.051948052">
            <text:p>155116.051948052</text:p>
          </table:table-cell>
          <table:table-cell table:style-name="ce27" office:value-type="float" office:value="1">
            <text:p>1</text:p>
          </table:table-cell>
          <table:table-cell table:style-name="ce29" table:formula="of:=[.F$37]*3" office:value-type="float" office:value="3">
            <text:p>3</text:p>
          </table:table-cell>
          <table:table-cell table:style-name="ce29" table:formula="of:=[.G$38]*6" office:value-type="float" office:value="6">
            <text:p>6</text:p>
          </table:table-cell>
          <table:table-cell table:style-name="ce29" table:formula="of:=[.H$39]*8*6" office:value-type="float" office:value="48">
            <text:p>48</text:p>
          </table:table-cell>
          <table:table-cell table:style-name="ce29" table:formula="of:=[.I$40]*16*6" office:value-type="float" office:value="96">
            <text:p>96</text:p>
          </table:table-cell>
          <table:table-cell table:style-name="ce29" table:formula="of:=[.J$41]*32*6" office:value-type="float" office:value="192">
            <text:p>192</text:p>
          </table:table-cell>
          <table:table-cell table:style-name="ce29" table:formula="of:=[.K$42]*128*6" office:value-type="float" office:value="768">
            <text:p>768</text:p>
          </table:table-cell>
          <table:table-cell table:style-name="ce29" table:formula="of:=[.L$43]*42*128*6" office:value-type="float" office:value="32256">
            <text:p>32256</text:p>
          </table:table-cell>
          <table:table-cell table:style-name="ce29" table:formula="of:=[.M$44]/(0.999998)^3*43560*(12)^3/231*128*6" office:value-type="float" office:value="250255398.672246">
            <text:p>250255398.672246</text:p>
          </table:table-cell>
          <table:table-cell table:style-name="ce29" table:formula="of:=[.N$45]/(25.4)^3/231*128*6" office:value-type="float" office:value="0.000202884136211058">
            <text:p>0.0002028841</text:p>
          </table:table-cell>
          <table:table-cell table:style-name="ce29" table:formula="of:=[.O$46]*1000/(25.4)^3/231*128*6" office:value-type="float" office:value="0.202884136211058">
            <text:p>0.2028841362</text:p>
          </table:table-cell>
          <table:table-cell table:style-name="ce29" table:formula="of:=[.P$47]*(1000/25.4)^3/231*128*6" office:value-type="float" office:value="202884.136211058">
            <text:p>202884.136211058</text:p>
          </table:table-cell>
          <table:table-cell table:style-name="ce29" table:formula="of:=[.Q$48]*(10/25.4)^3/231*128*6" office:value-type="float" office:value="0.202884136211058">
            <text:p>0.2028841362</text:p>
          </table:table-cell>
          <table:table-cell table:style-name="ce45" table:formula="of:=[.R$49]*1000*(10/25.4)^3/231*128*6" office:value-type="float" office:value="202.884136211058">
            <text:p>202.8841362111</text:p>
          </table:table-cell>
          <table:table-cell table:style-name="ce52"/>
          <table:table-cell table:style-name="ce47"/>
          <table:table-cell table:number-columns-repeated="31"/>
          <table:table-cell table:style-name="ce13" table:number-columns-repeated="971"/>
          <table:table-cell table:number-columns-repeated="2"/>
        </table:table-row>
        <table:table-row table:style-name="ro3">
          <table:table-cell table:style-name="ce3" office:value-type="string">
            <office:annotation draw:style-name="gr1" draw:text-style-name="P1" svg:width="4.016cm" svg:height="5.82cm" svg:x="5.581cm" svg:y="16.628cm" draw:caption-point-x="-2.133cm" draw:caption-point-y="2.479cm">
              <dc:date>2014-02-18T00:00:00</dc:date>
              <text:p text:style-name="P1"><text:span text:style-name="T1">2 tablespoons per fluid ounce</text:span></text:p>
            </office:annotation>
            <text:p>tablespoon (tbsp)</text:p>
          </table:table-cell>
          <table:table-cell table:style-name="ce28" table:formula="of:=[.B$33]/231*128*2" office:value-type="float" office:value="1.10822510822511">
            <text:p>1.1082251082</text:p>
          </table:table-cell>
          <table:table-cell table:style-name="ce28" table:formula="of:=[.C$34]*(12)^3/231*128*2" office:value-type="float" office:value="1915.01298701299">
            <text:p>1915.012987013</text:p>
          </table:table-cell>
          <table:table-cell table:style-name="ce28" table:formula="of:=[.D$35]*(36)^3/231*128*2" office:value-type="float" office:value="51705.3506493507">
            <text:p>51705.3506493507</text:p>
          </table:table-cell>
          <table:table-cell table:style-name="ce28" table:formula="of:=[.E$36]/3" office:value-type="float" office:value="0.333333333333333">
            <text:p>0.3333333333</text:p>
          </table:table-cell>
          <table:table-cell table:style-name="ce27" office:value-type="float" office:value="1">
            <text:p>1</text:p>
          </table:table-cell>
          <table:table-cell table:style-name="ce28" table:formula="of:=[.G$38]*2" office:value-type="float" office:value="2">
            <text:p>2</text:p>
          </table:table-cell>
          <table:table-cell table:style-name="ce28" table:formula="of:=[.H$39]*8*2" office:value-type="float" office:value="16">
            <text:p>16</text:p>
          </table:table-cell>
          <table:table-cell table:style-name="ce28" table:formula="of:=[.I$40]*16*2" office:value-type="float" office:value="32">
            <text:p>32</text:p>
          </table:table-cell>
          <table:table-cell table:style-name="ce28" table:formula="of:=[.J$41]*32*2" office:value-type="float" office:value="64">
            <text:p>64</text:p>
          </table:table-cell>
          <table:table-cell table:style-name="ce28" table:formula="of:=[.K$42]*128*2" office:value-type="float" office:value="256">
            <text:p>256</text:p>
          </table:table-cell>
          <table:table-cell table:style-name="ce28" table:formula="of:=[.L$43]*42*128*2" office:value-type="float" office:value="10752">
            <text:p>10752</text:p>
          </table:table-cell>
          <table:table-cell table:style-name="ce28" table:formula="of:=[.M$44]/(0.999998)^3*43560*(12)^3/231*128*2" office:value-type="float" office:value="83418466.2240821">
            <text:p>83418466.2240821</text:p>
          </table:table-cell>
          <table:table-cell table:style-name="ce28" table:formula="of:=[.N$45]/(25.4)^3/231*128*2" office:value-type="float" office:value="0.000067628045403686">
            <text:p>0.000067628</text:p>
          </table:table-cell>
          <table:table-cell table:style-name="ce28" table:formula="of:=[.O$46]*1000/(25.4)^3/231*128*2" office:value-type="float" office:value="0.067628045403686">
            <text:p>0.0676280454</text:p>
          </table:table-cell>
          <table:table-cell table:style-name="ce28" table:formula="of:=[.P$47]*(1000/25.4)^3/231*128*2" office:value-type="float" office:value="67628.045403686">
            <text:p>67628.045403686</text:p>
          </table:table-cell>
          <table:table-cell table:style-name="ce28" table:formula="of:=[.Q$48]*(10/25.4)^3/231*128*2" office:value-type="float" office:value="0.067628045403686">
            <text:p>0.0676280454</text:p>
          </table:table-cell>
          <table:table-cell table:style-name="ce44" table:formula="of:=[.R$49]*1000*(10/25.4)^3/231*128*2" office:value-type="float" office:value="67.628045403686">
            <text:p>67.6280454037</text:p>
          </table:table-cell>
          <table:table-cell table:style-name="ce51"/>
          <table:table-cell table:style-name="ce47"/>
          <table:table-cell table:number-columns-repeated="1004"/>
        </table:table-row>
        <table:table-row table:style-name="ro3">
          <table:table-cell table:style-name="ce3" office:value-type="string">
            <text:p>Fluid Ounce</text:p>
          </table:table-cell>
          <table:table-cell table:style-name="ce28" table:formula="of:=[.B$33]/231*128" office:value-type="float" office:value="0.554112554112554">
            <text:p>0.5541125541</text:p>
          </table:table-cell>
          <table:table-cell table:style-name="ce28" table:formula="of:=[.C$34]*(12)^3/231*128" office:value-type="float" office:value="957.506493506494">
            <text:p>957.5064935065</text:p>
          </table:table-cell>
          <table:table-cell table:style-name="ce28" table:formula="of:=[.D$35]*(36)^3/231*128" office:value-type="float" office:value="25852.6753246753">
            <text:p>25852.6753246753</text:p>
          </table:table-cell>
          <table:table-cell table:style-name="ce28" table:formula="of:=[.E$36]/6" office:value-type="float" office:value="0.166666666666667">
            <text:p>0.1666666667</text:p>
          </table:table-cell>
          <table:table-cell table:style-name="ce28" table:formula="of:=[.F$37]/2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28" table:formula="of:=[.H$39]*8" office:value-type="float" office:value="8">
            <text:p>8</text:p>
          </table:table-cell>
          <table:table-cell table:style-name="ce28" table:formula="of:=[.I$40]*16" office:value-type="float" office:value="16">
            <text:p>16</text:p>
          </table:table-cell>
          <table:table-cell table:style-name="ce28" table:formula="of:=[.J$41]*32" office:value-type="float" office:value="32">
            <text:p>32</text:p>
          </table:table-cell>
          <table:table-cell table:style-name="ce32" table:formula="of:=[.K$42]*128" office:value-type="float" office:value="128">
            <text:p>128</text:p>
          </table:table-cell>
          <table:table-cell table:style-name="ce28" table:formula="of:=[.L$43]*42*128" office:value-type="float" office:value="5376">
            <text:p>5376</text:p>
          </table:table-cell>
          <table:table-cell table:style-name="ce28" table:formula="of:=[.M$44]/(0.999998)^3*43560*(12)^3/231*128" office:value-type="float" office:value="41709233.112041">
            <text:p>41709233.112041</text:p>
          </table:table-cell>
          <table:table-cell table:style-name="ce28" table:formula="of:=[.N$45]/(25.4)^3/231*128" office:value-type="float" office:value="0.000033814022701843">
            <text:p>0.000033814</text:p>
          </table:table-cell>
          <table:table-cell table:style-name="ce32" table:formula="of:=[.O$46]*1000/(25.4)^3/231*128" office:value-type="float" office:value="0.033814022701843">
            <text:p>0.0338140227</text:p>
          </table:table-cell>
          <table:table-cell table:style-name="ce28" table:formula="of:=[.P$47]*(1000/25.4)^3/231*128" office:value-type="float" office:value="33814.022701843">
            <text:p>33814.022701843</text:p>
          </table:table-cell>
          <table:table-cell table:style-name="ce28" table:formula="of:=[.Q$48]*(10/25.4)^3/231*128" office:value-type="float" office:value="0.033814022701843">
            <text:p>0.0338140227</text:p>
          </table:table-cell>
          <table:table-cell table:style-name="ce44" table:formula="of:=[.R$49]*1000*(10/25.4)^3/231*128" office:value-type="float" office:value="33.814022701843">
            <text:p>33.8140227018</text:p>
          </table:table-cell>
          <table:table-cell table:style-name="ce51"/>
          <table:table-cell table:style-name="ce47"/>
          <table:table-cell table:number-columns-repeated="1004"/>
        </table:table-row>
        <table:table-row table:style-name="ro3">
          <table:table-cell office:value-type="string">
            <text:p>cup</text:p>
          </table:table-cell>
          <table:table-cell table:style-name="ce29" table:formula="of:=[.B$33]/231*16" office:value-type="float" office:value="0.0692640692640693">
            <text:p>0.0692640693</text:p>
          </table:table-cell>
          <table:table-cell table:style-name="ce29" table:formula="of:=[.C$34]*(12)^3/231*16" office:value-type="float" office:value="119.688311688312">
            <text:p>119.6883116883</text:p>
          </table:table-cell>
          <table:table-cell table:style-name="ce29" table:formula="of:=[.D$35]*(36)^3/231*16" office:value-type="float" office:value="3231.58441558442">
            <text:p>3231.5844155844</text:p>
          </table:table-cell>
          <table:table-cell table:style-name="ce29" table:formula="of:=[.E$36]/6/8" office:value-type="float" office:value="0.0208333333333333">
            <text:p>0.0208333333</text:p>
          </table:table-cell>
          <table:table-cell table:style-name="ce29" table:formula="of:=[.F$37]/2/8" office:value-type="float" office:value="0.0625">
            <text:p>0.0625</text:p>
          </table:table-cell>
          <table:table-cell table:style-name="ce29" table:formula="of:=[.G$38]/8" office:value-type="float" office:value="0.125">
            <text:p>0.125</text:p>
          </table:table-cell>
          <table:table-cell table:style-name="ce27" office:value-type="float" office:value="1">
            <text:p>1</text:p>
          </table:table-cell>
          <table:table-cell table:style-name="ce29" table:formula="of:=[.I$40]*2" office:value-type="float" office:value="2">
            <text:p>2</text:p>
          </table:table-cell>
          <table:table-cell table:style-name="ce29" table:formula="of:=[.J$41]*4" office:value-type="float" office:value="4">
            <text:p>4</text:p>
          </table:table-cell>
          <table:table-cell table:style-name="ce66" table:formula="of:=[.K$42]*16" office:value-type="float" office:value="16">
            <text:p>16</text:p>
          </table:table-cell>
          <table:table-cell table:style-name="ce29" table:formula="of:=[.L$43]*42*16" office:value-type="float" office:value="672">
            <text:p>672</text:p>
          </table:table-cell>
          <table:table-cell table:style-name="ce29" table:formula="of:=[.M$44]/(0.999998)^3*43560*(12)^3/231*16" office:value-type="float" office:value="5213654.13900513">
            <text:p>5213654.13900513</text:p>
          </table:table-cell>
          <table:table-cell table:style-name="ce29" table:formula="of:=[.N$45]/(25.4)^3/231*16" office:value-type="float" office:value="0.00000422675283773038">
            <text:p>4.22675283773038E-006</text:p>
          </table:table-cell>
          <table:table-cell table:style-name="ce29" table:formula="of:=[.O$46]*1000/(25.4)^3/231*16" office:value-type="float" office:value="0.00422675283773038">
            <text:p>0.0042267528</text:p>
          </table:table-cell>
          <table:table-cell table:style-name="ce29" table:formula="of:=[.P$47]*(1000/25.4)^3/231*16" office:value-type="float" office:value="4226.75283773038">
            <text:p>4226.7528377304</text:p>
          </table:table-cell>
          <table:table-cell table:style-name="ce29" table:formula="of:=[.Q$48]*(10/25.4)^3/231*16" office:value-type="float" office:value="0.00422675283773038">
            <text:p>0.0042267528</text:p>
          </table:table-cell>
          <table:table-cell table:style-name="ce45" table:formula="of:=[.R$49]*1000*(10/25.4)^3/231*16" office:value-type="float" office:value="4.22675283773038">
            <text:p>4.2267528377</text:p>
          </table:table-cell>
          <table:table-cell table:style-name="ce52"/>
          <table:table-cell table:style-name="ce47"/>
          <table:table-cell table:number-columns-repeated="1004"/>
        </table:table-row>
        <table:table-row table:style-name="ro3">
          <table:table-cell office:value-type="string">
            <text:p>pint (liquid)</text:p>
          </table:table-cell>
          <table:table-cell table:style-name="ce29" table:formula="of:=[.B$33]/231*8" office:value-type="float" office:value="0.0346320346320346">
            <text:p>0.0346320346</text:p>
          </table:table-cell>
          <table:table-cell table:style-name="ce29" table:formula="of:=[.C$34]*(12)^3/231*8" office:value-type="float" office:value="59.8441558441558">
            <text:p>59.8441558442</text:p>
          </table:table-cell>
          <table:table-cell table:style-name="ce29" table:formula="of:=[.D$35]*(36)^3/231*8" office:value-type="float" office:value="1615.79220779221">
            <text:p>1615.7922077922</text:p>
          </table:table-cell>
          <table:table-cell table:style-name="ce29" table:formula="of:=[.E$36]/6/16" office:value-type="float" office:value="0.0104166666666667">
            <text:p>0.0104166667</text:p>
          </table:table-cell>
          <table:table-cell table:style-name="ce29" table:formula="of:=[.F$37]/2/16" office:value-type="float" office:value="0.03125">
            <text:p>0.03125</text:p>
          </table:table-cell>
          <table:table-cell table:style-name="ce29" table:formula="of:=[.G$38]/16" office:value-type="float" office:value="0.0625">
            <text:p>0.0625</text:p>
          </table:table-cell>
          <table:table-cell table:style-name="ce29" table:formula="of:=[.H$39]/2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29" table:formula="of:=[.J$41]*2" office:value-type="float" office:value="2">
            <text:p>2</text:p>
          </table:table-cell>
          <table:table-cell table:style-name="ce66" table:formula="of:=[.K$42]*8" office:value-type="float" office:value="8">
            <text:p>8</text:p>
          </table:table-cell>
          <table:table-cell table:style-name="ce29" table:formula="of:=[.L$43]*42*8" office:value-type="float" office:value="336">
            <text:p>336</text:p>
          </table:table-cell>
          <table:table-cell table:style-name="ce29" table:formula="of:=[.M$44]/(0.999998)^3*43560*(12)^3/231*8" office:value-type="float" office:value="2606827.06950256">
            <text:p>2606827.06950256</text:p>
          </table:table-cell>
          <table:table-cell table:style-name="ce29" table:formula="of:=[.N$45]/(25.4)^3/231*8" office:value-type="float" office:value="0.00000211337641886519">
            <text:p>2.11337641886519E-006</text:p>
          </table:table-cell>
          <table:table-cell table:style-name="ce29" table:formula="of:=[.O$46]*1000/(25.4)^3/231*8" office:value-type="float" office:value="0.00211337641886519">
            <text:p>0.0021133764</text:p>
          </table:table-cell>
          <table:table-cell table:style-name="ce29" table:formula="of:=[.P$47]*(1000/25.4)^3/231*8" office:value-type="float" office:value="2113.37641886519">
            <text:p>2113.3764188652</text:p>
          </table:table-cell>
          <table:table-cell table:style-name="ce29" table:formula="of:=[.Q$48]*(10/25.4)^3/231*8" office:value-type="float" office:value="0.00211337641886519">
            <text:p>0.0021133764</text:p>
          </table:table-cell>
          <table:table-cell table:style-name="ce45" table:formula="of:=[.R$49]*1000*(10/25.4)^3/231*8" office:value-type="float" office:value="2.11337641886519">
            <text:p>2.1133764189</text:p>
          </table:table-cell>
          <table:table-cell table:style-name="ce52"/>
          <table:table-cell table:style-name="ce47"/>
          <table:table-cell table:number-columns-repeated="1004"/>
        </table:table-row>
        <table:table-row table:style-name="ro3">
          <table:table-cell table:style-name="ce3" office:value-type="string">
            <text:p>quart (liquid)</text:p>
          </table:table-cell>
          <table:table-cell table:style-name="ce28" table:formula="of:=[.B$33]/231*4" office:value-type="float" office:value="0.0173160173160173">
            <text:p>0.0173160173</text:p>
          </table:table-cell>
          <table:table-cell table:style-name="ce28" table:formula="of:=[.C$34]*(12)^3/231*4" office:value-type="float" office:value="29.9220779220779">
            <text:p>29.9220779221</text:p>
          </table:table-cell>
          <table:table-cell table:style-name="ce28" table:formula="of:=[.D$35]*(36)^3/231*4" office:value-type="float" office:value="807.896103896104">
            <text:p>807.8961038961</text:p>
          </table:table-cell>
          <table:table-cell table:style-name="ce28" table:formula="of:=[.E$36]/6/32" office:value-type="float" office:value="0.00520833333333333">
            <text:p>0.0052083333</text:p>
          </table:table-cell>
          <table:table-cell table:style-name="ce28" table:formula="of:=[.F$37]/2/32" office:value-type="float" office:value="0.015625">
            <text:p>0.015625</text:p>
          </table:table-cell>
          <table:table-cell table:style-name="ce28" table:formula="of:=[.G$38]/32" office:value-type="float" office:value="0.03125">
            <text:p>0.03125</text:p>
          </table:table-cell>
          <table:table-cell table:style-name="ce28" table:formula="of:=[.H$39]/4" office:value-type="float" office:value="0.25">
            <text:p>0.25</text:p>
          </table:table-cell>
          <table:table-cell table:style-name="ce28" table:formula="of:=[.I$40]/2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32" table:formula="of:=[.K$42]*4" office:value-type="float" office:value="4">
            <text:p>4</text:p>
          </table:table-cell>
          <table:table-cell table:style-name="ce28" table:formula="of:=[.L$43]*42*4" office:value-type="float" office:value="168">
            <text:p>168</text:p>
          </table:table-cell>
          <table:table-cell table:style-name="ce28" table:formula="of:=[.M$44]/(0.999998)^3*43560*(12)^3/231*4" office:value-type="float" office:value="1303413.53475128">
            <text:p>1303413.53475128</text:p>
          </table:table-cell>
          <table:table-cell table:style-name="ce28" table:formula="of:=[.N$45]/(25.4)^3/231*4" office:value-type="float" office:value="0.00000105668820943259">
            <text:p>1.05668820943259E-006</text:p>
          </table:table-cell>
          <table:table-cell table:style-name="ce28" table:formula="of:=[.O$46]*1000/(25.4)^3/231*4" office:value-type="float" office:value="0.00105668820943259">
            <text:p>0.0010566882</text:p>
          </table:table-cell>
          <table:table-cell table:style-name="ce28" table:formula="of:=[.P$47]*(1000/25.4)^3/231*4" office:value-type="float" office:value="1056.68820943259">
            <text:p>1056.6882094326</text:p>
          </table:table-cell>
          <table:table-cell table:style-name="ce28" table:formula="of:=[.Q$48]*(10/25.4)^3/231*4" office:value-type="float" office:value="0.00105668820943259">
            <text:p>0.0010566882</text:p>
          </table:table-cell>
          <table:table-cell table:style-name="ce85" table:formula="of:=[.R$49]*1000*(10/25.4)^3/231*4" office:value-type="float" office:value="1.05668820943259">
            <text:p>1.0566882094</text:p>
          </table:table-cell>
          <table:table-cell table:style-name="ce51"/>
          <table:table-cell table:style-name="ce47"/>
          <table:table-cell table:number-columns-repeated="1004"/>
        </table:table-row>
        <table:table-row table:style-name="ro3">
          <table:table-cell table:style-name="ce3" office:value-type="string">
            <office:annotation draw:style-name="gr1" draw:text-style-name="P1" svg:width="4.016cm" svg:height="2.222cm" svg:x="5.581cm" svg:y="18.41cm" draw:caption-point-x="-2.133cm" draw:caption-point-y="3.184cm">
              <dc:date>2014-02-18T00:00:00</dc:date>
              <text:p text:style-name="P1"><text:span text:style-name="T1">3.7854118 liters (not exact)</text:span></text:p>
              <text:p text:style-name="P1"><text:span text:style-name="T1">213 cubic inches (not exact)</text:span></text:p>
            </office:annotation>
            <text:p>gallon</text:p>
          </table:table-cell>
          <table:table-cell table:style-name="ce28" table:formula="of:=[.B$33]/231" office:value-type="float" office:value="0.00432900432900433">
            <text:p>0.0043290043</text:p>
          </table:table-cell>
          <table:table-cell table:style-name="ce32" table:formula="of:=[.C$34]*(12)^3/231" office:value-type="float" office:value="7.48051948051948">
            <text:p>7.4805194805</text:p>
          </table:table-cell>
          <table:table-cell table:style-name="ce28" table:formula="of:=[.D$35]*(36)^3/231" office:value-type="float" office:value="201.974025974026">
            <text:p>201.974025974</text:p>
          </table:table-cell>
          <table:table-cell table:style-name="ce28" table:formula="of:=[.E$36]/6/128" office:value-type="float" office:value="0.00130208333333333">
            <text:p>0.0013020833</text:p>
          </table:table-cell>
          <table:table-cell table:style-name="ce28" table:formula="of:=[.F$37]/2/128" office:value-type="float" office:value="0.00390625">
            <text:p>0.00390625</text:p>
          </table:table-cell>
          <table:table-cell table:style-name="ce28" table:formula="of:=[.G$38]/128" office:value-type="float" office:value="0.0078125">
            <text:p>0.0078125</text:p>
          </table:table-cell>
          <table:table-cell table:style-name="ce28" table:formula="of:=[.H$39]/16" office:value-type="float" office:value="0.0625">
            <text:p>0.0625</text:p>
          </table:table-cell>
          <table:table-cell table:style-name="ce28" table:formula="of:=[.I$40]/8" office:value-type="float" office:value="0.125">
            <text:p>0.125</text:p>
          </table:table-cell>
          <table:table-cell table:style-name="ce28" table:formula="of:=[.J$41]/4" office:value-type="float" office:value="0.25">
            <text:p>0.25</text:p>
          </table:table-cell>
          <table:table-cell table:style-name="ce27" office:value-type="float" office:value="1">
            <text:p>1</text:p>
          </table:table-cell>
          <table:table-cell table:style-name="ce32" table:formula="of:=[.L$43]*42" office:value-type="float" office:value="42">
            <text:p>42</text:p>
          </table:table-cell>
          <table:table-cell table:style-name="ce32" table:formula="of:=[.M$44]/(0.999998)^3*43560*(12)^3/231" office:value-type="float" office:value="325853.383687821">
            <text:p>325853.383687821</text:p>
          </table:table-cell>
          <table:table-cell table:style-name="ce28" table:formula="of:=[.N$45]/(25.4)^3/231" office:value-type="float" office:value="0.000000264172052358148">
            <text:p>2.64172052358148E-007</text:p>
          </table:table-cell>
          <table:table-cell table:style-name="ce28" table:formula="of:=[.O$46]*1000/(25.4)^3/231" office:value-type="float" office:value="0.000264172052358148">
            <text:p>0.0002641721</text:p>
          </table:table-cell>
          <table:table-cell table:style-name="ce28" table:formula="of:=[.P$47]*(1000/25.4)^3/231" office:value-type="float" office:value="264.172052358148">
            <text:p>264.1720523581</text:p>
          </table:table-cell>
          <table:table-cell table:style-name="ce28" table:formula="of:=[.Q$48]*(10/25.4)^3/231" office:value-type="float" office:value="0.000264172052358148">
            <text:p>0.0002641721</text:p>
          </table:table-cell>
          <table:table-cell table:style-name="ce85" table:formula="of:=[.R$49]*1000*(10/25.4)^3/231" office:value-type="float" office:value="0.264172052358148">
            <text:p>0.2641720524</text:p>
          </table:table-cell>
          <table:table-cell table:style-name="ce51"/>
          <table:table-cell table:style-name="ce47"/>
          <table:table-cell table:number-columns-repeated="31"/>
          <table:table-cell table:style-name="ce18" table:number-columns-repeated="971"/>
          <table:table-cell table:number-columns-repeated="2"/>
        </table:table-row>
        <table:table-row table:style-name="ro3">
          <table:table-cell office:value-type="string">
            <office:annotation draw:style-name="gr1" draw:text-style-name="P1" svg:width="4.016cm" svg:height="2.541cm" svg:x="5.581cm" svg:y="18.907cm" draw:caption-point-x="-2.133cm" draw:caption-point-y="3.185cm">
              <dc:date>2014-02-18T00:00:00</dc:date>
              <text:p text:style-name="P1"><text:span text:style-name="T1">42 gallons</text:span></text:p>
            </office:annotation>
            <text:p>Barrel</text:p>
          </table:table-cell>
          <table:table-cell table:style-name="ce29" table:formula="of:=[.B$33]/231/42" office:value-type="float" office:value="0.00010307153164296">
            <text:p>0.0001030715</text:p>
          </table:table-cell>
          <table:table-cell table:style-name="ce29" table:formula="of:=[.C$34]*(12)^3/231/42" office:value-type="float" office:value="0.178107606679035">
            <text:p>0.1781076067</text:p>
          </table:table-cell>
          <table:table-cell table:style-name="ce29" table:formula="of:=[.D$35]*(36)^3/231/42" office:value-type="float" office:value="4.80890538033395">
            <text:p>4.8089053803</text:p>
          </table:table-cell>
          <table:table-cell table:style-name="ce29" table:formula="of:=[.E$36]/6/128/42" office:value-type="float" office:value="0.0000310019841269841">
            <text:p>0.000031002</text:p>
          </table:table-cell>
          <table:table-cell table:style-name="ce29" table:formula="of:=[.F$37]/2/128/42" office:value-type="float" office:value="0.0000930059523809524">
            <text:p>0.000093006</text:p>
          </table:table-cell>
          <table:table-cell table:style-name="ce29" table:formula="of:=[.G$38]/128/42" office:value-type="float" office:value="0.000186011904761905">
            <text:p>0.0001860119</text:p>
          </table:table-cell>
          <table:table-cell table:style-name="ce29" table:formula="of:=[.H$39]/16/42" office:value-type="float" office:value="0.00148809523809524">
            <text:p>0.0014880952</text:p>
          </table:table-cell>
          <table:table-cell table:style-name="ce29" table:formula="of:=[.I$40]/8/42" office:value-type="float" office:value="0.00297619047619048">
            <text:p>0.0029761905</text:p>
          </table:table-cell>
          <table:table-cell table:style-name="ce29" table:formula="of:=[.J$41]/4/42" office:value-type="float" office:value="0.00595238095238095">
            <text:p>0.005952381</text:p>
          </table:table-cell>
          <table:table-cell table:style-name="ce29" table:formula="of:=[.K$42]/42" office:value-type="float" office:value="0.0238095238095238">
            <text:p>0.0238095238</text:p>
          </table:table-cell>
          <table:table-cell table:style-name="ce27" office:value-type="float" office:value="1">
            <text:p>1</text:p>
          </table:table-cell>
          <table:table-cell table:style-name="ce29" table:formula="of:=[.M$44]/(0.999998)^3*43560*(12)^3/231/42" office:value-type="float" office:value="7758.41389732906">
            <text:p>7758.4138973291</text:p>
          </table:table-cell>
          <table:table-cell table:style-name="ce29" table:formula="of:=[.N$45]/(25.4)^3/231/42" office:value-type="float" office:value="0.00000000628981077043211">
            <text:p>6.28981077043211E-009</text:p>
          </table:table-cell>
          <table:table-cell table:style-name="ce29" table:formula="of:=[.O$46]*1000/(25.4)^3/231/42" office:value-type="float" office:value="0.00000628981077043211">
            <text:p>6.28981077043211E-006</text:p>
          </table:table-cell>
          <table:table-cell table:style-name="ce29" table:formula="of:=[.P$47]*(1000/25.4)^3/231/42" office:value-type="float" office:value="6.28981077043211">
            <text:p>6.2898107704</text:p>
          </table:table-cell>
          <table:table-cell table:style-name="ce29" table:formula="of:=[.Q$48]*(10/25.4)^3/231/42" office:value-type="float" office:value="0.00000628981077043211">
            <text:p>6.28981077043211E-006</text:p>
          </table:table-cell>
          <table:table-cell table:style-name="ce45" table:formula="of:=[.R$49]*1000*(10/25.4)^3/231/42" office:value-type="float" office:value="0.00628981077043211">
            <text:p>0.0062898108</text:p>
          </table:table-cell>
          <table:table-cell table:style-name="ce52"/>
          <table:table-cell table:style-name="ce47"/>
          <table:table-cell table:number-columns-repeated="1004"/>
        </table:table-row>
        <table:table-row table:style-name="ro3">
          <table:table-cell table:style-name="ce10" office:value-type="string">
            <office:annotation draw:style-name="gr1" draw:text-style-name="P1" svg:width="4.016cm" svg:height="2.293cm" svg:x="5.581cm" svg:y="19.475cm" draw:caption-point-x="-2.133cm" draw:caption-point-y="3.114cm">
              <dc:date>2014-02-18T00:00:00</dc:date>
              <text:p text:style-name="P1"><text:span text:style-name="T2">Bill Nale:</text:span></text:p>
              <text:p text:style-name="P1"><text:span text:style-name="T1">One foot of water over one acre of area.</text:span></text:p>
              <text:p text:style-name="P1"><text:span text:style-name="T1">Calculated as cubic feet / 43560 (sq feet per acre)</text:span></text:p>
            </office:annotation>
            <text:p>acre feet</text:p>
          </table:table-cell>
          <table:table-cell table:style-name="ce31" table:formula="of:=[.B$33]*(1/12)^3/43560*(0.999998)^3" office:value-type="float" office:value="0.0000000132851292811852">
            <text:p>1.32851292811852E-008</text:p>
          </table:table-cell>
          <table:table-cell table:style-name="ce31" table:formula="of:=[.C$34]/43560*(0.999998)^3" office:value-type="float" office:value="0.000022956703397888">
            <text:p>2.2956703397888E-005</text:p>
          </table:table-cell>
          <table:table-cell table:style-name="ce31" table:formula="of:=[.D$35]*(3)^3/43560*(0.999998)^3" office:value-type="float" office:value="0.000619830991742975">
            <text:p>0.000619831</text:p>
          </table:table-cell>
          <table:table-cell table:style-name="ce31" table:formula="of:=[.E$36]/6/128*231/(12)^3/43560*(0.999998)^3" office:value-type="float" office:value="0.00000000399591779160647">
            <text:p>0.000000004</text:p>
          </table:table-cell>
          <table:table-cell table:style-name="ce31" table:formula="of:=[.F$37]/2/128*231/(12)^3/43560*(0.999998)^3" office:value-type="float" office:value="0.0000000119877533748194">
            <text:p>0.000000012</text:p>
          </table:table-cell>
          <table:table-cell table:style-name="ce31" table:formula="of:=[.G$38]/128*231/(12)^3/43560*(0.999998)^3" office:value-type="float" office:value="0.0000000239755067496388">
            <text:p>0.000000024</text:p>
          </table:table-cell>
          <table:table-cell table:style-name="ce31" table:formula="of:=[.H$39]/16*231/(12)^3/43560*(0.999998)^3" office:value-type="float" office:value="0.000000191804053997111">
            <text:p>1.91804053997111E-007</text:p>
          </table:table-cell>
          <table:table-cell table:style-name="ce31" table:formula="of:=[.I$40]/8*231/(12)^3/43560*(0.999998)^3" office:value-type="float" office:value="0.000000383608107994222">
            <text:p>3.83608107994222E-007</text:p>
          </table:table-cell>
          <table:table-cell table:style-name="ce31" table:formula="of:=[.J$41]/4*231/(12)^3/43560*(0.999998)^3" office:value-type="float" office:value="0.000000767216215988443">
            <text:p>7.67216215988443E-007</text:p>
          </table:table-cell>
          <table:table-cell table:style-name="ce31" table:formula="of:=[.K$42]*231/(12)^3/43560*(0.999998)^3" office:value-type="float" office:value="0.00000306886486395377">
            <text:p>3.06886486395377E-006</text:p>
          </table:table-cell>
          <table:table-cell table:style-name="ce31" table:formula="of:=[.L$43]*42*231/(12)^3/43560*(0.999998)^3" office:value-type="float" office:value="0.000128892324286058">
            <text:p>0.0001288923</text:p>
          </table:table-cell>
          <table:table-cell table:style-name="ce40" office:value-type="float" office:value="1">
            <text:p>1</text:p>
          </table:table-cell>
          <table:table-cell table:style-name="ce31" table:formula="of:=[.N$45]/(25.4*12)^3/43560*(0.999998)^3" office:value-type="float" office:value="0.000000000000810708329520479">
            <text:p>8.10708329520479E-013</text:p>
          </table:table-cell>
          <table:table-cell table:style-name="ce31" table:formula="of:=[.O$46]*1000/(25.4*12)^3/43560*(0.999998)^3" office:value-type="float" office:value="0.000000000810708329520478">
            <text:p>8.10708329520478E-010</text:p>
          </table:table-cell>
          <table:table-cell table:style-name="ce31" table:formula="of:=[.P$47]*(1000/25.4/12)^3/43560*(0.999998)^3" office:value-type="float" office:value="0.000810708329520478">
            <text:p>0.0008107083</text:p>
          </table:table-cell>
          <table:table-cell table:style-name="ce31" table:formula="of:=[.Q$48]*(10/25.4/12)^3/43560*(0.999998)^3" office:value-type="float" office:value="0.000000000810708329520478">
            <text:p>8.10708329520478E-010</text:p>
          </table:table-cell>
          <table:table-cell table:style-name="ce75" table:formula="of:=[.R$49]*1000*(10/25.4/12)^3/43560*(0.999998)^3" office:value-type="float" office:value="0.000000810708329520478">
            <text:p>8.10708329520478E-007</text:p>
          </table:table-cell>
          <table:table-cell table:style-name="ce60"/>
          <table:table-cell table:style-name="ce47"/>
          <table:table-cell table:number-columns-repeated="18"/>
          <table:table-cell table:style-name="ce86" table:number-columns-repeated="13"/>
          <table:table-cell table:number-columns-repeated="973"/>
        </table:table-row>
        <table:table-row table:style-name="ro3">
          <table:table-cell table:style-name="ce3" office:value-type="string">
            <text:p>cubic millimeters</text:p>
          </table:table-cell>
          <table:table-cell table:style-name="ce28" table:formula="of:=[.B$33]*(25.4)^3" office:value-type="float" office:value="16387.064">
            <text:p>16387.064</text:p>
          </table:table-cell>
          <table:table-cell table:style-name="ce28" table:formula="of:=[.C$34]*(12*25.4)^3" office:value-type="float" office:value="28316846.592">
            <text:p>28316846.592</text:p>
          </table:table-cell>
          <table:table-cell table:style-name="ce28" table:formula="of:=[.D$35]*(36*25.4)^3" office:value-type="float" office:value="764554857.984">
            <text:p>764554857.984</text:p>
          </table:table-cell>
          <table:table-cell table:style-name="ce28" table:formula="of:=[.E$36]/6/128*231*(25.4)^3" office:value-type="float" office:value="4928.92159375">
            <text:p>4928.92159375</text:p>
          </table:table-cell>
          <table:table-cell table:style-name="ce28" table:formula="of:=[.F$37]/2/128*231*(25.4)^3" office:value-type="float" office:value="14786.76478125">
            <text:p>14786.76478125</text:p>
          </table:table-cell>
          <table:table-cell table:style-name="ce28" table:formula="of:=[.G$38]/128*231*(25.4)^3" office:value-type="float" office:value="29573.5295625">
            <text:p>29573.5295625</text:p>
          </table:table-cell>
          <table:table-cell table:style-name="ce28" table:formula="of:=[.H$39]/16*231*(25.4)^3" office:value-type="float" office:value="236588.2365">
            <text:p>236588.2365</text:p>
          </table:table-cell>
          <table:table-cell table:style-name="ce28" table:formula="of:=[.I$40]/8*231*(25.4)^3" office:value-type="float" office:value="473176.473">
            <text:p>473176.473</text:p>
          </table:table-cell>
          <table:table-cell table:style-name="ce28" table:formula="of:=[.J$41]/4*231*(25.4)^3" office:value-type="float" office:value="946352.946">
            <text:p>946352.946</text:p>
          </table:table-cell>
          <table:table-cell table:style-name="ce28" table:formula="of:=[.K$42]*231*(25.4)^3" office:value-type="float" office:value="3785411.784">
            <text:p>3785411.784</text:p>
          </table:table-cell>
          <table:table-cell table:style-name="ce28" table:formula="of:=[.L$43]*42*231*(25.4)^3" office:value-type="float" office:value="158987294.928">
            <text:p>158987294.928</text:p>
          </table:table-cell>
          <table:table-cell table:style-name="ce28" table:formula="of:=[.M$44]/(0.999998)^3*43560*(12*25.4)^3" office:value-type="float" office:value="1233489238468.15">
            <text:p>1233489238468.15</text:p>
          </table:table-cell>
          <table:table-cell table:style-name="ce27" office:value-type="float" office:value="1">
            <text:p>1</text:p>
          </table:table-cell>
          <table:table-cell table:style-name="ce28" table:formula="of:=[.O$46]*1000" office:value-type="float" office:value="1000">
            <text:p>1000</text:p>
          </table:table-cell>
          <table:table-cell table:style-name="ce28" table:formula="of:=[.P$47]*(1000)^3" office:value-type="float" office:value="1000000000">
            <text:p>1000000000</text:p>
          </table:table-cell>
          <table:table-cell table:style-name="ce28" table:formula="of:=[.Q$48]*(10)^3" office:value-type="float" office:value="1000">
            <text:p>1000</text:p>
          </table:table-cell>
          <table:table-cell table:style-name="ce44" table:formula="of:=[.R$49]*1000*(10)^3" office:value-type="float" office:value="1000000">
            <text:p>1000000</text:p>
          </table:table-cell>
          <table:table-cell table:style-name="ce51"/>
          <table:table-cell table:style-name="ce47"/>
          <table:table-cell table:number-columns-repeated="31"/>
          <table:table-cell table:style-name="ce86" table:number-columns-repeated="971"/>
          <table:table-cell table:number-columns-repeated="2"/>
        </table:table-row>
        <table:table-row table:style-name="ro3">
          <table:table-cell table:style-name="ce3" office:value-type="string">
            <text:p>cubic centimeters (cc)</text:p>
          </table:table-cell>
          <table:table-cell table:style-name="ce32" table:formula="of:=[.B$33]*(2.54)^3" office:value-type="float" office:value="16.387064">
            <text:p>16.387064</text:p>
          </table:table-cell>
          <table:table-cell table:style-name="ce28" table:formula="of:=[.C$34]*(12*2.54)^3" office:value-type="float" office:value="28316.846592">
            <text:p>28316.846592</text:p>
          </table:table-cell>
          <table:table-cell table:style-name="ce28" table:formula="of:=[.D$35]*(36*2.54)^3" office:value-type="float" office:value="764554.857984">
            <text:p>764554.857984</text:p>
          </table:table-cell>
          <table:table-cell table:style-name="ce28" table:formula="of:=[.E$36]/6/128*231*(2.54)^3" office:value-type="float" office:value="4.92892159375">
            <text:p>4.9289215938</text:p>
          </table:table-cell>
          <table:table-cell table:style-name="ce28" table:formula="of:=[.F$37]/2/128*231*(2.54)^3" office:value-type="float" office:value="14.78676478125">
            <text:p>14.7867647813</text:p>
          </table:table-cell>
          <table:table-cell table:style-name="ce28" table:formula="of:=[.G$38]/128*231*(2.54)^3" office:value-type="float" office:value="29.5735295625">
            <text:p>29.5735295625</text:p>
          </table:table-cell>
          <table:table-cell table:style-name="ce28" table:formula="of:=[.H$39]/16*231*(2.54)^3" office:value-type="float" office:value="236.5882365">
            <text:p>236.5882365</text:p>
          </table:table-cell>
          <table:table-cell table:style-name="ce28" table:formula="of:=[.I$40]/8*231*(2.54)^3" office:value-type="float" office:value="473.176473">
            <text:p>473.176473</text:p>
          </table:table-cell>
          <table:table-cell table:style-name="ce28" table:formula="of:=[.J$41]/4*231*(2.54)^3" office:value-type="float" office:value="946.352946">
            <text:p>946.352946</text:p>
          </table:table-cell>
          <table:table-cell table:style-name="ce28" table:formula="of:=[.K$42]*231*(2.54)^3" office:value-type="float" office:value="3785.411784">
            <text:p>3785.411784</text:p>
          </table:table-cell>
          <table:table-cell table:style-name="ce28" table:formula="of:=[.L$43]*42*231*(2.54)^3" office:value-type="float" office:value="158987.294928">
            <text:p>158987.294928</text:p>
          </table:table-cell>
          <table:table-cell table:style-name="ce28" table:formula="of:=[.M$44]/(0.999998)^3*43560*(12*2.54)^3" office:value-type="float" office:value="1233489238.46815">
            <text:p>1233489238.46815</text:p>
          </table:table-cell>
          <table:table-cell table:style-name="ce28" table:formula="of:=[.N$45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28" table:formula="of:=[.P$47]*(100)^3" office:value-type="float" office:value="1000000">
            <text:p>1000000</text:p>
          </table:table-cell>
          <table:table-cell table:style-name="ce28" table:formula="of:=[.Q$48]" office:value-type="float" office:value="1">
            <text:p>1</text:p>
          </table:table-cell>
          <table:table-cell table:style-name="ce44" table:formula="of:=[.R$49]*1000" office:value-type="float" office:value="1000">
            <text:p>1000</text:p>
          </table:table-cell>
          <table:table-cell table:style-name="ce51"/>
          <table:table-cell table:style-name="ce47"/>
          <table:table-cell table:number-columns-repeated="1004"/>
        </table:table-row>
        <table:table-row table:style-name="ro3">
          <table:table-cell office:value-type="string">
            <text:p>cubic meters</text:p>
          </table:table-cell>
          <table:table-cell table:style-name="ce29" table:formula="of:=[.B$33]*(25.4/1000)^3" office:value-type="float" office:value="0.000016387064">
            <text:p>1.6387064E-005</text:p>
          </table:table-cell>
          <table:table-cell table:style-name="ce29" table:formula="of:=[.C$34]*(12*25.4/1000)^3" office:value-type="float" office:value="0.028316846592">
            <text:p>0.0283168466</text:p>
          </table:table-cell>
          <table:table-cell table:style-name="ce29" table:formula="of:=[.D$35]*(36*25.4/1000)^3" office:value-type="float" office:value="0.764554857984">
            <text:p>0.764554858</text:p>
          </table:table-cell>
          <table:table-cell table:style-name="ce29" table:formula="of:=[.E$36]/6/128*231*(25.4/1000)^3" office:value-type="float" office:value="0.00000492892159375">
            <text:p>4.92892159375E-006</text:p>
          </table:table-cell>
          <table:table-cell table:style-name="ce29" table:formula="of:=[.F$37]/2/128*231*(25.4/1000)^3" office:value-type="float" office:value="0.00001478676478125">
            <text:p>1.478676478125E-005</text:p>
          </table:table-cell>
          <table:table-cell table:style-name="ce29" table:formula="of:=[.G$38]/128*231*(25.4/1000)^3" office:value-type="float" office:value="0.0000295735295625">
            <text:p>2.95735295625E-005</text:p>
          </table:table-cell>
          <table:table-cell table:style-name="ce29" table:formula="of:=[.H$39]/16*231*(25.4/1000)^3" office:value-type="float" office:value="0.0002365882365">
            <text:p>0.0002365882</text:p>
          </table:table-cell>
          <table:table-cell table:style-name="ce29" table:formula="of:=[.I$40]/8*231*(25.4/1000)^3" office:value-type="float" office:value="0.000473176473">
            <text:p>0.0004731765</text:p>
          </table:table-cell>
          <table:table-cell table:style-name="ce29" table:formula="of:=[.J$41]/4*231*(25.4/1000)^3" office:value-type="float" office:value="0.000946352946">
            <text:p>0.0009463529</text:p>
          </table:table-cell>
          <table:table-cell table:style-name="ce29" table:formula="of:=[.K$42]*231*(25.4/1000)^3" office:value-type="float" office:value="0.003785411784">
            <text:p>0.0037854118</text:p>
          </table:table-cell>
          <table:table-cell table:style-name="ce29" table:formula="of:=[.L$43]*42*231*(25.4/1000)^3" office:value-type="float" office:value="0.158987294928">
            <text:p>0.1589872949</text:p>
          </table:table-cell>
          <table:table-cell table:style-name="ce29" table:formula="of:=[.M$44]/(0.999998)^3*43560*(12*25.4/1000)^3" office:value-type="float" office:value="1233.48923846815">
            <text:p>1233.4892384682</text:p>
          </table:table-cell>
          <table:table-cell table:style-name="ce29" table:formula="of:=[.N$45]/(1000)^3" office:value-type="float" office:value="0.000000001">
            <text:p>0.000000001</text:p>
          </table:table-cell>
          <table:table-cell table:style-name="ce29" table:formula="of:=[.O$46]/(100)^3" office:value-type="float" office:value="0.000001">
            <text:p>0.000001</text:p>
          </table:table-cell>
          <table:table-cell table:style-name="ce27" office:value-type="float" office:value="1">
            <text:p>1</text:p>
          </table:table-cell>
          <table:table-cell table:style-name="ce29" table:formula="of:=[.Q$48]/(100)^3" office:value-type="float" office:value="0.000001">
            <text:p>0.000001</text:p>
          </table:table-cell>
          <table:table-cell table:style-name="ce45" table:formula="of:=[.R$49]/1000" office:value-type="float" office:value="0.001">
            <text:p>0.001</text:p>
          </table:table-cell>
          <table:table-cell table:style-name="ce52"/>
          <table:table-cell table:style-name="ce47"/>
          <table:table-cell table:number-columns-repeated="1004"/>
        </table:table-row>
        <table:table-row table:style-name="ro4">
          <table:table-cell office:value-type="string">
            <text:p>milliliters (ml)</text:p>
          </table:table-cell>
          <table:table-cell table:style-name="ce29" table:formula="of:=[.B$33]*(2.54)^3" office:value-type="float" office:value="16.387064">
            <text:p>16.387064</text:p>
          </table:table-cell>
          <table:table-cell table:style-name="ce29" table:formula="of:=[.C$34]*(12*2.54)^3" office:value-type="float" office:value="28316.846592">
            <text:p>28316.846592</text:p>
          </table:table-cell>
          <table:table-cell table:style-name="ce29" table:formula="of:=[.D$35]*(36*2.54)^3" office:value-type="float" office:value="764554.857984">
            <text:p>764554.857984</text:p>
          </table:table-cell>
          <table:table-cell table:style-name="ce29" table:formula="of:=[.E$36]/6/128*231*(2.54)^3" office:value-type="float" office:value="4.92892159375">
            <text:p>4.9289215938</text:p>
          </table:table-cell>
          <table:table-cell table:style-name="ce29" table:formula="of:=[.F$37]/2/128*231*(2.54)^3" office:value-type="float" office:value="14.78676478125">
            <text:p>14.7867647813</text:p>
          </table:table-cell>
          <table:table-cell table:style-name="ce29" table:formula="of:=[.G$38]/128*231*(2.54)^3" office:value-type="float" office:value="29.5735295625">
            <text:p>29.5735295625</text:p>
          </table:table-cell>
          <table:table-cell table:style-name="ce29" table:formula="of:=[.H$39]/16*231*(2.54)^3" office:value-type="float" office:value="236.5882365">
            <text:p>236.5882365</text:p>
          </table:table-cell>
          <table:table-cell table:style-name="ce29" table:formula="of:=[.I$40]/8*231*(2.54)^3" office:value-type="float" office:value="473.176473">
            <text:p>473.176473</text:p>
          </table:table-cell>
          <table:table-cell table:style-name="ce29" table:formula="of:=[.J$41]/4*231*(2.54)^3" office:value-type="float" office:value="946.352946">
            <text:p>946.352946</text:p>
          </table:table-cell>
          <table:table-cell table:style-name="ce29" table:formula="of:=[.K$42]*231*(2.54)^3" office:value-type="float" office:value="3785.411784">
            <text:p>3785.411784</text:p>
          </table:table-cell>
          <table:table-cell table:style-name="ce29" table:formula="of:=[.L$43]*42*231*(2.54)^3" office:value-type="float" office:value="158987.294928">
            <text:p>158987.294928</text:p>
          </table:table-cell>
          <table:table-cell table:style-name="ce29" table:formula="of:=[.M$44]/(0.999998)^3*43560*(12*2.54)^3" office:value-type="float" office:value="1233489238.46815">
            <text:p>1233489238.46815</text:p>
          </table:table-cell>
          <table:table-cell table:style-name="ce29" table:formula="of:=[.N$45]/1000" office:value-type="float" office:value="0.001">
            <text:p>0.001</text:p>
          </table:table-cell>
          <table:table-cell table:style-name="ce29" table:formula="of:=[.O$46]" office:value-type="float" office:value="1">
            <text:p>1</text:p>
          </table:table-cell>
          <table:table-cell table:style-name="ce29" table:formula="of:=[.P$47]*(100)^3" office:value-type="float" office:value="1000000">
            <text:p>1000000</text:p>
          </table:table-cell>
          <table:table-cell table:style-name="ce27" office:value-type="float" office:value="1">
            <text:p>1</text:p>
          </table:table-cell>
          <table:table-cell table:style-name="ce45" table:formula="of:=[.R$49]*1000" office:value-type="float" office:value="1000">
            <text:p>1000</text:p>
          </table:table-cell>
          <table:table-cell table:style-name="ce52"/>
          <table:table-cell table:style-name="ce47"/>
          <table:table-cell table:number-columns-repeated="1004"/>
        </table:table-row>
        <table:table-row table:style-name="ro3">
          <table:table-cell table:style-name="ce5" office:value-type="string">
            <text:p>liters</text:p>
          </table:table-cell>
          <table:table-cell table:style-name="ce30" table:formula="of:=[.B$33]*(2.54)^3/1000" office:value-type="float" office:value="0.016387064">
            <text:p>0.016387064</text:p>
          </table:table-cell>
          <table:table-cell table:style-name="ce30" table:formula="of:=[.C$34]*(12*2.54)^3/1000" office:value-type="float" office:value="28.316846592">
            <text:p>28.316846592</text:p>
          </table:table-cell>
          <table:table-cell table:style-name="ce30" table:formula="of:=[.D$35]*(36*2.54)^3/1000" office:value-type="float" office:value="764.554857984">
            <text:p>764.554857984</text:p>
          </table:table-cell>
          <table:table-cell table:style-name="ce30" table:formula="of:=[.E$36]/6/128*231*(2.54)^3/1000" office:value-type="float" office:value="0.00492892159375">
            <text:p>0.0049289216</text:p>
          </table:table-cell>
          <table:table-cell table:style-name="ce30" table:formula="of:=[.F$37]/2/128*231*(2.54)^3/1000" office:value-type="float" office:value="0.01478676478125">
            <text:p>0.0147867648</text:p>
          </table:table-cell>
          <table:table-cell table:style-name="ce30" table:formula="of:=[.G$38]/128*231*(2.54)^3/1000" office:value-type="float" office:value="0.0295735295625">
            <text:p>0.0295735296</text:p>
          </table:table-cell>
          <table:table-cell table:style-name="ce30" table:formula="of:=[.H$39]/16*231*(2.54)^3/1000" office:value-type="float" office:value="0.2365882365">
            <text:p>0.2365882365</text:p>
          </table:table-cell>
          <table:table-cell table:style-name="ce30" table:formula="of:=[.I$40]/8*231*(2.54)^3/1000" office:value-type="float" office:value="0.473176473">
            <text:p>0.473176473</text:p>
          </table:table-cell>
          <table:table-cell table:style-name="ce61" table:formula="of:=[.J$41]/4*231*(2.54)^3/1000" office:value-type="float" office:value="0.946352946">
            <text:p>0.946352946</text:p>
          </table:table-cell>
          <table:table-cell table:style-name="ce61" table:formula="of:=[.K$42]*231*(2.54)^3/1000" office:value-type="float" office:value="3.785411784">
            <text:p>3.785411784</text:p>
          </table:table-cell>
          <table:table-cell table:style-name="ce61" table:formula="of:=[.L$43]*42*231*(2.54)^3/1000" office:value-type="float" office:value="158.987294928">
            <text:p>158.987294928</text:p>
          </table:table-cell>
          <table:table-cell table:style-name="ce30" table:formula="of:=[.M$44]/(0.999998)^3*43560*(12*2.54)^3/1000" office:value-type="float" office:value="1233489.23846815">
            <text:p>1233489.23846815</text:p>
          </table:table-cell>
          <table:table-cell table:style-name="ce30" table:formula="of:=[.N$45]/1000/1000" office:value-type="float" office:value="0.000001">
            <text:p>0.000001</text:p>
          </table:table-cell>
          <table:table-cell table:style-name="ce30" table:formula="of:=[.O$46]/1000" office:value-type="float" office:value="0.001">
            <text:p>0.001</text:p>
          </table:table-cell>
          <table:table-cell table:style-name="ce30" table:formula="of:=[.P$47]*1000" office:value-type="float" office:value="1000">
            <text:p>1000</text:p>
          </table:table-cell>
          <table:table-cell table:style-name="ce30" table:formula="of:=[.Q$48]/1000" office:value-type="float" office:value="0.001">
            <text:p>0.001</text:p>
          </table:table-cell>
          <table:table-cell table:style-name="ce46" office:value-type="float" office:value="1">
            <text:p>1</text:p>
          </table:table-cell>
          <table:table-cell table:style-name="ce53"/>
          <table:table-cell table:style-name="ce47"/>
          <table:table-cell table:number-columns-repeated="18"/>
          <table:table-cell table:style-name="ce86" table:number-columns-repeated="13"/>
          <table:table-cell table:number-columns-repeated="973"/>
        </table:table-row>
        <table:table-row table:style-name="ro1">
          <table:table-cell table:style-name="ce2" office:value-type="string">
            <text:p>Dry Volume</text:p>
          </table:table-cell>
          <table:table-cell table:style-name="ce30" table:number-columns-repeated="8"/>
          <table:table-cell table:style-name="ce61" table:number-columns-repeated="3"/>
          <table:table-cell table:style-name="ce30" table:number-columns-repeated="5"/>
          <table:table-cell table:style-name="ce46"/>
          <table:table-cell table:style-name="ce53"/>
          <table:table-cell table:style-name="ce47"/>
          <table:table-cell table:number-columns-repeated="18"/>
          <table:table-cell table:style-name="ce86" table:number-columns-repeated="13"/>
          <table:table-cell table:number-columns-repeated="973"/>
        </table:table-row>
        <table:table-row table:style-name="ro2">
          <table:table-cell table:style-name="Default"/>
          <table:table-cell table:style-name="ce26" office:value-type="string">
            <text:p/>
            <text:p>pint (dry)</text:p>
          </table:table-cell>
          <table:table-cell table:style-name="ce26" office:value-type="string">
            <text:p/>
            <text:p>quart (dry)</text:p>
          </table:table-cell>
          <table:table-cell table:style-name="ce26" office:value-type="string">
            <text:p/>
            <text:p>peck</text:p>
          </table:table-cell>
          <table:table-cell table:style-name="ce26" office:value-type="string">
            <text:p/>
            <text:p>bushel</text:p>
          </table:table-cell>
          <table:table-cell table:style-name="ce42" office:value-type="string">
            <text:p/>
            <text:p>liter</text:p>
          </table:table-cell>
          <table:table-cell table:style-name="ce49"/>
          <table:table-cell table:style-name="ce18" table:number-columns-repeated="8"/>
          <table:table-cell table:style-name="ce81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11" office:value-type="string">
            <text:p>pint (dry)</text:p>
          </table:table-cell>
          <table:table-cell table:style-name="ce33" office:value-type="float" office:value="1">
            <text:p>1</text:p>
          </table:table-cell>
          <table:table-cell table:style-name="ce38" table:formula="of:=[.C$53]*2" office:value-type="float" office:value="2">
            <text:p>2</text:p>
          </table:table-cell>
          <table:table-cell table:style-name="ce38" table:formula="of:=[.D$54]*2*4*2" office:value-type="float" office:value="16">
            <text:p>16</text:p>
          </table:table-cell>
          <table:table-cell table:style-name="ce38" table:formula="of:=[.E$55]*4*8*2" office:value-type="float" office:value="64">
            <text:p>64</text:p>
          </table:table-cell>
          <table:table-cell table:style-name="ce43" table:formula="of:=[.F$56]/0.5506105" office:value-type="float" office:value="1.81616587406161">
            <text:p>1.8161658741</text:p>
          </table:table-cell>
          <table:table-cell table:style-name="ce50"/>
          <table:table-cell table:style-name="ce13"/>
          <table:table-cell table:style-name="ce6" table:number-columns-repeated="2"/>
          <table:table-cell table:style-name="ce67" table:number-columns-repeated="3"/>
          <table:table-cell table:style-name="ce6"/>
          <table:table-cell table:number-columns-repeated="2"/>
          <table:table-cell table:style-name="ce6" table:number-columns-repeated="35"/>
          <table:table-cell table:number-columns-repeated="973"/>
        </table:table-row>
        <table:table-row table:style-name="ro3">
          <table:table-cell table:style-name="ce12" office:value-type="string">
            <text:p>quart (dry)</text:p>
          </table:table-cell>
          <table:table-cell table:style-name="ce28" table:formula="of:=[.B$52]/2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28" table:formula="of:=[.D$54]*2*4" office:value-type="float" office:value="8">
            <text:p>8</text:p>
          </table:table-cell>
          <table:table-cell table:style-name="ce28" table:formula="of:=[.E$55]*4*8" office:value-type="float" office:value="32">
            <text:p>32</text:p>
          </table:table-cell>
          <table:table-cell table:style-name="ce44" table:formula="of:=[.F$56]/1.101221" office:value-type="float" office:value="0.908082937030805">
            <text:p>0.908082937</text:p>
          </table:table-cell>
          <table:table-cell table:style-name="ce51"/>
          <table:table-cell/>
          <table:table-cell table:style-name="ce4" table:number-columns-repeated="2"/>
          <table:table-cell table:style-name="ce68" table:number-columns-repeated="6"/>
          <table:table-cell table:style-name="ce4" table:number-columns-repeated="35"/>
          <table:table-cell table:number-columns-repeated="973"/>
        </table:table-row>
        <table:table-row table:style-name="ro3">
          <table:table-cell table:style-name="ce13" office:value-type="string">
            <office:annotation draw:style-name="gr1" draw:text-style-name="P1" svg:width="6.464cm" svg:height="4.445cm" svg:x="3.884cm" svg:y="26.211cm" draw:caption-point-x="-0.436cm" draw:caption-point-y="1.701cm">
              <dc:date>2014-02-18T00:00:00</dc:date>
              <text:p text:style-name="P1"><text:span text:style-name="T1">1/4 bushel</text:span></text:p>
              <text:p text:style-name="P1"><text:span text:style-name="T1">8 quarts</text:span></text:p>
              <text:p text:style-name="P1"><text:span text:style-name="T1">2 gallons</text:span></text:p>
              <text:p text:style-name="P1"><text:span text:style-name="T1">Primarily a unit of pickeled peppers</text:span></text:p>
            </office:annotation>
            <text:p>peck</text:p>
          </table:table-cell>
          <table:table-cell table:style-name="ce29" table:formula="of:=[.B$52]/2/4/2" office:value-type="float" office:value="0.0625">
            <text:p>0.0625</text:p>
          </table:table-cell>
          <table:table-cell table:style-name="ce29" table:formula="of:=[.C$53]/4/2" office:value-type="float" office:value="0.125">
            <text:p>0.125</text:p>
          </table:table-cell>
          <table:table-cell table:style-name="ce27" office:value-type="float" office:value="1">
            <text:p>1</text:p>
          </table:table-cell>
          <table:table-cell table:style-name="ce29" table:formula="of:=[.E$55]*4" office:value-type="float" office:value="4">
            <text:p>4</text:p>
          </table:table-cell>
          <table:table-cell table:style-name="ce45" table:formula="of:=[.F$56]/8.809768" office:value-type="float" office:value="0.113510367128851">
            <text:p>0.1135103671</text:p>
          </table:table-cell>
          <table:table-cell table:style-name="ce52"/>
          <table:table-cell/>
          <table:table-cell table:style-name="ce4" table:number-columns-repeated="2"/>
          <table:table-cell table:style-name="ce68" table:number-columns-repeated="6"/>
          <table:table-cell table:style-name="ce4" table:number-columns-repeated="35"/>
          <table:table-cell table:number-columns-repeated="973"/>
        </table:table-row>
        <table:table-row table:style-name="ro3">
          <table:table-cell table:style-name="ce13" office:value-type="string">
            <office:annotation draw:style-name="gr1" draw:text-style-name="P1" svg:width="4.017cm" svg:height="4.232cm" svg:x="3.884cm" svg:y="26.286cm" draw:caption-point-x="-0.436cm" draw:caption-point-y="2.124cm">
              <dc:date>2014-02-18T00:00:00</dc:date>
              <text:p text:style-name="P1"><text:span text:style-name="T1">8 dry US Gallons</text:span></text:p>
              <text:p text:style-name="P1"><text:span text:style-name="T1"/></text:p>
            </office:annotation>
            <text:p>bushel</text:p>
          </table:table-cell>
          <table:table-cell table:style-name="ce29" table:formula="of:=[.B$52]/2/4/8" office:value-type="float" office:value="0.015625">
            <text:p>0.015625</text:p>
          </table:table-cell>
          <table:table-cell table:style-name="ce29" table:formula="of:=[.C$53]/4/8" office:value-type="float" office:value="0.03125">
            <text:p>0.03125</text:p>
          </table:table-cell>
          <table:table-cell table:style-name="ce29" table:formula="of:=[.D$54]/4" office:value-type="float" office:value="0.25">
            <text:p>0.25</text:p>
          </table:table-cell>
          <table:table-cell table:style-name="ce27" office:value-type="float" office:value="1">
            <text:p>1</text:p>
          </table:table-cell>
          <table:table-cell table:style-name="ce45" table:formula="of:=[.F$56]/35.239072" office:value-type="float" office:value="0.0283775917822127">
            <text:p>0.0283775918</text:p>
          </table:table-cell>
          <table:table-cell table:style-name="ce52"/>
          <table:table-cell/>
          <table:table-cell table:style-name="ce4" table:number-columns-repeated="2"/>
          <table:table-cell table:style-name="ce68" table:number-columns-repeated="6"/>
          <table:table-cell table:style-name="ce4" table:number-columns-repeated="35"/>
          <table:table-cell table:style-name="ce86" table:number-columns-repeated="971"/>
          <table:table-cell table:number-columns-repeated="2"/>
        </table:table-row>
        <table:table-row table:style-name="ro3">
          <table:table-cell table:style-name="ce5" office:value-type="string">
            <text:p>liter</text:p>
          </table:table-cell>
          <table:table-cell table:style-name="ce30" table:formula="of:=[.B$52]*0.5506105" office:value-type="float" office:value="0.5506105">
            <text:p>0.5506105</text:p>
          </table:table-cell>
          <table:table-cell table:style-name="ce30" table:formula="of:=[.C$53]*1.101221" office:value-type="float" office:value="1.101221">
            <text:p>1.101221</text:p>
          </table:table-cell>
          <table:table-cell table:style-name="ce30" table:formula="of:=[.D$54]*8.809768" office:value-type="float" office:value="8.809768">
            <text:p>8.809768</text:p>
          </table:table-cell>
          <table:table-cell table:style-name="ce30" table:formula="of:=[.E$55]*35.239072" office:value-type="float" office:value="35.239072">
            <text:p>35.239072</text:p>
          </table:table-cell>
          <table:table-cell table:style-name="ce46" office:value-type="float" office:value="1">
            <text:p>1</text:p>
          </table:table-cell>
          <table:table-cell table:style-name="ce53"/>
          <table:table-cell table:style-name="ce13"/>
          <table:table-cell table:style-name="ce6" table:number-columns-repeated="2"/>
          <table:table-cell table:style-name="ce69" table:number-columns-repeated="6"/>
          <table:table-cell table:style-name="ce6" table:number-columns-repeated="35"/>
          <table:table-cell table:style-name="ce4" table:number-columns-repeated="106"/>
          <table:table-cell table:number-columns-repeated="867"/>
        </table:table-row>
        <table:table-row table:style-name="ro1">
          <table:table-cell table:style-name="ce8" office:value-type="string">
            <text:p>Mass</text:p>
          </table:table-cell>
          <table:table-cell table:number-columns-repeated="50"/>
          <table:table-cell table:style-name="ce4" table:number-columns-repeated="106"/>
          <table:table-cell table:number-columns-repeated="867"/>
        </table:table-row>
        <table:table-row table:style-name="ro2">
          <table:table-cell table:style-name="Default"/>
          <table:table-cell table:style-name="ce26" office:value-type="string">
            <text:p/>
            <text:p>grain</text:p>
          </table:table-cell>
          <table:table-cell table:style-name="ce26" office:value-type="string">
            <text:p/>
            <text:p>Ounce</text:p>
          </table:table-cell>
          <table:table-cell table:style-name="ce26" office:value-type="string">
            <text:p/>
            <text:p>Pound</text:p>
          </table:table-cell>
          <table:table-cell table:style-name="ce26" office:value-type="string">
            <text:p/>
            <text:p>ton</text:p>
          </table:table-cell>
          <table:table-cell table:style-name="ce26" office:value-type="string">
            <text:p/>
            <text:p>troy ounce</text:p>
          </table:table-cell>
          <table:table-cell table:style-name="ce26" office:value-type="string">
            <text:p/>
            <text:p>troy pound</text:p>
          </table:table-cell>
          <table:table-cell table:style-name="ce26" office:value-type="string">
            <text:p/>
            <text:p>milligram</text:p>
          </table:table-cell>
          <table:table-cell table:style-name="ce26" office:value-type="string">
            <text:p/>
            <text:p>gram</text:p>
          </table:table-cell>
          <table:table-cell table:style-name="ce26" office:value-type="string">
            <text:p/>
            <text:p>kilogram</text:p>
          </table:table-cell>
          <table:table-cell table:style-name="ce42" office:value-type="string">
            <text:p/>
            <text:p>metric ton</text:p>
          </table:table-cell>
          <table:table-cell table:style-name="ce54"/>
          <table:table-cell table:style-name="ce18" table:number-columns-repeated="3"/>
          <table:table-cell table:style-name="ce81"/>
          <table:table-cell table:style-name="ce18" table:number-columns-repeated="35"/>
          <table:table-cell table:style-name="ce4" table:number-columns-repeated="106"/>
          <table:table-cell table:number-columns-repeated="867"/>
        </table:table-row>
        <table:table-row table:style-name="ro3">
          <table:table-cell table:style-name="ce12" office:value-type="string">
            <office:annotation draw:style-name="gr1" draw:text-style-name="P1" svg:width="4.017cm" svg:height="6.596cm" svg:x="3.884cm" svg:y="29.376cm" draw:caption-point-x="-0.436cm" draw:caption-point-y="1.42cm">
              <dc:date>2014-02-18T00:00:00</dc:date>
              <text:p text:style-name="P1"><text:span text:style-name="T1">0.06479891 gram</text:span></text:p>
              <text:p text:style-name="P1"><text:span text:style-name="T1">7000 grains per pound</text:span></text:p>
              <text:p text:style-name="P1"><text:span text:style-name="T1">5760 grains per troy pound</text:span></text:p>
              <text:p text:style-name="P1"><text:span text:style-name="T1"/></text:p>
            </office:annotation>
            <text:p>Grain</text:p>
          </table:table-cell>
          <table:table-cell table:style-name="ce27" office:value-type="float" office:value="1">
            <text:p>1</text:p>
          </table:table-cell>
          <table:table-cell table:style-name="ce28" table:formula="of:=[.C$60]/16*7000" office:value-type="float" office:value="437.5">
            <text:p>437.5</text:p>
          </table:table-cell>
          <table:table-cell table:style-name="ce28" table:formula="of:=[.D$61]*7000" office:value-type="float" office:value="7000">
            <text:p>7000</text:p>
          </table:table-cell>
          <table:table-cell table:style-name="ce28" table:formula="of:=[.E$62]*2000*7000" office:value-type="float" office:value="14000000">
            <text:p>14000000</text:p>
          </table:table-cell>
          <table:table-cell table:style-name="ce28" table:formula="of:=[.F$63]*480" office:value-type="float" office:value="480">
            <text:p>480</text:p>
          </table:table-cell>
          <table:table-cell table:style-name="ce28" table:formula="of:=[.G$64]*12*480" office:value-type="float" office:value="5760">
            <text:p>5760</text:p>
          </table:table-cell>
          <table:table-cell table:style-name="ce28" table:formula="of:=[.H$65]/1000/28.349523125/16*7000" office:value-type="float" office:value="0.0154323583529414">
            <text:p>0.0154323584</text:p>
          </table:table-cell>
          <table:table-cell table:style-name="ce28" table:formula="of:=[.I$66]/28.349523125/16*7000" office:value-type="float" office:value="15.4323583529414">
            <text:p>15.4323583529</text:p>
          </table:table-cell>
          <table:table-cell table:style-name="ce28" table:formula="of:=[.J$67]*1000/28.349523125/16*7000" office:value-type="float" office:value="15432.3583529414">
            <text:p>15432.3583529414</text:p>
          </table:table-cell>
          <table:table-cell table:style-name="ce44" table:formula="of:=[.K$68]*1000*1000/28.349523125/16*7000" office:value-type="float" office:value="15432358.3529414">
            <text:p>15432358.3529414</text:p>
          </table:table-cell>
          <table:table-cell table:style-name="ce51"/>
          <table:table-cell table:style-name="ce13" table:number-columns-repeated="39"/>
          <table:table-cell table:style-name="ce18" table:number-columns-repeated="971"/>
          <table:table-cell table:number-columns-repeated="2"/>
        </table:table-row>
        <table:table-row table:style-name="ro3">
          <table:table-cell table:style-name="ce3" office:value-type="string">
            <office:annotation draw:style-name="gr1" draw:text-style-name="P1" svg:width="4.017cm" svg:height="6.631cm" svg:x="3.884cm" svg:y="29.415cm" draw:caption-point-x="-0.436cm" draw:caption-point-y="1.879cm">
              <dc:date>2014-02-18T00:00:00</dc:date>
              <text:p text:style-name="P1"><text:span text:style-name="T1">28.349523125 grams</text:span></text:p>
            </office:annotation>
            <text:p>Ounce (av)</text:p>
          </table:table-cell>
          <table:table-cell table:style-name="ce28" table:formula="of:=[.B$59]/7000*16" office:value-type="float" office:value="0.00228571428571429">
            <text:p>0.0022857143</text:p>
          </table:table-cell>
          <table:table-cell table:style-name="ce27" office:value-type="float" office:value="1">
            <text:p>1</text:p>
          </table:table-cell>
          <table:table-cell table:style-name="ce28" table:formula="of:=[.D$61]*16" office:value-type="float" office:value="16">
            <text:p>16</text:p>
          </table:table-cell>
          <table:table-cell table:style-name="ce28" table:formula="of:=[.E$62]*2000*16" office:value-type="float" office:value="32000">
            <text:p>32000</text:p>
          </table:table-cell>
          <table:table-cell table:style-name="ce28" table:formula="of:=[.F$63]*480/7000*16" office:value-type="float" office:value="1.09714285714286">
            <text:p>1.0971428571</text:p>
          </table:table-cell>
          <table:table-cell table:style-name="ce28" table:formula="of:=[.G$64]*12*480/7000*16" office:value-type="float" office:value="13.1657142857143">
            <text:p>13.1657142857</text:p>
          </table:table-cell>
          <table:table-cell table:style-name="ce28" table:formula="of:=[.H$65]/1000/28.349523125" office:value-type="float" office:value="0.0000352739619495804">
            <text:p>0.000035274</text:p>
          </table:table-cell>
          <table:table-cell table:style-name="ce28" table:formula="of:=[.I$66]/28.349523125" office:value-type="float" office:value="0.0352739619495804">
            <text:p>0.0352739619</text:p>
          </table:table-cell>
          <table:table-cell table:style-name="ce28" table:formula="of:=[.J$67]*1000/28.349523125" office:value-type="float" office:value="35.2739619495804">
            <text:p>35.2739619496</text:p>
          </table:table-cell>
          <table:table-cell table:style-name="ce44" table:formula="of:=[.K$68]*1000*1000/28.349523125" office:value-type="float" office:value="35273.9619495804">
            <text:p>35273.9619495804</text:p>
          </table:table-cell>
          <table:table-cell table:style-name="ce51"/>
          <table:table-cell/>
          <table:table-cell table:style-name="ce68" table:number-columns-repeated="12"/>
          <table:table-cell table:number-columns-repeated="26"/>
          <table:table-cell table:style-name="ce6" table:number-columns-repeated="106"/>
          <table:table-cell table:style-name="ce13" table:number-columns-repeated="865"/>
          <table:table-cell table:number-columns-repeated="2"/>
        </table:table-row>
        <table:table-row table:style-name="ro3">
          <table:table-cell office:value-type="string">
            <text:p>Pound (av)</text:p>
          </table:table-cell>
          <table:table-cell table:style-name="ce34" table:formula="of:=[.B$59]/7000" office:value-type="float" office:value="0.000142857142857143">
            <text:p>0.0001428571</text:p>
          </table:table-cell>
          <table:table-cell table:style-name="ce34" table:formula="of:=[.C$60]/16" office:value-type="float" office:value="0.0625">
            <text:p>0.0625</text:p>
          </table:table-cell>
          <table:table-cell table:style-name="ce27" office:value-type="float" office:value="1">
            <text:p>1</text:p>
          </table:table-cell>
          <table:table-cell table:style-name="ce34" table:formula="of:=[.E$62]*2000" office:value-type="float" office:value="2000">
            <text:p>2000</text:p>
          </table:table-cell>
          <table:table-cell table:style-name="ce34" table:formula="of:=[.F$63]*480/7000" office:value-type="float" office:value="0.0685714285714286">
            <text:p>0.0685714286</text:p>
          </table:table-cell>
          <table:table-cell table:style-name="ce34" table:formula="of:=[.G$64]*12*480/7000" office:value-type="float" office:value="0.822857142857143">
            <text:p>0.8228571429</text:p>
          </table:table-cell>
          <table:table-cell table:style-name="ce34" table:formula="of:=[.H$65]/1000/28.349523125/16" office:value-type="float" office:value="0.00000220462262184878">
            <text:p>2.20462262184878E-006</text:p>
          </table:table-cell>
          <table:table-cell table:style-name="ce34" table:formula="of:=[.I$66]/28.349523125/16" office:value-type="float" office:value="0.00220462262184878">
            <text:p>0.0022046226</text:p>
          </table:table-cell>
          <table:table-cell table:style-name="ce34" table:formula="of:=[.J$67]*1000/28.349523125/16" office:value-type="float" office:value="2.20462262184878">
            <text:p>2.2046226218</text:p>
          </table:table-cell>
          <table:table-cell table:style-name="ce47" table:formula="of:=[.K$68]*1000*1000/28.349523125/16" office:value-type="float" office:value="2204.62262184878">
            <text:p>2204.6226218488</text:p>
          </table:table-cell>
          <table:table-cell table:style-name="ce52"/>
          <table:table-cell/>
          <table:table-cell table:style-name="ce68" table:number-columns-repeated="12"/>
          <table:table-cell table:number-columns-repeated="26"/>
          <table:table-cell table:style-name="ce4" table:number-columns-repeated="106"/>
          <table:table-cell table:number-columns-repeated="867"/>
        </table:table-row>
        <table:table-row table:style-name="ro3">
          <table:table-cell table:style-name="ce10" office:value-type="string">
            <text:p>Ton</text:p>
          </table:table-cell>
          <table:table-cell table:style-name="ce35" table:formula="of:=[.B$59]/7000/2000" office:value-type="float" office:value="0.0000000714285714285714">
            <text:p>7.14285714285714E-008</text:p>
          </table:table-cell>
          <table:table-cell table:style-name="ce35" table:formula="of:=[.C$60]/16/2000" office:value-type="float" office:value="0.00003125">
            <text:p>0.00003125</text:p>
          </table:table-cell>
          <table:table-cell table:style-name="ce35" table:formula="of:=[.D$61]/2000" office:value-type="float" office:value="0.0005">
            <text:p>0.0005</text:p>
          </table:table-cell>
          <table:table-cell table:style-name="ce40" office:value-type="float" office:value="1">
            <text:p>1</text:p>
          </table:table-cell>
          <table:table-cell table:style-name="ce35" table:formula="of:=[.F$63]*480/7000/2000" office:value-type="float" office:value="0.0000342857142857143">
            <text:p>3.42857142857143E-005</text:p>
          </table:table-cell>
          <table:table-cell table:style-name="ce35" table:formula="of:=[.G$64]*12*480/7000/2000" office:value-type="float" office:value="0.000411428571428571">
            <text:p>0.0004114286</text:p>
          </table:table-cell>
          <table:table-cell table:style-name="ce35" table:formula="of:=[.H$65]/1000/28.349523125/16/2000" office:value-type="float" office:value="0.00000000110231131092439">
            <text:p>1.10231131092439E-009</text:p>
          </table:table-cell>
          <table:table-cell table:style-name="ce35" table:formula="of:=[.I$66]/28.349523125/16/2000" office:value-type="float" office:value="0.00000110231131092439">
            <text:p>1.10231131092439E-006</text:p>
          </table:table-cell>
          <table:table-cell table:style-name="ce35" table:formula="of:=[.J$67]*1000/28.349523125/16/2000" office:value-type="float" office:value="0.00110231131092439">
            <text:p>0.0011023113</text:p>
          </table:table-cell>
          <table:table-cell table:style-name="ce58" table:formula="of:=[.K$68]*1000*1000/28.349523125/16/2000" office:value-type="float" office:value="1.10231131092439">
            <text:p>1.1023113109</text:p>
          </table:table-cell>
          <table:table-cell table:style-name="ce60"/>
          <table:table-cell table:style-name="ce13"/>
          <table:table-cell table:style-name="ce69" table:number-columns-repeated="12"/>
          <table:table-cell table:style-name="ce13" table:number-columns-repeated="26"/>
          <table:table-cell table:style-name="ce4" table:number-columns-repeated="106"/>
          <table:table-cell table:number-columns-repeated="867"/>
        </table:table-row>
        <table:table-row table:style-name="ro3">
          <table:table-cell table:style-name="ce3" office:value-type="string">
            <office:annotation draw:style-name="gr1" draw:text-style-name="P1" svg:width="7.314cm" svg:height="6.525cm" svg:x="3.884cm" svg:y="29.602cm" draw:caption-point-x="-0.436cm" draw:caption-point-y="3.184cm">
              <dc:date>2014-02-18T00:00:00</dc:date>
              <text:p text:style-name="P1"><text:span text:style-name="T1">31.1034768 grams</text:span></text:p>
              <text:p text:style-name="P1"><text:span text:style-name="T1">12 troy ounces per troy pound</text:span></text:p>
              <text:p text:style-name="P1"><text:span text:style-name="T1">480 grains per troy ounce</text:span></text:p>
            </office:annotation>
            <text:p>Troy Ounce</text:p>
          </table:table-cell>
          <table:table-cell table:style-name="ce28" table:formula="of:=[.B$59]/480" office:value-type="float" office:value="0.00208333333333333">
            <text:p>0.0020833333</text:p>
          </table:table-cell>
          <table:table-cell table:style-name="ce28" table:formula="of:=[.C$60]/16*7000/480" office:value-type="float" office:value="0.911458333333333">
            <text:p>0.9114583333</text:p>
          </table:table-cell>
          <table:table-cell table:style-name="ce28" table:formula="of:=[.D$61]*7000/480" office:value-type="float" office:value="14.5833333333333">
            <text:p>14.5833333333</text:p>
          </table:table-cell>
          <table:table-cell table:style-name="ce28" table:formula="of:=[.E$62]*2000*7000/480" office:value-type="float" office:value="29166.6666666667">
            <text:p>29166.6666666667</text:p>
          </table:table-cell>
          <table:table-cell table:style-name="ce27" office:value-type="float" office:value="1">
            <text:p>1</text:p>
          </table:table-cell>
          <table:table-cell table:style-name="ce28" table:formula="of:=[.G$64]*12" office:value-type="float" office:value="12">
            <text:p>12</text:p>
          </table:table-cell>
          <table:table-cell table:style-name="ce28" table:formula="of:=[.H$65]/1000/31.1034768" office:value-type="float" office:value="0.000032150746568628">
            <text:p>3.2150746568628E-005</text:p>
          </table:table-cell>
          <table:table-cell table:style-name="ce28" table:formula="of:=[.I$66]/31.1034768" office:value-type="float" office:value="0.032150746568628">
            <text:p>0.0321507466</text:p>
          </table:table-cell>
          <table:table-cell table:style-name="ce28" table:formula="of:=[.J$67]*1000/31.1034768" office:value-type="float" office:value="32.150746568628">
            <text:p>32.1507465686</text:p>
          </table:table-cell>
          <table:table-cell table:style-name="ce44" table:formula="of:=[.K$68]*1000*1000/31.1034768" office:value-type="float" office:value="32150.746568628">
            <text:p>32150.746568628</text:p>
          </table:table-cell>
          <table:table-cell table:style-name="ce51"/>
          <table:table-cell/>
          <table:table-cell table:style-name="ce68" table:number-columns-repeated="12"/>
          <table:table-cell table:number-columns-repeated="26"/>
          <table:table-cell table:style-name="ce4" table:number-columns-repeated="106"/>
          <table:table-cell table:number-columns-repeated="867"/>
        </table:table-row>
        <table:table-row table:style-name="ro3">
          <table:table-cell table:style-name="ce5" office:value-type="string">
            <text:p>Troy Pound</text:p>
          </table:table-cell>
          <table:table-cell table:style-name="ce30" table:formula="of:=[.B$59]/480/12" office:value-type="float" office:value="0.000173611111111111">
            <text:p>0.0001736111</text:p>
          </table:table-cell>
          <table:table-cell table:style-name="ce30" table:formula="of:=[.C$60]/16*7000/480/12" office:value-type="float" office:value="0.0759548611111111">
            <text:p>0.0759548611</text:p>
          </table:table-cell>
          <table:table-cell table:style-name="ce30" table:formula="of:=[.D$61]*7000/480/12" office:value-type="float" office:value="1.21527777777778">
            <text:p>1.2152777778</text:p>
          </table:table-cell>
          <table:table-cell table:style-name="ce30" table:formula="of:=[.E$62]*2000*7000/480/12" office:value-type="float" office:value="2430.55555555556">
            <text:p>2430.5555555556</text:p>
          </table:table-cell>
          <table:table-cell table:style-name="ce30" table:formula="of:=[.F$63]/12" office:value-type="float" office:value="0.0833333333333333">
            <text:p>0.0833333333</text:p>
          </table:table-cell>
          <table:table-cell table:style-name="ce40" office:value-type="float" office:value="1">
            <text:p>1</text:p>
          </table:table-cell>
          <table:table-cell table:style-name="ce30" table:formula="of:=[.H$65]/1000/31.1034768/12" office:value-type="float" office:value="0.000002679228880719">
            <text:p>2.679228880719E-006</text:p>
          </table:table-cell>
          <table:table-cell table:style-name="ce30" table:formula="of:=[.I$66]/31.1034768/12" office:value-type="float" office:value="0.002679228880719">
            <text:p>0.0026792289</text:p>
          </table:table-cell>
          <table:table-cell table:style-name="ce30" table:formula="of:=[.J$67]*1000/31.1034768/12" office:value-type="float" office:value="2.679228880719">
            <text:p>2.6792288807</text:p>
          </table:table-cell>
          <table:table-cell table:style-name="ce59" table:formula="of:=[.K$68]*1000*1000/31.1034768/12" office:value-type="float" office:value="2679.228880719">
            <text:p>2679.228880719</text:p>
          </table:table-cell>
          <table:table-cell table:style-name="ce53"/>
          <table:table-cell table:style-name="ce13"/>
          <table:table-cell table:style-name="ce69" table:number-columns-repeated="12"/>
          <table:table-cell table:style-name="ce13" table:number-columns-repeated="26"/>
          <table:table-cell table:style-name="ce6" table:number-columns-repeated="106"/>
          <table:table-cell table:style-name="ce13" table:number-columns-repeated="865"/>
          <table:table-cell table:number-columns-repeated="2"/>
        </table:table-row>
        <table:table-row table:style-name="ro3">
          <table:table-cell office:value-type="string">
            <text:p>milligram</text:p>
          </table:table-cell>
          <table:table-cell table:style-name="ce34" table:formula="of:=[.B$59]*0.06479891*1000" office:value-type="float" office:value="64.79891">
            <text:p>64.79891</text:p>
          </table:table-cell>
          <table:table-cell table:style-name="ce34" table:formula="of:=[.C$60]*28.349523125*1000" office:value-type="float" office:value="28349.523125">
            <text:p>28349.523125</text:p>
          </table:table-cell>
          <table:table-cell table:style-name="ce34" table:formula="of:=[.D$61]*16*28.349523125*1000" office:value-type="float" office:value="453592.37">
            <text:p>453592.37</text:p>
          </table:table-cell>
          <table:table-cell table:style-name="ce34" table:formula="of:=[.E$62]*2000*16*28.349523125*1000" office:value-type="float" office:value="907184740">
            <text:p>907184740</text:p>
          </table:table-cell>
          <table:table-cell table:style-name="ce34" table:formula="of:=[.F$63]*480/7000*16*28.349523125*1000" office:value-type="float" office:value="31103.4768">
            <text:p>31103.4768</text:p>
          </table:table-cell>
          <table:table-cell table:style-name="ce34" table:formula="of:=[.G$64]*12*480/7000*16*28.349523125*1000" office:value-type="float" office:value="373241.7216">
            <text:p>373241.7216</text:p>
          </table:table-cell>
          <table:table-cell table:style-name="ce27" office:value-type="float" office:value="1">
            <text:p>1</text:p>
          </table:table-cell>
          <table:table-cell table:style-name="ce34" table:formula="of:=[.I$66]*1000" office:value-type="float" office:value="1000">
            <text:p>1000</text:p>
          </table:table-cell>
          <table:table-cell table:style-name="ce34" table:formula="of:=[.J$67]*1000*1000" office:value-type="float" office:value="1000000">
            <text:p>1000000</text:p>
          </table:table-cell>
          <table:table-cell table:style-name="ce47" table:formula="of:=[.K$68]*1000*1000*1000" office:value-type="float" office:value="1000000000">
            <text:p>1000000000</text:p>
          </table:table-cell>
          <table:table-cell table:style-name="ce52"/>
          <table:table-cell/>
          <table:table-cell table:style-name="ce68" table:number-columns-repeated="12"/>
          <table:table-cell table:number-columns-repeated="26"/>
          <table:table-cell table:style-name="ce4" table:number-columns-repeated="106"/>
          <table:table-cell table:number-columns-repeated="867"/>
        </table:table-row>
        <table:table-row table:style-name="ro3">
          <table:table-cell office:value-type="string">
            <text:p>gram</text:p>
          </table:table-cell>
          <table:table-cell table:style-name="ce34" table:formula="of:=[.B$59]*0.06479891" office:value-type="float" office:value="0.06479891">
            <text:p>0.06479891</text:p>
          </table:table-cell>
          <table:table-cell table:style-name="ce34" table:formula="of:=[.C$60]*28.349523125" office:value-type="float" office:value="28.349523125">
            <text:p>28.349523125</text:p>
          </table:table-cell>
          <table:table-cell table:style-name="ce34" table:formula="of:=[.D$61]*16*28.349523125" office:value-type="float" office:value="453.59237">
            <text:p>453.59237</text:p>
          </table:table-cell>
          <table:table-cell table:style-name="ce34" table:formula="of:=[.E$62]*2000*16*28.349523125" office:value-type="float" office:value="907184.74">
            <text:p>907184.74</text:p>
          </table:table-cell>
          <table:table-cell table:style-name="ce34" table:formula="of:=[.F$63]*480/7000*16*28.349523125" office:value-type="float" office:value="31.1034768">
            <text:p>31.1034768</text:p>
          </table:table-cell>
          <table:table-cell table:style-name="ce34" table:formula="of:=[.G$64]*12*480/7000*16*28.349523125" office:value-type="float" office:value="373.2417216">
            <text:p>373.2417216</text:p>
          </table:table-cell>
          <table:table-cell table:style-name="ce34" table:formula="of:=[.H$65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34" table:formula="of:=[.J$67]*1000" office:value-type="float" office:value="1000">
            <text:p>1000</text:p>
          </table:table-cell>
          <table:table-cell table:style-name="ce47" table:formula="of:=[.K$68]*1000*1000" office:value-type="float" office:value="1000000">
            <text:p>1000000</text:p>
          </table:table-cell>
          <table:table-cell table:style-name="ce52"/>
          <table:table-cell/>
          <table:table-cell table:style-name="ce68" table:number-columns-repeated="12"/>
          <table:table-cell table:number-columns-repeated="26"/>
          <table:table-cell table:style-name="ce4" table:number-columns-repeated="106"/>
          <table:table-cell table:number-columns-repeated="867"/>
        </table:table-row>
        <table:table-row table:style-name="ro3">
          <table:table-cell table:style-name="ce3" office:value-type="string">
            <text:p>kilogram</text:p>
          </table:table-cell>
          <table:table-cell table:style-name="ce28" table:formula="of:=[.B$59]*0.06479891/1000" office:value-type="float" office:value="0.00006479891">
            <text:p>6.479891E-005</text:p>
          </table:table-cell>
          <table:table-cell table:style-name="ce28" table:formula="of:=[.C$60]*28.349523125/1000" office:value-type="float" office:value="0.028349523125">
            <text:p>0.0283495231</text:p>
          </table:table-cell>
          <table:table-cell table:style-name="ce28" table:formula="of:=[.D$61]*16*28.349523125/1000" office:value-type="float" office:value="0.45359237">
            <text:p>0.45359237</text:p>
          </table:table-cell>
          <table:table-cell table:style-name="ce28" table:formula="of:=[.E$62]*2000*16*28.349523125/1000" office:value-type="float" office:value="907.18474">
            <text:p>907.18474</text:p>
          </table:table-cell>
          <table:table-cell table:style-name="ce28" table:formula="of:=[.F$63]*480/7000*16*28.349523125/1000" office:value-type="float" office:value="0.0311034768">
            <text:p>0.0311034768</text:p>
          </table:table-cell>
          <table:table-cell table:style-name="ce28" table:formula="of:=[.G$64]*12*480/7000*16*28.349523125/1000" office:value-type="float" office:value="0.3732417216">
            <text:p>0.3732417216</text:p>
          </table:table-cell>
          <table:table-cell table:style-name="ce28" table:formula="of:=[.H$65]/1000/1000" office:value-type="float" office:value="0.000001">
            <text:p>0.000001</text:p>
          </table:table-cell>
          <table:table-cell table:style-name="ce28" table:formula="of:=[.I$66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44" table:formula="of:=[.K$68]*1000" office:value-type="float" office:value="1000">
            <text:p>1000</text:p>
          </table:table-cell>
          <table:table-cell table:style-name="ce51"/>
          <table:table-cell/>
          <table:table-cell table:style-name="ce68" table:number-columns-repeated="12"/>
          <table:table-cell table:number-columns-repeated="999"/>
        </table:table-row>
        <table:table-row table:style-name="ro3">
          <table:table-cell table:style-name="ce5" office:value-type="string">
            <text:p>Metric ton</text:p>
          </table:table-cell>
          <table:table-cell table:style-name="ce30" table:formula="of:=[.B$59]*0.06479891/1000/1000" office:value-type="float" office:value="0.00000006479891">
            <text:p>6.479891E-008</text:p>
          </table:table-cell>
          <table:table-cell table:style-name="ce30" table:formula="of:=[.C$60]*28.349523125/1000/1000" office:value-type="float" office:value="0.000028349523125">
            <text:p>2.8349523125E-005</text:p>
          </table:table-cell>
          <table:table-cell table:style-name="ce30" table:formula="of:=[.D$61]*16*28.349523125/1000/1000" office:value-type="float" office:value="0.00045359237">
            <text:p>0.0004535924</text:p>
          </table:table-cell>
          <table:table-cell table:style-name="ce30" table:formula="of:=[.E$62]*2000*16*28.349523125/1000/1000" office:value-type="float" office:value="0.90718474">
            <text:p>0.90718474</text:p>
          </table:table-cell>
          <table:table-cell table:style-name="ce30" table:formula="of:=[.F$63]*480/7000*16*28.349523125/1000/1000" office:value-type="float" office:value="0.0000311034768">
            <text:p>3.11034768E-005</text:p>
          </table:table-cell>
          <table:table-cell table:style-name="ce30" table:formula="of:=[.G$64]*12*480/7000*16*28.349523125/1000/1000" office:value-type="float" office:value="0.0003732417216">
            <text:p>0.0003732417</text:p>
          </table:table-cell>
          <table:table-cell table:style-name="ce30" table:formula="of:=[.H$65]/1000/1000/1000" office:value-type="float" office:value="0.000000001">
            <text:p>0.000000001</text:p>
          </table:table-cell>
          <table:table-cell table:style-name="ce30" table:formula="of:=[.I$66]/1000/1000" office:value-type="float" office:value="0.000001">
            <text:p>0.000001</text:p>
          </table:table-cell>
          <table:table-cell table:style-name="ce30" table:formula="of:=[.J$67]/1000" office:value-type="float" office:value="0.001">
            <text:p>0.001</text:p>
          </table:table-cell>
          <table:table-cell table:style-name="ce46" office:value-type="float" office:value="1">
            <text:p>1</text:p>
          </table:table-cell>
          <table:table-cell table:style-name="ce53"/>
          <table:table-cell table:style-name="ce13"/>
          <table:table-cell table:style-name="ce69" table:number-columns-repeated="12"/>
          <table:table-cell table:style-name="ce13" table:number-columns-repeated="26"/>
          <table:table-cell table:style-name="ce18" table:number-columns-repeated="971"/>
          <table:table-cell table:number-columns-repeated="2"/>
        </table:table-row>
        <table:table-row table:style-name="ro1">
          <table:table-cell table:style-name="ce8" office:value-type="string">
            <text:p>Powe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26" office:value-type="string">
            <text:p/>
            <text:p>watts</text:p>
          </table:table-cell>
          <table:table-cell table:style-name="ce26" office:value-type="string">
            <text:p/>
            <text:p>kilowatts</text:p>
          </table:table-cell>
          <table:table-cell table:style-name="ce26" office:value-type="string">
            <text:p/>
            <text:p>HP (550ft-lb)</text:p>
          </table:table-cell>
          <table:table-cell table:style-name="ce26" office:value-type="string">
            <text:p/>
            <text:p>HP (elec)</text:p>
          </table:table-cell>
          <table:table-cell table:style-name="ce26" office:value-type="string">
            <text:p/>
            <text:p>BTU/hr</text:p>
          </table:table-cell>
          <table:table-cell table:style-name="ce42" office:value-type="string">
            <text:p/>
            <text:p>ft-lb/sec</text:p>
          </table:table-cell>
          <table:table-cell table:style-name="ce54"/>
          <table:table-cell table:style-name="ce18" table:number-columns-repeated="7"/>
          <table:table-cell table:style-name="ce81"/>
          <table:table-cell table:style-name="ce18" table:number-columns-repeated="35"/>
          <table:table-cell table:style-name="ce13" table:number-columns-repeated="971"/>
          <table:table-cell table:number-columns-repeated="2"/>
        </table:table-row>
        <table:table-row table:style-name="ro3">
          <table:table-cell table:style-name="ce12" office:value-type="string">
            <text:p>watt</text:p>
          </table:table-cell>
          <table:table-cell table:style-name="ce27" office:value-type="float" office:value="1">
            <text:p>1</text:p>
          </table:table-cell>
          <table:table-cell table:style-name="ce28" table:formula="of:=[.C$72]*1000" office:value-type="float" office:value="1000">
            <text:p>1000</text:p>
          </table:table-cell>
          <table:table-cell table:style-name="ce28" table:formula="of:=[.D$73]*745.69987158227" office:value-type="float" office:value="745.69987158227">
            <text:p>745.6998715823</text:p>
          </table:table-cell>
          <table:table-cell table:style-name="ce28" table:formula="of:=[.E$74]*746" office:value-type="float" office:value="746">
            <text:p>746</text:p>
          </table:table-cell>
          <table:table-cell table:style-name="ce28" table:formula="of:=[.F$75]*1055.05585262/3600" office:value-type="float" office:value="0.293071070172222">
            <text:p>0.2930710702</text:p>
          </table:table-cell>
          <table:table-cell table:style-name="ce44" table:formula="of:=[.G$76]*1.3558179483314" office:value-type="float" office:value="1.3558179483314">
            <text:p>1.3558179483</text:p>
          </table:table-cell>
          <table:table-cell table:style-name="ce51"/>
          <table:table-cell table:style-name="ce13" table:number-columns-repeated="43"/>
          <table:table-cell table:number-columns-repeated="973"/>
        </table:table-row>
        <table:table-row table:style-name="ro3">
          <table:table-cell table:style-name="ce3" office:value-type="string">
            <text:p>kilowatt (KW)</text:p>
          </table:table-cell>
          <table:table-cell table:style-name="ce28" table:formula="of:=[.B$71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28" table:formula="of:=[.D$73]*745.69987158227/1000" office:value-type="float" office:value="0.74569987158227">
            <text:p>0.7456998716</text:p>
          </table:table-cell>
          <table:table-cell table:style-name="ce28" table:formula="of:=[.E$74]*746/1000" office:value-type="float" office:value="0.746">
            <text:p>0.746</text:p>
          </table:table-cell>
          <table:table-cell table:style-name="ce28" table:formula="of:=[.F$75]*1055.05585262/3600/1000" office:value-type="float" office:value="0.000293071070172222">
            <text:p>0.0002930711</text:p>
          </table:table-cell>
          <table:table-cell table:style-name="ce44" table:formula="of:=[.G$76]*1.3558179483314/1000" office:value-type="float" office:value="0.0013558179483314">
            <text:p>0.0013558179</text:p>
          </table:table-cell>
          <table:table-cell table:style-name="ce51"/>
          <table:table-cell table:number-columns-repeated="2"/>
          <table:table-cell table:style-name="ce68" table:number-columns-repeated="7"/>
          <table:table-cell table:number-columns-repeated="34"/>
          <table:table-cell table:style-name="ce13" table:number-columns-repeated="971"/>
          <table:table-cell table:number-columns-repeated="2"/>
        </table:table-row>
        <table:table-row table:style-name="ro3">
          <table:table-cell office:value-type="string">
            <office:annotation draw:style-name="gr1" draw:text-style-name="P1" svg:width="5.454cm" svg:height="4.163cm" svg:x="3.884cm" svg:y="36.313cm" draw:caption-point-x="-0.436cm" draw:caption-point-y="1.844cm">
              <dc:date>2014-02-18T00:00:00</dc:date>
              <text:p text:style-name="P1"><text:span text:style-name="T1">550 foot lbs / sec, which is 745.69987158227022 watts</text:span></text:p>
              <text:p text:style-name="P1"><text:span text:style-name="T1"/></text:p>
            </office:annotation>
            <text:p>Horsepower (550 ft-lb)</text:p>
          </table:table-cell>
          <table:table-cell table:style-name="ce34" table:formula="of:=[.B$71]/745.69987158227" office:value-type="float" office:value="0.00134102208959503">
            <text:p>0.0013410221</text:p>
          </table:table-cell>
          <table:table-cell table:style-name="ce34" table:formula="of:=[.C$72]*1000/745.69987158227" office:value-type="float" office:value="1.34102208959503">
            <text:p>1.3410220896</text:p>
          </table:table-cell>
          <table:table-cell table:style-name="ce27" office:value-type="float" office:value="1">
            <text:p>1</text:p>
          </table:table-cell>
          <table:table-cell table:style-name="ce34" table:formula="of:=[.E$74]*746/745.69987158227" office:value-type="float" office:value="1.00040247883789">
            <text:p>1.0004024788</text:p>
          </table:table-cell>
          <table:table-cell table:style-name="ce34" table:formula="of:=[.F$75]*1055.05585262/3600/745.69987158227" office:value-type="float" office:value="0.000393014778922205">
            <text:p>0.0003930148</text:p>
          </table:table-cell>
          <table:table-cell table:style-name="ce47" table:formula="of:=[.G$76]/550" office:value-type="float" office:value="0.00181818181818182">
            <text:p>0.0018181818</text:p>
          </table:table-cell>
          <table:table-cell table:style-name="ce52"/>
          <table:table-cell table:number-columns-repeated="2"/>
          <table:table-cell table:style-name="ce68" table:number-columns-repeated="7"/>
          <table:table-cell table:number-columns-repeated="1007"/>
        </table:table-row>
        <table:table-row table:style-name="ro3">
          <table:table-cell office:value-type="string">
            <office:annotation draw:style-name="gr1" draw:text-style-name="P1" svg:width="4.017cm" svg:height="3.246cm" svg:x="3.884cm" svg:y="36.388cm" draw:caption-point-x="-0.436cm" draw:caption-point-y="2.267cm">
              <dc:date>2014-02-18T00:00:00</dc:date>
              <text:p text:style-name="P1"><text:span text:style-name="T1">746 watts, exactly.</text:span></text:p>
              <text:p text:style-name="P1"><text:span text:style-name="T1"/></text:p>
            </office:annotation>
            <text:p>Horsepower (electric)</text:p>
          </table:table-cell>
          <table:table-cell table:style-name="ce34" table:formula="of:=[.B$71]/746" office:value-type="float" office:value="0.00134048257372654">
            <text:p>0.0013404826</text:p>
          </table:table-cell>
          <table:table-cell table:style-name="ce34" table:formula="of:=[.C$72]*1000/746" office:value-type="float" office:value="1.34048257372654">
            <text:p>1.3404825737</text:p>
          </table:table-cell>
          <table:table-cell table:style-name="ce34" table:formula="of:=[.D$73]*745.69987158227/746" office:value-type="float" office:value="0.999597683086153">
            <text:p>0.9995976831</text:p>
          </table:table-cell>
          <table:table-cell table:style-name="ce27" office:value-type="float" office:value="1">
            <text:p>1</text:p>
          </table:table-cell>
          <table:table-cell table:style-name="ce34" table:formula="of:=[.F$75]*1055.05585262/3600/746" office:value-type="float" office:value="0.000392856662429252">
            <text:p>0.0003928567</text:p>
          </table:table-cell>
          <table:table-cell table:style-name="ce47" table:formula="of:=[.G$76]*1.3558179483314/746" office:value-type="float" office:value="0.00181745033288391">
            <text:p>0.0018174503</text:p>
          </table:table-cell>
          <table:table-cell table:style-name="ce52"/>
          <table:table-cell table:number-columns-repeated="2"/>
          <table:table-cell table:style-name="ce68" table:number-columns-repeated="7"/>
          <table:table-cell table:number-columns-repeated="1007"/>
        </table:table-row>
        <table:table-row table:style-name="ro3">
          <table:table-cell table:style-name="ce3" office:value-type="string">
            <office:annotation draw:style-name="gr1" draw:text-style-name="P1" svg:width="6.464cm" svg:height="4.269cm" svg:x="3.884cm" svg:y="36.461cm" draw:caption-point-x="-0.436cm" draw:caption-point-y="2.691cm">
              <dc:date>2014-02-18T00:00:00</dc:date>
              <text:p text:style-name="P1"><text:span text:style-name="T1">BTU = 1055.05585262 joules</text:span></text:p>
            </office:annotation>
            <text:p>BTUs per hour</text:p>
          </table:table-cell>
          <table:table-cell table:style-name="ce28" table:formula="of:=[.B$71]/1055.05585262*3600" office:value-type="float" office:value="3.41214163312794">
            <text:p>3.4121416331</text:p>
          </table:table-cell>
          <table:table-cell table:style-name="ce28" table:formula="of:=[.C$72]*1000/1055.05585262*3600" office:value-type="float" office:value="3412.14163312794">
            <text:p>3412.141633128</text:p>
          </table:table-cell>
          <table:table-cell table:style-name="ce28" table:formula="of:=[.D$73]*745.69987158227/1055.05585262*3600" office:value-type="float" office:value="2544.43357764402">
            <text:p>2544.433577644</text:p>
          </table:table-cell>
          <table:table-cell table:style-name="ce28" table:formula="of:=[.E$74]*746/1055.05585262*3600" office:value-type="float" office:value="2545.45765831344">
            <text:p>2545.4576583135</text:p>
          </table:table-cell>
          <table:table-cell table:style-name="ce27" office:value-type="float" office:value="1">
            <text:p>1</text:p>
          </table:table-cell>
          <table:table-cell table:style-name="ce44" table:formula="of:=[.G$76]*1.3558179483314/1055.05585262*3600" office:value-type="float" office:value="4.62624286844368">
            <text:p>4.6262428684</text:p>
          </table:table-cell>
          <table:table-cell table:style-name="ce51"/>
          <table:table-cell table:number-columns-repeated="2"/>
          <table:table-cell table:style-name="ce68" table:number-columns-repeated="7"/>
          <table:table-cell table:number-columns-repeated="1007"/>
        </table:table-row>
        <table:table-row table:style-name="ro3">
          <table:table-cell table:style-name="ce5" office:value-type="string">
            <office:annotation draw:style-name="gr1" draw:text-style-name="P1" svg:width="4.017cm" svg:height="2.257cm" svg:x="3.884cm" svg:y="36.959cm" draw:caption-point-x="-0.436cm" draw:caption-point-y="2.69cm">
              <dc:date>2014-02-18T00:00:00</dc:date>
              <text:p text:style-name="P1"><text:span text:style-name="T1">1.3558179483314004 watts </text:span></text:p>
            </office:annotation>
            <text:p>foot-pounds per second</text:p>
          </table:table-cell>
          <table:table-cell table:style-name="ce30" table:formula="of:=[.B$71]/1.3558179483314" office:value-type="float" office:value="0.737562149277265">
            <text:p>0.7375621493</text:p>
          </table:table-cell>
          <table:table-cell table:style-name="ce30" table:formula="of:=[.C$72]*1000/1.3558179483314" office:value-type="float" office:value="737.562149277265">
            <text:p>737.5621492773</text:p>
          </table:table-cell>
          <table:table-cell table:style-name="ce30" table:formula="of:=[.D$73]*550" office:value-type="float" office:value="550">
            <text:p>550</text:p>
          </table:table-cell>
          <table:table-cell table:style-name="ce30" table:formula="of:=[.E$74]*746/1.3558179483314" office:value-type="float" office:value="550.22136336084">
            <text:p>550.2213633608</text:p>
          </table:table-cell>
          <table:table-cell table:style-name="ce30" table:formula="of:=[.F$75]*1055.05585262/3600/745.69987158227*550" office:value-type="float" office:value="0.216158128407213">
            <text:p>0.2161581284</text:p>
          </table:table-cell>
          <table:table-cell table:style-name="ce46" office:value-type="float" office:value="1">
            <text:p>1</text:p>
          </table:table-cell>
          <table:table-cell table:style-name="ce53"/>
          <table:table-cell table:style-name="ce13" table:number-columns-repeated="2"/>
          <table:table-cell table:style-name="ce69" table:number-columns-repeated="7"/>
          <table:table-cell table:style-name="ce13" table:number-columns-repeated="1005"/>
          <table:table-cell table:number-columns-repeated="2"/>
        </table:table-row>
        <table:table-row table:style-name="ro1">
          <table:table-cell table:style-name="ce8" office:value-type="string">
            <text:p>Energy</text:p>
          </table:table-cell>
          <table:table-cell table:number-columns-repeated="50"/>
          <table:table-cell table:style-name="ce13" table:number-columns-repeated="971"/>
          <table:table-cell table:number-columns-repeated="2"/>
        </table:table-row>
        <table:table-row table:style-name="ro2">
          <table:table-cell table:style-name="Default"/>
          <table:table-cell table:style-name="ce26" office:value-type="string">
            <text:p/>
            <text:p>erg</text:p>
          </table:table-cell>
          <table:table-cell table:style-name="ce26" office:value-type="string">
            <text:p/>
            <text:p>joule</text:p>
          </table:table-cell>
          <table:table-cell table:style-name="ce26" office:value-type="string">
            <text:p/>
            <text:p>watt-hour</text:p>
          </table:table-cell>
          <table:table-cell table:style-name="ce26" office:value-type="string">
            <text:p/>
            <text:p>KWH</text:p>
          </table:table-cell>
          <table:table-cell table:style-name="ce26" office:value-type="string">
            <text:p/>
            <text:p>BTU</text:p>
          </table:table-cell>
          <table:table-cell table:style-name="ce26" office:value-type="string">
            <text:p/>
            <text:p>therms</text:p>
          </table:table-cell>
          <table:table-cell table:style-name="ce26" office:value-type="string">
            <text:p/>
            <text:p>foot-pounds</text:p>
          </table:table-cell>
          <table:table-cell table:style-name="ce26" office:value-type="string">
            <text:p/>
            <text:p>calorie (heat)</text:p>
          </table:table-cell>
          <table:table-cell table:style-name="ce42" office:value-type="string">
            <text:p/>
            <text:p>calorie (food)</text:p>
          </table:table-cell>
          <table:table-cell table:style-name="ce54"/>
          <table:table-cell table:style-name="ce18" table:number-columns-repeated="4"/>
          <table:table-cell table:style-name="ce81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12" office:value-type="string">
            <office:annotation draw:style-name="gr1" draw:text-style-name="P1" svg:width="4.015cm" svg:height="3.176cm" svg:x="7.54cm" svg:y="36.943cm" draw:caption-point-x="-4.092cm" draw:caption-point-y="4.596cm">
              <dc:date>2014-02-18T00:00:00</dc:date>
              <text:p text:style-name="P1"><text:span text:style-name="T1">1 dyne of mass moving through 1cm.</text:span></text:p>
              <text:p text:style-name="P1"><text:span text:style-name="T1">1 joule = 10,000,000 ergs</text:span></text:p>
            </office:annotation>
            <text:p>erg</text:p>
          </table:table-cell>
          <table:table-cell table:style-name="ce27" office:value-type="float" office:value="1">
            <text:p>1</text:p>
          </table:table-cell>
          <table:table-cell table:style-name="ce28" table:formula="of:=[.C$80]*10000000" office:value-type="float" office:value="10000000">
            <text:p>10000000</text:p>
          </table:table-cell>
          <table:table-cell table:style-name="ce28" table:formula="of:=[.D$81]*3600*10000000" office:value-type="float" office:value="36000000000">
            <text:p>36000000000</text:p>
          </table:table-cell>
          <table:table-cell table:style-name="ce28" table:formula="of:=[.E$82]*1000*3600*10000000" office:value-type="float" office:value="36000000000000">
            <text:p>36000000000000</text:p>
          </table:table-cell>
          <table:table-cell table:style-name="ce28" table:formula="of:=[.F$83]*1055.05585262*10000000" office:value-type="float" office:value="10550558526.2">
            <text:p>10550558526.2</text:p>
          </table:table-cell>
          <table:table-cell table:style-name="ce28" table:formula="of:=[.G$84]*105480400*10000000" office:value-type="float" office:value="1.054804E+015">
            <text:p>1054804000000000</text:p>
          </table:table-cell>
          <table:table-cell table:style-name="ce28" table:formula="of:=[.H$85]*1.3558179483314*10000000" office:value-type="float" office:value="13558179.483314">
            <text:p>13558179.483314</text:p>
          </table:table-cell>
          <table:table-cell table:style-name="ce28" table:formula="of:=[.I$86]*4.1868*10000000" office:value-type="float" office:value="41868000">
            <text:p>41868000</text:p>
          </table:table-cell>
          <table:table-cell table:style-name="ce44" table:formula="of:=[.J$87]*1000*4.1868*10000000" office:value-type="float" office:value="41868000000">
            <text:p>41868000000</text:p>
          </table:table-cell>
          <table:table-cell table:style-name="ce51"/>
          <table:table-cell table:style-name="ce13" table:number-columns-repeated="40"/>
          <table:table-cell table:number-columns-repeated="973"/>
        </table:table-row>
        <table:table-row table:style-name="ro3">
          <table:table-cell table:style-name="ce3" office:value-type="string">
            <text:p>joule (watt second)</text:p>
          </table:table-cell>
          <table:table-cell table:style-name="ce28" table:formula="of:=[.B$79]/10000000" office:value-type="float" office:value="0.0000001">
            <text:p>0.0000001</text:p>
          </table:table-cell>
          <table:table-cell table:style-name="ce27" office:value-type="float" office:value="1">
            <text:p>1</text:p>
          </table:table-cell>
          <table:table-cell table:style-name="ce28" table:formula="of:=[.D$81]*3600" office:value-type="float" office:value="3600">
            <text:p>3600</text:p>
          </table:table-cell>
          <table:table-cell table:style-name="ce28" table:formula="of:=[.E$82]*1000*3600" office:value-type="float" office:value="3600000">
            <text:p>3600000</text:p>
          </table:table-cell>
          <table:table-cell table:style-name="ce28" table:formula="of:=[.F$83]*1055.05585262" office:value-type="float" office:value="1055.05585262">
            <text:p>1055.05585262</text:p>
          </table:table-cell>
          <table:table-cell table:style-name="ce28" table:formula="of:=[.G$84]*105480400" office:value-type="float" office:value="105480400">
            <text:p>105480400</text:p>
          </table:table-cell>
          <table:table-cell table:style-name="ce28" table:formula="of:=[.H$85]*1.3558179483314" office:value-type="float" office:value="1.3558179483314">
            <text:p>1.3558179483</text:p>
          </table:table-cell>
          <table:table-cell table:style-name="ce28" table:formula="of:=[.I$86]*4.1868" office:value-type="float" office:value="4.1868">
            <text:p>4.1868</text:p>
          </table:table-cell>
          <table:table-cell table:style-name="ce44" table:formula="of:=[.J$87]*1000*4.1868" office:value-type="float" office:value="4186.8">
            <text:p>4186.8</text:p>
          </table:table-cell>
          <table:table-cell table:style-name="ce51"/>
          <table:table-cell table:number-columns-repeated="2"/>
          <table:table-cell table:style-name="ce68" table:number-columns-repeated="10"/>
          <table:table-cell table:number-columns-repeated="28"/>
          <table:table-cell table:style-name="ce13" table:number-columns-repeated="971"/>
          <table:table-cell table:number-columns-repeated="2"/>
        </table:table-row>
        <table:table-row table:style-name="ro3">
          <table:table-cell office:value-type="string">
            <text:p>watt hour</text:p>
          </table:table-cell>
          <table:table-cell table:style-name="ce34" table:formula="of:=[.B$79]/10000000/3600" office:value-type="float" office:value="0.0000000000277777777777778">
            <text:p>2.77777777777778E-011</text:p>
          </table:table-cell>
          <table:table-cell table:style-name="ce34" table:formula="of:=[.C$80]/3600" office:value-type="float" office:value="0.000277777777777778">
            <text:p>0.0002777778</text:p>
          </table:table-cell>
          <table:table-cell table:style-name="ce27" office:value-type="float" office:value="1">
            <text:p>1</text:p>
          </table:table-cell>
          <table:table-cell table:style-name="ce34" table:formula="of:=[.E$82]*1000" office:value-type="float" office:value="1000">
            <text:p>1000</text:p>
          </table:table-cell>
          <table:table-cell table:style-name="ce34" table:formula="of:=[.F$83]*1055.05585262/3600" office:value-type="float" office:value="0.293071070172222">
            <text:p>0.2930710702</text:p>
          </table:table-cell>
          <table:table-cell table:style-name="ce34" table:formula="of:=[.G$84]*105480400/3600" office:value-type="float" office:value="29300.1111111111">
            <text:p>29300.1111111111</text:p>
          </table:table-cell>
          <table:table-cell table:style-name="ce34" table:formula="of:=[.H$85]*1.3558179483314/3600" office:value-type="float" office:value="0.000376616096758722">
            <text:p>0.0003766161</text:p>
          </table:table-cell>
          <table:table-cell table:style-name="ce34" table:formula="of:=[.I$86]*4.1868/3600" office:value-type="float" office:value="0.001163">
            <text:p>0.001163</text:p>
          </table:table-cell>
          <table:table-cell table:style-name="ce47" table:formula="of:=[.J$87]*1000*4.1868/3600" office:value-type="float" office:value="1.163">
            <text:p>1.163</text:p>
          </table:table-cell>
          <table:table-cell table:style-name="ce52"/>
          <table:table-cell table:number-columns-repeated="2"/>
          <table:table-cell table:style-name="ce68" table:number-columns-repeated="10"/>
          <table:table-cell table:number-columns-repeated="1001"/>
        </table:table-row>
        <table:table-row table:style-name="ro3">
          <table:table-cell table:style-name="ce10" office:value-type="string">
            <text:p>kilowatt hour (KWH)</text:p>
          </table:table-cell>
          <table:table-cell table:style-name="ce35" table:formula="of:=[.B$79]/10000000/3600/1000" office:value-type="float" office:value="0.0000000000000277777777777778">
            <text:p>2.77777777777778E-014</text:p>
          </table:table-cell>
          <table:table-cell table:style-name="ce35" table:formula="of:=[.C$80]/3600/1000" office:value-type="float" office:value="0.000000277777777777778">
            <text:p>2.77777777777778E-007</text:p>
          </table:table-cell>
          <table:table-cell table:style-name="ce35" table:formula="of:=[.D$81]/1000" office:value-type="float" office:value="0.001">
            <text:p>0.001</text:p>
          </table:table-cell>
          <table:table-cell table:style-name="ce40" office:value-type="float" office:value="1">
            <text:p>1</text:p>
          </table:table-cell>
          <table:table-cell table:style-name="ce35" table:formula="of:=[.F$83]*1055.05585262/3600/1000" office:value-type="float" office:value="0.000293071070172222">
            <text:p>0.0002930711</text:p>
          </table:table-cell>
          <table:table-cell table:style-name="ce35" table:formula="of:=[.G$84]*105480400/3600/1000" office:value-type="float" office:value="29.3001111111111">
            <text:p>29.3001111111</text:p>
          </table:table-cell>
          <table:table-cell table:style-name="ce35" table:formula="of:=[.H$85]*1.3558179483314/3600/1000" office:value-type="float" office:value="0.000000376616096758722">
            <text:p>3.76616096758722E-007</text:p>
          </table:table-cell>
          <table:table-cell table:style-name="ce35" table:formula="of:=[.I$86]*4.1868/3600/1000" office:value-type="float" office:value="0.000001163">
            <text:p>0.000001163</text:p>
          </table:table-cell>
          <table:table-cell table:style-name="ce58" table:formula="of:=[.J$87]*1000*4.1868/3600/1000" office:value-type="float" office:value="0.001163">
            <text:p>0.001163</text:p>
          </table:table-cell>
          <table:table-cell table:style-name="ce60"/>
          <table:table-cell table:number-columns-repeated="2"/>
          <table:table-cell table:style-name="ce68" table:number-columns-repeated="10"/>
          <table:table-cell table:number-columns-repeated="1001"/>
        </table:table-row>
        <table:table-row table:style-name="ro3">
          <table:table-cell table:style-name="ce3" office:value-type="string">
            <office:annotation draw:style-name="gr1" draw:text-style-name="P1" svg:width="7.183cm" svg:height="5.54cm" svg:x="3.884cm" svg:y="40.766cm" draw:caption-point-x="-0.436cm" draw:caption-point-y="2.762cm">
              <dc:date>2014-02-18T00:00:00</dc:date>
              <text:p text:style-name="P1"><text:span text:style-name="T1">BTU = 1055.05585262 joules (exact)</text:span></text:p>
              <text:p text:style-name="P1"><text:span text:style-name="T1">International Table value</text:span></text:p>
            </office:annotation>
            <text:p>BTU</text:p>
          </table:table-cell>
          <table:table-cell table:style-name="ce28" table:formula="of:=[.B$79]/10000000/1055.05585262" office:value-type="float" office:value="0.0000000000947817120313317">
            <text:p>9.47817120313317E-011</text:p>
          </table:table-cell>
          <table:table-cell table:style-name="ce28" table:formula="of:=[.C$80]/1055.05585262" office:value-type="float" office:value="0.000947817120313317">
            <text:p>0.0009478171</text:p>
          </table:table-cell>
          <table:table-cell table:style-name="ce28" table:formula="of:=[.D$81]*3600/1055.05585262" office:value-type="float" office:value="3.41214163312794">
            <text:p>3.4121416331</text:p>
          </table:table-cell>
          <table:table-cell table:style-name="ce28" table:formula="of:=[.E$82]*1000*3600/1055.05585262" office:value-type="float" office:value="3412.14163312794">
            <text:p>3412.141633128</text:p>
          </table:table-cell>
          <table:table-cell table:style-name="ce27" office:value-type="float" office:value="1">
            <text:p>1</text:p>
          </table:table-cell>
          <table:table-cell table:style-name="ce28" table:formula="of:=[.G$84]*105480400/1055.05585262" office:value-type="float" office:value="99976.1289774968">
            <text:p>99976.1289774968</text:p>
          </table:table-cell>
          <table:table-cell table:style-name="ce28" table:formula="of:=[.H$85]*1.3558179483314/1055.05585262" office:value-type="float" office:value="0.00128506746345658">
            <text:p>0.0012850675</text:p>
          </table:table-cell>
          <table:table-cell table:style-name="ce28" table:formula="of:=[.I$86]*4.1868/1055.05585262" office:value-type="float" office:value="0.0039683207193278">
            <text:p>0.0039683207</text:p>
          </table:table-cell>
          <table:table-cell table:style-name="ce44" table:formula="of:=[.J$87]*1000*4.1868/1055.05585262" office:value-type="float" office:value="3.9683207193278">
            <text:p>3.9683207193</text:p>
          </table:table-cell>
          <table:table-cell table:style-name="ce51"/>
          <table:table-cell table:number-columns-repeated="2"/>
          <table:table-cell table:style-name="ce68" table:number-columns-repeated="10"/>
          <table:table-cell table:number-columns-repeated="1001"/>
        </table:table-row>
        <table:table-row table:style-name="ro3">
          <table:table-cell table:style-name="ce3" office:value-type="string">
            <office:annotation draw:style-name="gr1" draw:text-style-name="P1" svg:width="4.017cm" svg:height="2.291cm" svg:x="3.884cm" svg:y="41.055cm" draw:caption-point-x="-0.436cm" draw:caption-point-y="2.971cm">
              <dc:date>2014-02-18T00:00:00</dc:date>
              <text:p text:style-name="P1"><text:span text:style-name="T1">US version. <text:s/>Used by natual gas industry</text:span></text:p>
              <text:p text:style-name="P1"><text:span text:style-name="T1">105,480,400 joules</text:span></text:p>
            </office:annotation>
            <text:p>therm (US)</text:p>
          </table:table-cell>
          <table:table-cell table:style-name="ce21" table:formula="of:=[.B$79]/10000000/105480400" office:value-type="float" office:value="9.48043427973349E-016">
            <text:p>9.48043427973349E-016</text:p>
          </table:table-cell>
          <table:table-cell table:style-name="ce21" table:formula="of:=[.C$80]/105480400" office:value-type="float" office:value="0.00000000948043427973349">
            <text:p>9.48043427973349E-009</text:p>
          </table:table-cell>
          <table:table-cell table:style-name="ce21" table:formula="of:=[.D$81]*3600/105480400" office:value-type="float" office:value="0.0000341295634070405">
            <text:p>3.41295634070405E-005</text:p>
          </table:table-cell>
          <table:table-cell table:style-name="ce21" table:formula="of:=[.E$82]*1000*3600/105480400" office:value-type="float" office:value="0.0341295634070405">
            <text:p>0.0341295634</text:p>
          </table:table-cell>
          <table:table-cell table:style-name="ce28" table:formula="of:=[.F$83]*1055.05585262/105480400" office:value-type="float" office:value="0.0000100023876722121">
            <text:p>1.00023876722121E-005</text:p>
          </table:table-cell>
          <table:table-cell table:style-name="ce27" office:value-type="float" office:value="1">
            <text:p>1</text:p>
          </table:table-cell>
          <table:table-cell table:style-name="ce28" table:formula="of:=[.H$85]*1.3558179483314/105480400" office:value-type="float" office:value="0.0000000128537429544389">
            <text:p>1.28537429544389E-008</text:p>
          </table:table-cell>
          <table:table-cell table:style-name="ce28" table:formula="of:=[.I$86]*4.1868/105480400" office:value-type="float" office:value="0.0000000396926822423882">
            <text:p>3.96926822423882E-008</text:p>
          </table:table-cell>
          <table:table-cell table:style-name="ce44" table:formula="of:=[.J$87]*1000*4.1868/105480400" office:value-type="float" office:value="0.0000396926822423882">
            <text:p>3.96926822423882E-005</text:p>
          </table:table-cell>
          <table:table-cell table:style-name="ce51"/>
          <table:table-cell table:number-columns-repeated="2"/>
          <table:table-cell table:style-name="ce68" table:number-columns-repeated="10"/>
          <table:table-cell table:number-columns-repeated="1001"/>
        </table:table-row>
        <table:table-row table:style-name="ro3">
          <table:table-cell office:value-type="string">
            <office:annotation draw:style-name="gr1" draw:text-style-name="P1" svg:width="4.017cm" svg:height="2.291cm" svg:x="3.884cm" svg:y="41.587cm" draw:caption-point-x="-0.436cm" draw:caption-point-y="2.936cm">
              <dc:date>2014-02-18T00:00:00</dc:date>
              <text:p text:style-name="P1"><text:span text:style-name="T1">1.3558179483314004 joules</text:span></text:p>
              <text:p text:style-name="P1"><text:span text:style-name="T1"/></text:p>
            </office:annotation>
            <text:p>foot-pounds</text:p>
          </table:table-cell>
          <table:table-cell table:style-name="ce34" table:formula="of:=[.B$79]/10000000/1.3558179483314" office:value-type="float" office:value="0.0000000737562149277265">
            <text:p>7.37562149277265E-008</text:p>
          </table:table-cell>
          <table:table-cell table:style-name="ce34" table:formula="of:=[.C$80]/1.3558179483314" office:value-type="float" office:value="0.737562149277265">
            <text:p>0.7375621493</text:p>
          </table:table-cell>
          <table:table-cell table:style-name="ce34" table:formula="of:=[.D$81]*3600/1.3558179483314" office:value-type="float" office:value="2655.22373739816">
            <text:p>2655.2237373982</text:p>
          </table:table-cell>
          <table:table-cell table:style-name="ce34" table:formula="of:=[.E$82]*1000*3600/1.3558179483314" office:value-type="float" office:value="2655223.73739816">
            <text:p>2655223.73739816</text:p>
          </table:table-cell>
          <table:table-cell table:style-name="ce34" table:formula="of:=[.F$83]*1055.05585262/1.3558179483314" office:value-type="float" office:value="778.169262265965">
            <text:p>778.169262266</text:p>
          </table:table-cell>
          <table:table-cell table:style-name="ce34" table:formula="of:=[.G$84]*105480400/1.3558179483314" office:value-type="float" office:value="77798350.5306257">
            <text:p>77798350.5306257</text:p>
          </table:table-cell>
          <table:table-cell table:style-name="ce27" office:value-type="float" office:value="1">
            <text:p>1</text:p>
          </table:table-cell>
          <table:table-cell table:style-name="ce34" table:formula="of:=[.I$86]*4.1868/1.3558179483314" office:value-type="float" office:value="3.08802520659406">
            <text:p>3.0880252066</text:p>
          </table:table-cell>
          <table:table-cell table:style-name="ce47" table:formula="of:=[.J$87]*1000*4.1868/1.3558179483314" office:value-type="float" office:value="3088.02520659406">
            <text:p>3088.0252065941</text:p>
          </table:table-cell>
          <table:table-cell table:style-name="ce52"/>
          <table:table-cell table:number-columns-repeated="2"/>
          <table:table-cell table:style-name="ce68" table:number-columns-repeated="10"/>
          <table:table-cell table:number-columns-repeated="1001"/>
        </table:table-row>
        <table:table-row table:style-name="ro3">
          <table:table-cell office:value-type="string">
            <office:annotation draw:style-name="gr1" draw:text-style-name="P1" svg:width="5.289cm" svg:height="1.235cm" svg:x="3.884cm" svg:y="42.258cm" draw:caption-point-x="-0.436cm" draw:caption-point-y="2.762cm">
              <dc:date>2014-02-18T00:00:00</dc:date>
              <text:p text:style-name="P1"><text:span text:style-name="T1">4.1868 Joule</text:span></text:p>
              <text:p text:style-name="P1"><text:span text:style-name="T1">International Table conversion</text:span></text:p>
            </office:annotation>
            <text:p>calorie (heat)</text:p>
          </table:table-cell>
          <table:table-cell table:style-name="ce34" table:formula="of:=[.B$79]/10000000/4.1868" office:value-type="float" office:value="0.0000000238845896627496">
            <text:p>2.38845896627496E-008</text:p>
          </table:table-cell>
          <table:table-cell table:style-name="ce34" table:formula="of:=[.C$80]/4.1868" office:value-type="float" office:value="0.238845896627496">
            <text:p>0.2388458966</text:p>
          </table:table-cell>
          <table:table-cell table:style-name="ce34" table:formula="of:=[.D$81]*3600/4.1868" office:value-type="float" office:value="859.845227858985">
            <text:p>859.845227859</text:p>
          </table:table-cell>
          <table:table-cell table:style-name="ce34" table:formula="of:=[.E$82]*1000*3600/4.1868" office:value-type="float" office:value="859845.227858985">
            <text:p>859845.227858985</text:p>
          </table:table-cell>
          <table:table-cell table:style-name="ce34" table:formula="of:=[.F$83]*1055.05585262/4.1868" office:value-type="float" office:value="251.995761111111">
            <text:p>251.9957611111</text:p>
          </table:table-cell>
          <table:table-cell table:style-name="ce34" table:formula="of:=[.G$84]*105480400/4.1868" office:value-type="float" office:value="25193560.7146269">
            <text:p>25193560.7146269</text:p>
          </table:table-cell>
          <table:table-cell table:style-name="ce34" table:formula="of:=[.H$85]*1.3558179483314/4.1868" office:value-type="float" office:value="0.323831553532865">
            <text:p>0.3238315535</text:p>
          </table:table-cell>
          <table:table-cell table:style-name="ce27" office:value-type="float" office:value="1">
            <text:p>1</text:p>
          </table:table-cell>
          <table:table-cell table:style-name="ce47" table:formula="of:=[.J$87]*1000" office:value-type="float" office:value="1000">
            <text:p>1000</text:p>
          </table:table-cell>
          <table:table-cell table:style-name="ce52"/>
          <table:table-cell table:number-columns-repeated="2"/>
          <table:table-cell table:style-name="ce68" table:number-columns-repeated="10"/>
          <table:table-cell table:number-columns-repeated="1001"/>
        </table:table-row>
        <table:table-row table:style-name="ro3">
          <table:table-cell table:style-name="ce5" office:value-type="string">
            <text:p>calorie (food)</text:p>
          </table:table-cell>
          <table:table-cell table:style-name="ce30" table:formula="of:=[.B$79]/10000000/4.1868/1000" office:value-type="float" office:value="0.0000000000238845896627496">
            <text:p>2.38845896627496E-011</text:p>
          </table:table-cell>
          <table:table-cell table:style-name="ce30" table:formula="of:=[.C$80]/4.1868/1000" office:value-type="float" office:value="0.000238845896627496">
            <text:p>0.0002388459</text:p>
          </table:table-cell>
          <table:table-cell table:style-name="ce30" table:formula="of:=[.D$81]*3600/4.1868/1000" office:value-type="float" office:value="0.859845227858985">
            <text:p>0.8598452279</text:p>
          </table:table-cell>
          <table:table-cell table:style-name="ce30" table:formula="of:=[.E$82]*1000*3600/4.1868/1000" office:value-type="float" office:value="859.845227858986">
            <text:p>859.845227859</text:p>
          </table:table-cell>
          <table:table-cell table:style-name="ce30" table:formula="of:=[.F$83]*1055.05585262/4.1868/1000" office:value-type="float" office:value="0.251995761111111">
            <text:p>0.2519957611</text:p>
          </table:table-cell>
          <table:table-cell table:style-name="ce30" table:formula="of:=[.G$84]*105480400/4.1868/1000" office:value-type="float" office:value="25193.5607146269">
            <text:p>25193.5607146269</text:p>
          </table:table-cell>
          <table:table-cell table:style-name="ce30" table:formula="of:=[.H$85]*1.3558179483314/4.1868/1000" office:value-type="float" office:value="0.000323831553532865">
            <text:p>0.0003238316</text:p>
          </table:table-cell>
          <table:table-cell table:style-name="ce30" table:formula="of:=[.I$86]/1000" office:value-type="float" office:value="0.001">
            <text:p>0.001</text:p>
          </table:table-cell>
          <table:table-cell table:style-name="ce46" office:value-type="float" office:value="1">
            <text:p>1</text:p>
          </table:table-cell>
          <table:table-cell table:style-name="ce53"/>
          <table:table-cell table:style-name="ce13" table:number-columns-repeated="2"/>
          <table:table-cell table:style-name="ce69" table:number-columns-repeated="10"/>
          <table:table-cell table:style-name="ce13" table:number-columns-repeated="28"/>
          <table:table-cell table:number-columns-repeated="973"/>
        </table:table-row>
        <table:table-row table:style-name="ro1">
          <table:table-cell table:style-name="ce8" office:value-type="string">
            <text:p>Force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26" office:value-type="string">
            <text:p/>
            <text:p>ounce</text:p>
          </table:table-cell>
          <table:table-cell table:style-name="ce26" office:value-type="string">
            <text:p/>
            <text:p>pound</text:p>
          </table:table-cell>
          <table:table-cell table:style-name="ce26" office:value-type="string">
            <text:p/>
            <text:p>dyne</text:p>
          </table:table-cell>
          <table:table-cell table:style-name="ce26" office:value-type="string">
            <text:p/>
            <text:p>newton</text:p>
          </table:table-cell>
          <table:table-cell table:style-name="ce42" office:value-type="string">
            <text:p/>
            <text:p>kilogram</text:p>
          </table:table-cell>
          <table:table-cell table:style-name="ce54"/>
          <table:table-cell table:style-name="ce18" table:number-columns-repeated="8"/>
          <table:table-cell table:style-name="ce81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12" office:value-type="string">
            <text:p>ounce-force</text:p>
          </table:table-cell>
          <table:table-cell table:style-name="ce27" office:value-type="float" office:value="1">
            <text:p>1</text:p>
          </table:table-cell>
          <table:table-cell table:style-name="ce28" table:formula="of:=[.C$91]*16" office:value-type="float" office:value="16">
            <text:p>16</text:p>
          </table:table-cell>
          <table:table-cell table:style-name="ce28" table:formula="of:=[.D$92]/4.4482216152605/100000*16" office:value-type="float" office:value="0.0000359694308959537">
            <text:p>3.59694308959537E-005</text:p>
          </table:table-cell>
          <table:table-cell table:style-name="ce28" table:formula="of:=[.E$93]/4.4482216152605*16" office:value-type="float" office:value="3.59694308959537">
            <text:p>3.5969430896</text:p>
          </table:table-cell>
          <table:table-cell table:style-name="ce44" table:formula="of:=[.F$94]*9.80665/4.4482216152605*16" office:value-type="float" office:value="35.2739619495804">
            <text:p>35.2739619496</text:p>
          </table:table-cell>
          <table:table-cell table:style-name="ce51"/>
          <table:table-cell table:style-name="ce13" table:number-columns-repeated="44"/>
          <table:table-cell table:number-columns-repeated="973"/>
        </table:table-row>
        <table:table-row table:style-name="ro3">
          <table:table-cell table:style-name="ce12" office:value-type="string">
            <text:p>pound-force</text:p>
          </table:table-cell>
          <table:table-cell table:style-name="ce28" table:formula="of:=[.B$90]/16" office:value-type="float" office:value="0.0625">
            <text:p>0.0625</text:p>
          </table:table-cell>
          <table:table-cell table:style-name="ce27" office:value-type="float" office:value="1">
            <text:p>1</text:p>
          </table:table-cell>
          <table:table-cell table:style-name="ce28" table:formula="of:=[.D$92]/4.4482216152605/100000" office:value-type="float" office:value="0.0000022480894309971">
            <text:p>2.2480894309971E-006</text:p>
          </table:table-cell>
          <table:table-cell table:style-name="ce28" table:formula="of:=[.E$93]/4.4482216152605" office:value-type="float" office:value="0.22480894309971">
            <text:p>0.2248089431</text:p>
          </table:table-cell>
          <table:table-cell table:style-name="ce44" table:formula="of:=[.F$94]*9.80665/4.4482216152605" office:value-type="float" office:value="2.20462262184878">
            <text:p>2.2046226218</text:p>
          </table:table-cell>
          <table:table-cell table:style-name="ce51"/>
          <table:table-cell table:style-name="ce13" table:number-columns-repeated="3"/>
          <table:table-cell table:style-name="ce68" table:number-columns-repeated="8"/>
          <table:table-cell table:style-name="ce13" table:number-columns-repeated="33"/>
          <table:table-cell table:number-columns-repeated="973"/>
        </table:table-row>
        <table:table-row table:style-name="ro3">
          <table:table-cell table:style-name="ce13" office:value-type="string">
            <office:annotation draw:style-name="gr1" draw:text-style-name="P1" svg:width="4.017cm" svg:height="4.445cm" svg:x="3.884cm" svg:y="46.488cm" draw:caption-point-x="-0.436cm" draw:caption-point-y="1.914cm">
              <dc:date>2014-02-18T00:00:00</dc:date>
              <text:p text:style-name="P1"><text:span text:style-name="T1">10-5 newtons</text:span></text:p>
            </office:annotation>
            <text:p>dyne</text:p>
          </table:table-cell>
          <table:table-cell table:style-name="ce34" table:formula="of:=[.B$90]/16*4.4482216152605*100000" office:value-type="float" office:value="27801.3850953781">
            <text:p>27801.3850953781</text:p>
          </table:table-cell>
          <table:table-cell table:style-name="ce34" table:formula="of:=[.C$91]*4.4482216152605*100000" office:value-type="float" office:value="444822.16152605">
            <text:p>444822.16152605</text:p>
          </table:table-cell>
          <table:table-cell table:style-name="ce27" office:value-type="float" office:value="1">
            <text:p>1</text:p>
          </table:table-cell>
          <table:table-cell table:style-name="ce34" table:formula="of:=[.E$93]*100000" office:value-type="float" office:value="100000">
            <text:p>100000</text:p>
          </table:table-cell>
          <table:table-cell table:style-name="ce47" table:formula="of:=[.F$94]*9.80665*100000" office:value-type="float" office:value="980665">
            <text:p>980665</text:p>
          </table:table-cell>
          <table:table-cell table:style-name="ce52"/>
          <table:table-cell table:style-name="ce13" table:number-columns-repeated="3"/>
          <table:table-cell table:style-name="ce68" table:number-columns-repeated="8"/>
          <table:table-cell table:style-name="ce13" table:number-columns-repeated="33"/>
          <table:table-cell table:number-columns-repeated="973"/>
        </table:table-row>
        <table:table-row table:style-name="ro3">
          <table:table-cell table:style-name="ce13" office:value-type="string">
            <text:p>newton</text:p>
          </table:table-cell>
          <table:table-cell table:style-name="ce34" table:formula="of:=[.B$90]/16*4.4482216152605" office:value-type="float" office:value="0.278013850953781">
            <text:p>0.278013851</text:p>
          </table:table-cell>
          <table:table-cell table:style-name="ce34" table:formula="of:=['file:///%20BACKUP/%20BOOKS/BOOK-1%20SOURCEBOOK/chapters_in_progress/spreadsheets/calculations.xls'#$'solar system'.$B$15]*4.4482216152605" office:value-type="float" office:value="889.6443230521">
            <text:p>889.6443230521</text:p>
          </table:table-cell>
          <table:table-cell table:style-name="ce34" table:formula="of:=[.D$92]/100000" office:value-type="float" office:value="0.00001">
            <text:p>0.00001</text:p>
          </table:table-cell>
          <table:table-cell table:style-name="ce27" office:value-type="float" office:value="1">
            <text:p>1</text:p>
          </table:table-cell>
          <table:table-cell table:style-name="ce47" table:formula="of:=[.F$94]*9.80665" office:value-type="float" office:value="9.80665">
            <text:p>9.80665</text:p>
          </table:table-cell>
          <table:table-cell table:style-name="ce52"/>
          <table:table-cell table:style-name="ce13" table:number-columns-repeated="3"/>
          <table:table-cell table:style-name="ce68" table:number-columns-repeated="8"/>
          <table:table-cell table:style-name="ce13" table:number-columns-repeated="1004"/>
          <table:table-cell table:number-columns-repeated="2"/>
        </table:table-row>
        <table:table-row table:style-name="ro3">
          <table:table-cell table:style-name="ce5" office:value-type="string">
            <office:annotation draw:style-name="gr1" draw:text-style-name="P1" svg:width="4.017cm" svg:height="4.445cm" svg:x="3.884cm" svg:y="46.637cm" draw:caption-point-x="-0.436cm" draw:caption-point-y="2.76cm">
              <dc:date>2014-02-18T00:00:00</dc:date>
              <text:p text:style-name="P1"><text:span text:style-name="T1">9.80665 newtons exactly</text:span></text:p>
            </office:annotation>
            <text:p>kilogram-force</text:p>
          </table:table-cell>
          <table:table-cell table:style-name="ce30" table:formula="of:=[.B$90]/16*4.4482216152605/9.80665" office:value-type="float" office:value="0.028349523125">
            <text:p>0.0283495231</text:p>
          </table:table-cell>
          <table:table-cell table:style-name="ce30" table:formula="of:=[.C$91]*4.4482216152605/9.80665" office:value-type="float" office:value="0.45359237">
            <text:p>0.45359237</text:p>
          </table:table-cell>
          <table:table-cell table:style-name="ce30" table:formula="of:=[.D$92]/100000/9.80665" office:value-type="float" office:value="0.00000101971621297793">
            <text:p>1.01971621297793E-006</text:p>
          </table:table-cell>
          <table:table-cell table:style-name="ce30" table:formula="of:=[.E$93]/9.80665" office:value-type="float" office:value="0.101971621297793">
            <text:p>0.1019716213</text:p>
          </table:table-cell>
          <table:table-cell table:style-name="ce46" office:value-type="float" office:value="1">
            <text:p>1</text:p>
          </table:table-cell>
          <table:table-cell table:style-name="ce53"/>
          <table:table-cell table:style-name="ce13" table:number-columns-repeated="3"/>
          <table:table-cell table:style-name="ce69" table:number-columns-repeated="8"/>
          <table:table-cell table:style-name="ce13" table:number-columns-repeated="33"/>
          <table:table-cell table:number-columns-repeated="973"/>
        </table:table-row>
        <table:table-row table:style-name="ro1">
          <table:table-cell table:style-name="ce8" office:value-type="string">
            <text:p>Temperature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26" office:value-type="string">
            <text:p/>
            <text:p>Kelvin</text:p>
          </table:table-cell>
          <table:table-cell table:style-name="ce26" office:value-type="string">
            <text:p/>
            <text:p>Celsius</text:p>
          </table:table-cell>
          <table:table-cell table:style-name="ce26" office:value-type="string">
            <text:p/>
            <text:p>Fahrenheit</text:p>
          </table:table-cell>
          <table:table-cell table:style-name="ce18" table:number-columns-repeated="11"/>
          <table:table-cell table:style-name="ce81"/>
          <table:table-cell table:style-name="ce18" table:number-columns-repeated="35"/>
          <table:table-cell table:number-columns-repeated="973"/>
        </table:table-row>
        <table:table-row table:style-name="ro3">
          <table:table-cell office:value-type="string">
            <office:annotation draw:style-name="gr1" draw:text-style-name="P1" svg:width="4.015cm" svg:height="4.445cm" svg:x="7.54cm" svg:y="45.774cm" draw:caption-point-x="-4.092cm" draw:caption-point-y="5.512cm">
              <dc:date>2014-02-18T00:00:00</dc:date>
              <text:p text:style-name="P1"><text:span text:style-name="T2">Bill Nale:</text:span></text:p>
              <text:p text:style-name="P1"><text:span text:style-name="T1">Degrees Celsuis + 273.16</text:span></text:p>
            </office:annotation>
            <text:p>Degrees Kelvin</text:p>
          </table:table-cell>
          <table:table-cell table:style-name="ce27" office:value-type="float" office:value="0">
            <text:p>0</text:p>
          </table:table-cell>
          <table:table-cell table:style-name="ce34" table:formula="of:=[.C98]+273.16" office:value-type="float" office:value="273.16">
            <text:p>273.16</text:p>
          </table:table-cell>
          <table:table-cell table:style-name="ce29" table:formula="of:=[.D98]+273.16" office:value-type="float" office:value="273.16">
            <text:p>273.16</text:p>
          </table:table-cell>
          <table:table-cell table:number-columns-repeated="47"/>
          <table:table-cell table:style-name="ce18" table:number-columns-repeated="971"/>
          <table:table-cell table:number-columns-repeated="2"/>
        </table:table-row>
        <table:table-row table:style-name="ro3">
          <table:table-cell office:value-type="string">
            <text:p>Degrees Celsius</text:p>
          </table:table-cell>
          <table:table-cell table:style-name="ce29" table:formula="of:=[.B97]-273.16" office:value-type="float" office:value="-273.16">
            <text:p>-273.16</text:p>
          </table:table-cell>
          <table:table-cell table:style-name="ce27" office:value-type="float" office:value="0">
            <text:p>0</text:p>
          </table:table-cell>
          <table:table-cell table:style-name="ce29" table:formula="of:=([.D99]-32)/9*5" office:value-type="float" office:value="0">
            <text:p>0</text:p>
          </table:table-cell>
          <table:table-cell table:number-columns-repeated="47"/>
          <table:table-cell table:style-name="ce13" table:number-columns-repeated="971"/>
          <table:table-cell table:number-columns-repeated="2"/>
        </table:table-row>
        <table:table-row table:style-name="ro3">
          <table:table-cell table:style-name="ce10" office:value-type="string">
            <text:p>Degrees Fahrenheit</text:p>
          </table:table-cell>
          <table:table-cell table:style-name="ce31" table:formula="of:=([.B97]-273.16)/5*9+32" office:value-type="float" office:value="-459.688">
            <text:p>-459.688</text:p>
          </table:table-cell>
          <table:table-cell table:style-name="ce31" table:formula="of:=[.C98]/5*9+32" office:value-type="float" office:value="32">
            <text:p>32</text:p>
          </table:table-cell>
          <table:table-cell table:style-name="ce40" office:value-type="float" office:value="32">
            <text:p>32</text:p>
          </table:table-cell>
          <table:table-cell table:number-columns-repeated="47"/>
          <table:table-cell table:style-name="ce13" table:number-columns-repeated="971"/>
          <table:table-cell table:number-columns-repeated="2"/>
        </table:table-row>
        <table:table-row table:style-name="ro1">
          <table:table-cell table:style-name="ce2" office:value-type="string">
            <text:p>Velocity</text:p>
          </table:table-cell>
          <table:table-cell table:number-columns-repeated="50"/>
          <table:table-cell table:style-name="ce13" table:number-columns-repeated="971"/>
          <table:table-cell table:number-columns-repeated="2"/>
        </table:table-row>
        <table:table-row table:style-name="ro2">
          <table:table-cell table:style-name="Default"/>
          <table:table-cell table:style-name="ce19" office:value-type="string">
            <text:p/>
            <text:p>ips</text:p>
          </table:table-cell>
          <table:table-cell table:style-name="ce19" office:value-type="string">
            <text:p/>
            <text:p>fps</text:p>
          </table:table-cell>
          <table:table-cell table:style-name="ce19" office:value-type="string">
            <text:p/>
            <text:p>miles/sec</text:p>
          </table:table-cell>
          <table:table-cell table:style-name="ce19" office:value-type="string">
            <text:p/>
            <text:p>mph</text:p>
          </table:table-cell>
          <table:table-cell table:style-name="ce19" office:value-type="string">
            <text:p/>
            <text:p>knots</text:p>
          </table:table-cell>
          <table:table-cell table:style-name="ce19" office:value-type="string">
            <text:p/>
            <text:p>ful/fort</text:p>
          </table:table-cell>
          <table:table-cell table:style-name="ce19" office:value-type="string">
            <text:p/>
            <text:p>m/s</text:p>
          </table:table-cell>
          <table:table-cell table:style-name="ce19" office:value-type="string">
            <text:p/>
            <text:p>Km/s</text:p>
          </table:table-cell>
          <table:table-cell table:style-name="ce19" office:value-type="string">
            <text:p/>
            <text:p>Km/h</text:p>
          </table:table-cell>
          <table:table-cell table:style-name="ce70" office:value-type="string">
            <text:p/>
            <text:p>c</text:p>
          </table:table-cell>
          <table:table-cell table:style-name="ce74"/>
          <table:table-cell table:style-name="ce18" table:number-columns-repeated="3"/>
          <table:table-cell table:style-name="ce81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3" office:value-type="string">
            <text:p>inches per second (ips)</text:p>
          </table:table-cell>
          <table:table-cell table:style-name="ce27" office:value-type="float" office:value="1">
            <text:p>1</text:p>
          </table:table-cell>
          <table:table-cell table:style-name="ce28" table:formula="of:=[.C$103]*12" office:value-type="float" office:value="12">
            <text:p>12</text:p>
          </table:table-cell>
          <table:table-cell table:style-name="ce28" table:formula="of:=[.D$104]*5280*12" office:value-type="float" office:value="63360">
            <text:p>63360</text:p>
          </table:table-cell>
          <table:table-cell table:style-name="ce28" table:formula="of:=[.E$105]/3600*5280*12" office:value-type="float" office:value="17.6">
            <text:p>17.6</text:p>
          </table:table-cell>
          <table:table-cell table:style-name="ce28" table:formula="of:=[.F$106]*6076/3600*12" office:value-type="float" office:value="20.2533333333333">
            <text:p>20.2533333333</text:p>
          </table:table-cell>
          <table:table-cell table:style-name="ce28" table:formula="of:=[.G$107]/8/24/14/3600*5280*12" office:value-type="float" office:value="0.00654761904761905">
            <text:p>0.006547619</text:p>
          </table:table-cell>
          <table:table-cell table:style-name="ce28" table:formula="of:=[.H$108]/25.4*1000" office:value-type="float" office:value="39.3700787401575">
            <text:p>39.3700787402</text:p>
          </table:table-cell>
          <table:table-cell table:style-name="ce28" table:formula="of:=[.I$109]*1000*1000/25.4" office:value-type="float" office:value="39370.0787401575">
            <text:p>39370.0787401575</text:p>
          </table:table-cell>
          <table:table-cell table:style-name="ce28" table:formula="of:=[.J$110]/3600*1000*1000/25.4" office:value-type="float" office:value="10.9361329833771">
            <text:p>10.9361329834</text:p>
          </table:table-cell>
          <table:table-cell table:style-name="ce44" table:formula="of:=[.K$111]*299792458*1000/25.4" office:value-type="float" office:value="11802852677.1654">
            <text:p>11802852677.1654</text:p>
          </table:table-cell>
          <table:table-cell table:style-name="ce51"/>
          <table:table-cell table:number-columns-repeated="2"/>
          <table:table-cell table:style-name="ce68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feet per second (fps)</text:p>
          </table:table-cell>
          <table:table-cell table:style-name="ce28" table:formula="of:=[.B$102]/12" office:value-type="float" office:value="0.0833333333333333">
            <text:p>0.0833333333</text:p>
          </table:table-cell>
          <table:table-cell table:style-name="ce27" office:value-type="float" office:value="1">
            <text:p>1</text:p>
          </table:table-cell>
          <table:table-cell table:style-name="ce28" table:formula="of:=[.D$104]*5280" office:value-type="float" office:value="5280">
            <text:p>5280</text:p>
          </table:table-cell>
          <table:table-cell table:style-name="ce28" table:formula="of:=[.E$105]/3600*5280" office:value-type="float" office:value="1.46666666666667">
            <text:p>1.4666666667</text:p>
          </table:table-cell>
          <table:table-cell table:style-name="ce28" table:formula="of:=[.F$106]*6076/3600" office:value-type="float" office:value="1.68777777777778">
            <text:p>1.6877777778</text:p>
          </table:table-cell>
          <table:table-cell table:style-name="ce28" table:formula="of:=[.G$107]/8/24/14/3600*5280" office:value-type="float" office:value="0.000545634920634921">
            <text:p>0.0005456349</text:p>
          </table:table-cell>
          <table:table-cell table:style-name="ce28" table:formula="of:=[.H$108]/25.4*1000/12" office:value-type="float" office:value="3.28083989501312">
            <text:p>3.280839895</text:p>
          </table:table-cell>
          <table:table-cell table:style-name="ce28" table:formula="of:=[.I$109]*1000*1000/25.4/12" office:value-type="float" office:value="3280.83989501312">
            <text:p>3280.8398950131</text:p>
          </table:table-cell>
          <table:table-cell table:style-name="ce28" table:formula="of:=[.J$110]/3600*1000*1000/25.4/12" office:value-type="float" office:value="0.911344415281423">
            <text:p>0.9113444153</text:p>
          </table:table-cell>
          <table:table-cell table:style-name="ce44" table:formula="of:=[.K$111]*299792458*1000/25.4/12" office:value-type="float" office:value="983571056.430446">
            <text:p>983571056.430446</text:p>
          </table:table-cell>
          <table:table-cell table:style-name="ce51"/>
          <table:table-cell table:number-columns-repeated="2"/>
          <table:table-cell table:style-name="ce68" table:number-columns-repeated="13"/>
          <table:table-cell table:number-columns-repeated="997"/>
        </table:table-row>
        <table:table-row table:style-name="ro3">
          <table:table-cell office:value-type="string">
            <text:p>miles per second</text:p>
          </table:table-cell>
          <table:table-cell table:style-name="ce34" table:formula="of:=[.B$102]/12/5280" office:value-type="float" office:value="0.0000157828282828283">
            <text:p>1.57828282828283E-005</text:p>
          </table:table-cell>
          <table:table-cell table:style-name="ce34" table:formula="of:=[.C$103]/5280" office:value-type="float" office:value="0.000189393939393939">
            <text:p>0.0001893939</text:p>
          </table:table-cell>
          <table:table-cell table:style-name="ce27" office:value-type="float" office:value="1">
            <text:p>1</text:p>
          </table:table-cell>
          <table:table-cell table:style-name="ce34" table:formula="of:=[.E$105]/3600" office:value-type="float" office:value="0.000277777777777778">
            <text:p>0.0002777778</text:p>
          </table:table-cell>
          <table:table-cell table:style-name="ce34" table:formula="of:=[.F$106]*6076/5280/3600" office:value-type="float" office:value="0.000319654882154882">
            <text:p>0.0003196549</text:p>
          </table:table-cell>
          <table:table-cell table:style-name="ce34" table:formula="of:=[.G$107]/8/24/14/3600" office:value-type="float" office:value="0.000000103339947089947">
            <text:p>1.03339947089947E-007</text:p>
          </table:table-cell>
          <table:table-cell table:style-name="ce34" table:formula="of:=[.H$108]/25.4*1000/12/5280" office:value-type="float" office:value="0.000621371192237334">
            <text:p>0.0006213712</text:p>
          </table:table-cell>
          <table:table-cell table:style-name="ce34" table:formula="of:=[.I$109]*1000*1000/25.4/12/5280" office:value-type="float" office:value="0.621371192237334">
            <text:p>0.6213711922</text:p>
          </table:table-cell>
          <table:table-cell table:style-name="ce34" table:formula="of:=[.J$110]/3600*1000*1000/25.4/12/5280" office:value-type="float" office:value="0.000172603108954815">
            <text:p>0.0001726031</text:p>
          </table:table-cell>
          <table:table-cell table:style-name="ce47" table:formula="of:=[.K$111]*299792458*1000/25.4/12/5280" office:value-type="float" office:value="186282.397051221">
            <text:p>186282.397051221</text:p>
          </table:table-cell>
          <table:table-cell table:style-name="ce52"/>
          <table:table-cell table:number-columns-repeated="2"/>
          <table:table-cell table:style-name="ce68" table:number-columns-repeated="13"/>
          <table:table-cell table:number-columns-repeated="24"/>
          <table:table-cell table:style-name="ce18" table:number-columns-repeated="971"/>
          <table:table-cell table:number-columns-repeated="2"/>
        </table:table-row>
        <table:table-row table:style-name="ro3">
          <table:table-cell office:value-type="string">
            <text:p>miles per hour (mph)</text:p>
          </table:table-cell>
          <table:table-cell table:style-name="ce34" table:formula="of:=[.B$102]/12/5280*3600" office:value-type="float" office:value="0.0568181818181818">
            <text:p>0.0568181818</text:p>
          </table:table-cell>
          <table:table-cell table:style-name="ce34" table:formula="of:=[.C$103]/5280*3600" office:value-type="float" office:value="0.681818181818182">
            <text:p>0.6818181818</text:p>
          </table:table-cell>
          <table:table-cell table:style-name="ce34" table:formula="of:=[.D$104]*3600" office:value-type="float" office:value="3600">
            <text:p>3600</text:p>
          </table:table-cell>
          <table:table-cell table:style-name="ce27" office:value-type="float" office:value="1">
            <text:p>1</text:p>
          </table:table-cell>
          <table:table-cell table:style-name="ce34" table:formula="of:=[.F$106]*6076/5280" office:value-type="float" office:value="1.15075757575758">
            <text:p>1.1507575758</text:p>
          </table:table-cell>
          <table:table-cell table:style-name="ce34" table:formula="of:=[.G$107]/8/24/14" office:value-type="float" office:value="0.000372023809523809">
            <text:p>0.0003720238</text:p>
          </table:table-cell>
          <table:table-cell table:style-name="ce34" table:formula="of:=[.H$108]/25.4*1000/12/5280*3600" office:value-type="float" office:value="2.2369362920544">
            <text:p>2.2369362921</text:p>
          </table:table-cell>
          <table:table-cell table:style-name="ce34" table:formula="of:=[.I$109]*1000*1000/25.4/12/5280*3600" office:value-type="float" office:value="2236.9362920544">
            <text:p>2236.9362920544</text:p>
          </table:table-cell>
          <table:table-cell table:style-name="ce34" table:formula="of:=[.J$110]*1000*1000/25.4/12/5280" office:value-type="float" office:value="0.621371192237334">
            <text:p>0.6213711922</text:p>
          </table:table-cell>
          <table:table-cell table:style-name="ce47" table:formula="of:=[.K$111]*299792458*1000/25.4/12/5280*3600" office:value-type="float" office:value="670616629.384395">
            <text:p>670616629.384395</text:p>
          </table:table-cell>
          <table:table-cell table:style-name="ce52"/>
          <table:table-cell table:number-columns-repeated="2"/>
          <table:table-cell table:style-name="ce68" table:number-columns-repeated="13"/>
          <table:table-cell table:number-columns-repeated="997"/>
        </table:table-row>
        <table:table-row table:style-name="ro3">
          <table:table-cell table:style-name="ce3" office:value-type="string">
            <office:annotation draw:style-name="gr1" draw:text-style-name="P1" svg:width="4.016cm" svg:height="3.564cm" svg:x="5.581cm" svg:y="49.164cm" draw:caption-point-x="-2.133cm" draw:caption-point-y="6.995cm">
              <dc:date>2014-02-18T00:00:00</dc:date>
              <text:p text:style-name="P1"><text:span text:style-name="T1">nautical mile per hour</text:span></text:p>
            </office:annotation>
            <text:p>knot</text:p>
          </table:table-cell>
          <table:table-cell table:style-name="ce28" table:formula="of:=[.B$102]/12/6076*3600" office:value-type="float" office:value="0.0493745885450955">
            <text:p>0.0493745885</text:p>
          </table:table-cell>
          <table:table-cell table:style-name="ce28" table:formula="of:=[.C$103]/6076*3600" office:value-type="float" office:value="0.592495062541145">
            <text:p>0.5924950625</text:p>
          </table:table-cell>
          <table:table-cell table:style-name="ce28" table:formula="of:=[.D$104]*5280/6076*3600" office:value-type="float" office:value="3128.37393021725">
            <text:p>3128.3739302173</text:p>
          </table:table-cell>
          <table:table-cell table:style-name="ce28" table:formula="of:=[.E$105]*5280/6076" office:value-type="float" office:value="0.86899275839368">
            <text:p>0.8689927584</text:p>
          </table:table-cell>
          <table:table-cell table:style-name="ce27" office:value-type="float" office:value="1">
            <text:p>1</text:p>
          </table:table-cell>
          <table:table-cell table:style-name="ce28" table:formula="of:=[.G$107]/8/24/14*5280/6076" office:value-type="float" office:value="0.00032328599642622">
            <text:p>0.000323286</text:p>
          </table:table-cell>
          <table:table-cell table:style-name="ce28" table:formula="of:=[.H$108]/25.4*1000/12/6076*3600" office:value-type="float" office:value="1.94388143878329">
            <text:p>1.9438814388</text:p>
          </table:table-cell>
          <table:table-cell table:style-name="ce28" table:formula="of:=[.I$109]*1000*1000/25.4/12/6076*3600" office:value-type="float" office:value="1943.88143878329">
            <text:p>1943.8814387833</text:p>
          </table:table-cell>
          <table:table-cell table:style-name="ce28" table:formula="of:=[.J$110]*1000*1000/25.4/12/6076" office:value-type="float" office:value="0.539967066328691">
            <text:p>0.5399670663</text:p>
          </table:table-cell>
          <table:table-cell table:style-name="ce44" table:formula="of:=[.K$111]*299792458*1000/25.4/12/6076*3600" office:value-type="float" office:value="582760994.593418">
            <text:p>582760994.593418</text:p>
          </table:table-cell>
          <table:table-cell table:style-name="ce51"/>
          <table:table-cell table:number-columns-repeated="2"/>
          <table:table-cell table:style-name="ce68" table:number-columns-repeated="13"/>
          <table:table-cell table:number-columns-repeated="997"/>
        </table:table-row>
        <table:table-row table:style-name="ro3">
          <table:table-cell table:style-name="ce5" office:value-type="string">
            <office:annotation draw:style-name="gr1" draw:text-style-name="P1" svg:width="4.996cm" svg:height="6.632cm" svg:x="3.884cm" svg:y="52.802cm" draw:caption-point-x="-0.436cm" draw:caption-point-y="3.855cm">
              <dc:date>2014-02-18T00:00:00</dc:date>
              <text:p text:style-name="P1"><text:span text:style-name="T1">Miles per hour * 8 * 24 * 14</text:span></text:p>
              <text:p text:style-name="P1"><text:span text:style-name="T1">(furlongs per mile * hours/day) * days per fortnight)</text:span></text:p>
            </office:annotation>
            <text:p>Furlongs per fortnight</text:p>
          </table:table-cell>
          <table:table-cell table:style-name="ce30" table:formula="of:=[.B$102]/12/5280*3600*8*24*14" office:value-type="float" office:value="152.727272727273">
            <text:p>152.7272727273</text:p>
          </table:table-cell>
          <table:table-cell table:style-name="ce30" table:formula="of:=[.C$103]/5280*3600*8*24*14" office:value-type="float" office:value="1832.72727272727">
            <text:p>1832.7272727273</text:p>
          </table:table-cell>
          <table:table-cell table:style-name="ce30" table:formula="of:=[.D$104]*3600*8*24*14" office:value-type="float" office:value="9676800">
            <text:p>9676800</text:p>
          </table:table-cell>
          <table:table-cell table:style-name="ce30" table:formula="of:=[.E$105]*8*24*14" office:value-type="float" office:value="2688">
            <text:p>2688</text:p>
          </table:table-cell>
          <table:table-cell table:style-name="ce30" table:formula="of:=[.F$106]*6076/5280*8*24*14" office:value-type="float" office:value="3093.23636363636">
            <text:p>3093.2363636364</text:p>
          </table:table-cell>
          <table:table-cell table:style-name="ce40" office:value-type="float" office:value="1">
            <text:p>1</text:p>
          </table:table-cell>
          <table:table-cell table:style-name="ce30" table:formula="of:=[.H$108]/25.4*1000/12/5280*3600*8*24*14" office:value-type="float" office:value="6012.88475304223">
            <text:p>6012.8847530422</text:p>
          </table:table-cell>
          <table:table-cell table:style-name="ce30" table:formula="of:=[.I$109]*1000*1000/25.4/12/5280*3600*8*24*14" office:value-type="float" office:value="6012884.75304223">
            <text:p>6012884.75304223</text:p>
          </table:table-cell>
          <table:table-cell table:style-name="ce30" table:formula="of:=[.J$110]/3600*1000*1000/25.4/12/5280*3600*8*24*14" office:value-type="float" office:value="1670.24576473395">
            <text:p>1670.245764734</text:p>
          </table:table-cell>
          <table:table-cell table:style-name="ce59" table:formula="of:=[.K$111]*299792458*1000/25.4/12/5280*3600*8*24*14" office:value-type="float" office:value="1802617499785.25">
            <text:p>1802617499785.25</text:p>
          </table:table-cell>
          <table:table-cell table:style-name="ce53"/>
          <table:table-cell table:style-name="ce13" table:number-columns-repeated="2"/>
          <table:table-cell table:style-name="ce69" table:number-columns-repeated="13"/>
          <table:table-cell table:style-name="ce13" table:number-columns-repeated="24"/>
          <table:table-cell table:number-columns-repeated="973"/>
        </table:table-row>
        <table:table-row table:style-name="ro3">
          <table:table-cell office:value-type="string">
            <text:p>meters per second</text:p>
          </table:table-cell>
          <table:table-cell table:style-name="ce34" table:formula="of:=[.B$102]*25.4/1000" office:value-type="float" office:value="0.0254">
            <text:p>0.0254</text:p>
          </table:table-cell>
          <table:table-cell table:style-name="ce34" table:formula="of:=[.C$103]*12*25.4/1000" office:value-type="float" office:value="0.3048">
            <text:p>0.3048</text:p>
          </table:table-cell>
          <table:table-cell table:style-name="ce34" table:formula="of:=[.D$104]*5280*12*25.4/1000" office:value-type="float" office:value="1609.344">
            <text:p>1609.344</text:p>
          </table:table-cell>
          <table:table-cell table:style-name="ce34" table:formula="of:=[.E$105]/3600*5280*12*25.4/1000" office:value-type="float" office:value="0.44704">
            <text:p>0.44704</text:p>
          </table:table-cell>
          <table:table-cell table:style-name="ce34" table:formula="of:=[.F$106]*6076/3600*12*25.4/1000" office:value-type="float" office:value="0.514434666666667">
            <text:p>0.5144346667</text:p>
          </table:table-cell>
          <table:table-cell table:style-name="ce34" table:formula="of:=[.G$107]/8/24/14/3600*5280*12*25.4/1000" office:value-type="float" office:value="0.000166309523809524">
            <text:p>0.0001663095</text:p>
          </table:table-cell>
          <table:table-cell table:style-name="ce27" office:value-type="float" office:value="1">
            <text:p>1</text:p>
          </table:table-cell>
          <table:table-cell table:style-name="ce34" table:formula="of:=[.I$109]*1000" office:value-type="float" office:value="1000">
            <text:p>1000</text:p>
          </table:table-cell>
          <table:table-cell table:style-name="ce34" table:formula="of:=[.J$110]/3600*1000" office:value-type="float" office:value="0.277777777777778">
            <text:p>0.2777777778</text:p>
          </table:table-cell>
          <table:table-cell table:style-name="ce47" table:formula="of:=[.K$111]*299792458" office:value-type="float" office:value="299792458">
            <text:p>299792458</text:p>
          </table:table-cell>
          <table:table-cell table:style-name="ce52"/>
          <table:table-cell table:number-columns-repeated="2"/>
          <table:table-cell table:style-name="ce68" table:number-columns-repeated="10"/>
          <table:table-cell table:number-columns-repeated="1000"/>
        </table:table-row>
        <table:table-row table:style-name="ro3">
          <table:table-cell office:value-type="string">
            <text:p>kilometers per second</text:p>
          </table:table-cell>
          <table:table-cell table:style-name="ce34" table:formula="of:=[.B$102]*25.4/1000/1000" office:value-type="float" office:value="0.0000254">
            <text:p>0.0000254</text:p>
          </table:table-cell>
          <table:table-cell table:style-name="ce34" table:formula="of:=[.C$103]*12*25.4/1000/1000" office:value-type="float" office:value="0.0003048">
            <text:p>0.0003048</text:p>
          </table:table-cell>
          <table:table-cell table:style-name="ce34" table:formula="of:=[.D$104]*5280*12*25.4/1000/1000" office:value-type="float" office:value="1.609344">
            <text:p>1.609344</text:p>
          </table:table-cell>
          <table:table-cell table:style-name="ce34" table:formula="of:=[.E$105]/3600*5280*12*25.4/1000/1000" office:value-type="float" office:value="0.00044704">
            <text:p>0.00044704</text:p>
          </table:table-cell>
          <table:table-cell table:style-name="ce34" table:formula="of:=[.F$106]*6076/3600*12*25.4/1000/1000" office:value-type="float" office:value="0.000514434666666667">
            <text:p>0.0005144347</text:p>
          </table:table-cell>
          <table:table-cell table:style-name="ce34" table:formula="of:=[.G$107]/8/24/14/3600*5280*12*25.4/1000/1000" office:value-type="float" office:value="0.000000166309523809524">
            <text:p>1.66309523809524E-007</text:p>
          </table:table-cell>
          <table:table-cell table:style-name="ce34" table:formula="of:=[.H$108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34" table:formula="of:=[.J$110]/3600" office:value-type="float" office:value="0.000277777777777778">
            <text:p>0.0002777778</text:p>
          </table:table-cell>
          <table:table-cell table:style-name="ce47" table:formula="of:=[.K$111]*299792458/1000" office:value-type="float" office:value="299792.458">
            <text:p>299792.458</text:p>
          </table:table-cell>
          <table:table-cell table:style-name="ce52"/>
          <table:table-cell table:number-columns-repeated="2"/>
          <table:table-cell table:style-name="ce68" table:number-columns-repeated="10"/>
          <table:table-cell table:number-columns-repeated="1000"/>
        </table:table-row>
        <table:table-row table:style-name="ro3">
          <table:table-cell table:style-name="ce5" office:value-type="string">
            <text:p>kilometers per hour</text:p>
          </table:table-cell>
          <table:table-cell table:style-name="ce30" table:formula="of:=[.B$102]*25.4/1000/1000*3600" office:value-type="float" office:value="0.09144">
            <text:p>0.09144</text:p>
          </table:table-cell>
          <table:table-cell table:style-name="ce30" table:formula="of:=[.C$103]*12*25.4/1000/1000*3600" office:value-type="float" office:value="1.09728">
            <text:p>1.09728</text:p>
          </table:table-cell>
          <table:table-cell table:style-name="ce30" table:formula="of:=[.D$104]*5280*12*25.4/1000/1000*3600" office:value-type="float" office:value="5793.6384">
            <text:p>5793.6384</text:p>
          </table:table-cell>
          <table:table-cell table:style-name="ce30" table:formula="of:=[.E$105]*5280*12*25.4/1000/1000" office:value-type="float" office:value="1.609344">
            <text:p>1.609344</text:p>
          </table:table-cell>
          <table:table-cell table:style-name="ce30" table:formula="of:=[.F$106]*6076*12*25.4/1000/1000" office:value-type="float" office:value="1.8519648">
            <text:p>1.8519648</text:p>
          </table:table-cell>
          <table:table-cell table:style-name="ce30" table:formula="of:=[.G$107]/8/24/14*5280*12*25.4/1000/1000" office:value-type="float" office:value="0.000598714285714286">
            <text:p>0.0005987143</text:p>
          </table:table-cell>
          <table:table-cell table:style-name="ce30" table:formula="of:=[.H$108]/1000*3600" office:value-type="float" office:value="3.6">
            <text:p>3.6</text:p>
          </table:table-cell>
          <table:table-cell table:style-name="ce30" table:formula="of:=[.I$109]*3600" office:value-type="float" office:value="3600">
            <text:p>3600</text:p>
          </table:table-cell>
          <table:table-cell table:style-name="ce40" office:value-type="float" office:value="1">
            <text:p>1</text:p>
          </table:table-cell>
          <table:table-cell table:style-name="ce59" table:formula="of:=[.K$111]*299792458/1000*3600" office:value-type="float" office:value="1079252848.8">
            <text:p>1079252848.8</text:p>
          </table:table-cell>
          <table:table-cell table:style-name="ce53"/>
          <table:table-cell table:style-name="ce13" table:number-columns-repeated="2"/>
          <table:table-cell table:style-name="ce69" table:number-columns-repeated="10"/>
          <table:table-cell table:style-name="ce13" table:number-columns-repeated="27"/>
          <table:table-cell table:number-columns-repeated="973"/>
        </table:table-row>
        <table:table-row table:style-name="ro3">
          <table:table-cell table:style-name="ce5" office:value-type="string">
            <office:annotation draw:style-name="gr1" draw:text-style-name="P1" svg:width="4.016cm" svg:height="6.632cm" svg:x="5.581cm" svg:y="53.028cm" draw:caption-point-x="-2.133cm" draw:caption-point-y="5.618cm">
              <dc:date>2014-02-18T00:00:00</dc:date>
              <text:p text:style-name="P1"><text:span text:style-name="T1">speed of light: exactly 299,792,458 m/s</text:span></text:p>
              <text:p text:style-name="P1"><text:span text:style-name="T1">The meter is officially defined by this number as of 1983</text:span></text:p>
            </office:annotation>
            <text:p>c (speed of light)</text:p>
          </table:table-cell>
          <table:table-cell table:style-name="ce30" table:formula="of:=[.B$102]*25.4/1000/299792458" office:value-type="float" office:value="0.0000000000847252801803306">
            <text:p>8.47252801803306E-011</text:p>
          </table:table-cell>
          <table:table-cell table:style-name="ce30" table:formula="of:=[.C$103]*12*25.4/1000/299792458" office:value-type="float" office:value="0.00000000101670336216397">
            <text:p>0.000000001</text:p>
          </table:table-cell>
          <table:table-cell table:style-name="ce30" table:formula="of:=[.D$104]*5280*12*25.4/1000/299792458" office:value-type="float" office:value="0.00000536819375222575">
            <text:p>5.36819375222575E-006</text:p>
          </table:table-cell>
          <table:table-cell table:style-name="ce30" table:formula="of:=[.E$105]/3600*5280*12*25.4/1000/299792458" office:value-type="float" office:value="0.00000000149116493117382">
            <text:p>1.49116493117382E-009</text:p>
          </table:table-cell>
          <table:table-cell table:style-name="ce30" table:formula="of:=[.F$106]*6076/3600*12*25.4/1000/299792458" office:value-type="float" office:value="0.0000000017159693412523">
            <text:p>1.7159693412523E-009</text:p>
          </table:table-cell>
          <table:table-cell table:style-name="ce30" table:formula="of:=[.G$107]/8/24/14/3600*5280*12*25.4/1000/299792458" office:value-type="float" office:value="0.000000000000554748858323593">
            <text:p>5.54748858323593E-013</text:p>
          </table:table-cell>
          <table:table-cell table:style-name="ce30" table:formula="of:=[.H$108]/299792458" office:value-type="float" office:value="0.00000000333564095198152">
            <text:p>3.33564095198152E-009</text:p>
          </table:table-cell>
          <table:table-cell table:style-name="ce30" table:formula="of:=[.I$109]*1000/299792458" office:value-type="float" office:value="0.00000333564095198152">
            <text:p>3.33564095198152E-006</text:p>
          </table:table-cell>
          <table:table-cell table:style-name="ce30" table:formula="of:=[.J$110]/3600*1000/299792458" office:value-type="float" office:value="0.000000000926566931105978">
            <text:p>9.26566931105978E-010</text:p>
          </table:table-cell>
          <table:table-cell table:style-name="ce46" office:value-type="float" office:value="1">
            <text:p>1</text:p>
          </table:table-cell>
          <table:table-cell table:style-name="ce53"/>
          <table:table-cell table:number-columns-repeated="2"/>
          <table:table-cell table:style-name="ce68" table:number-columns-repeated="10"/>
          <table:table-cell table:number-columns-repeated="27"/>
          <table:table-cell table:style-name="ce18" table:number-columns-repeated="971"/>
          <table:table-cell table:number-columns-repeated="2"/>
        </table:table-row>
        <table:table-row table:style-name="ro1">
          <table:table-cell table:style-name="ce8" office:value-type="string">
            <text:p>Acceleration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36"/>
          <table:table-cell table:style-name="ce26" office:value-type="string">
            <text:p/>
            <text:p>i/s/s</text:p>
          </table:table-cell>
          <table:table-cell table:style-name="ce26" office:value-type="string">
            <text:p/>
            <text:p>f/s/s</text:p>
          </table:table-cell>
          <table:table-cell table:style-name="ce26" office:value-type="string">
            <text:p/>
            <text:p>mph/s</text:p>
          </table:table-cell>
          <table:table-cell table:style-name="ce26" office:value-type="string">
            <text:p/>
            <text:p>m/s/s</text:p>
          </table:table-cell>
          <table:table-cell table:style-name="ce26" office:value-type="string">
            <text:p/>
            <text:p>Km/s/s</text:p>
          </table:table-cell>
          <table:table-cell table:style-name="ce26" office:value-type="string">
            <text:p/>
            <text:p>Km/h/s</text:p>
          </table:table-cell>
          <table:table-cell table:style-name="ce42" office:value-type="string">
            <text:p/>
            <text:p>G</text:p>
          </table:table-cell>
          <table:table-cell table:style-name="ce49"/>
          <table:table-cell table:style-name="ce71"/>
          <table:table-cell table:style-name="ce18" table:number-columns-repeated="4"/>
          <table:table-cell table:style-name="ce81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3" office:value-type="string">
            <text:p>inches per second per second</text:p>
          </table:table-cell>
          <table:table-cell table:style-name="ce3"/>
          <table:table-cell table:style-name="ce27" office:value-type="float" office:value="1">
            <text:p>1</text:p>
          </table:table-cell>
          <table:table-cell table:style-name="ce28" table:formula="of:=[.D$115]*12" office:value-type="float" office:value="12">
            <text:p>12</text:p>
          </table:table-cell>
          <table:table-cell table:style-name="ce28" table:formula="of:=[.E$116]/3600*5280*12" office:value-type="float" office:value="17.6">
            <text:p>17.6</text:p>
          </table:table-cell>
          <table:table-cell table:style-name="ce28" table:formula="of:=[.F$117]*1000/25.4" office:value-type="float" office:value="39.3700787401575">
            <text:p>39.3700787402</text:p>
          </table:table-cell>
          <table:table-cell table:style-name="ce28" table:formula="of:=[.G$118]*1000*1000/25.4" office:value-type="float" office:value="39370.0787401575">
            <text:p>39370.0787401575</text:p>
          </table:table-cell>
          <table:table-cell table:style-name="ce28" table:formula="of:=[.H$119]/3600*1000*1000/25.4" office:value-type="float" office:value="10.9361329833771">
            <text:p>10.9361329834</text:p>
          </table:table-cell>
          <table:table-cell table:style-name="ce44" table:formula="of:=[.I$120]*9.80665*1000/25.4" office:value-type="float" office:value="386.088582677165">
            <text:p>386.0885826772</text:p>
          </table:table-cell>
          <table:table-cell table:style-name="ce62"/>
          <table:table-cell table:style-name="ce72"/>
          <table:table-cell table:number-columns-repeated="1013"/>
        </table:table-row>
        <table:table-row table:style-name="ro3">
          <table:table-cell table:style-name="ce3" office:value-type="string">
            <text:p>feet per second per second</text:p>
          </table:table-cell>
          <table:table-cell table:style-name="ce3"/>
          <table:table-cell table:style-name="ce28" table:formula="of:=[.C$114]/12" office:value-type="float" office:value="0.0833333333333333">
            <text:p>0.0833333333</text:p>
          </table:table-cell>
          <table:table-cell table:style-name="ce27" office:value-type="float" office:value="1">
            <text:p>1</text:p>
          </table:table-cell>
          <table:table-cell table:style-name="ce28" table:formula="of:=[.E$116]/3600*5280" office:value-type="float" office:value="1.46666666666667">
            <text:p>1.4666666667</text:p>
          </table:table-cell>
          <table:table-cell table:style-name="ce28" table:formula="of:=[.F$117]*1000/25.4/12" office:value-type="float" office:value="3.28083989501312">
            <text:p>3.280839895</text:p>
          </table:table-cell>
          <table:table-cell table:style-name="ce28" table:formula="of:=[.G$118]*1000*1000/25.4/12" office:value-type="float" office:value="3280.83989501312">
            <text:p>3280.8398950131</text:p>
          </table:table-cell>
          <table:table-cell table:style-name="ce28" table:formula="of:=[.H$119]/3600*1000*1000/25.4/12" office:value-type="float" office:value="0.911344415281423">
            <text:p>0.9113444153</text:p>
          </table:table-cell>
          <table:table-cell table:style-name="ce44" table:formula="of:=[.I$120]*9.80665*1000/25.4/12" office:value-type="float" office:value="32.1740485564304">
            <text:p>32.1740485564</text:p>
          </table:table-cell>
          <table:table-cell table:style-name="ce62"/>
          <table:table-cell table:style-name="ce72"/>
          <table:table-cell table:number-columns-repeated="3"/>
          <table:table-cell table:style-name="ce68" table:number-columns-repeated="9"/>
          <table:table-cell table:number-columns-repeated="28"/>
          <table:table-cell table:style-name="ce13" table:number-columns-repeated="971"/>
          <table:table-cell table:number-columns-repeated="2"/>
        </table:table-row>
        <table:table-row table:style-name="ro3">
          <table:table-cell table:style-name="ce10" office:value-type="string">
            <text:p>miles per hour per second</text:p>
          </table:table-cell>
          <table:table-cell table:style-name="ce10"/>
          <table:table-cell table:style-name="ce35" table:formula="of:=[.C$114]/12/5280*3600" office:value-type="float" office:value="0.0568181818181818">
            <text:p>0.0568181818</text:p>
          </table:table-cell>
          <table:table-cell table:style-name="ce35" table:formula="of:=[.D$115]/5280*3600" office:value-type="float" office:value="0.681818181818182">
            <text:p>0.6818181818</text:p>
          </table:table-cell>
          <table:table-cell table:style-name="ce40" office:value-type="float" office:value="1">
            <text:p>1</text:p>
          </table:table-cell>
          <table:table-cell table:style-name="ce35" table:formula="of:=[.F$117]*1000/25.4/12/5280*3600" office:value-type="float" office:value="2.2369362920544">
            <text:p>2.2369362921</text:p>
          </table:table-cell>
          <table:table-cell table:style-name="ce35" table:formula="of:=[.G$118]*1000*1000/25.4/12/5280*3600" office:value-type="float" office:value="2236.9362920544">
            <text:p>2236.9362920544</text:p>
          </table:table-cell>
          <table:table-cell table:style-name="ce35" table:formula="of:=[.H$119]*1000*1000/25.4/12/5280" office:value-type="float" office:value="0.621371192237334">
            <text:p>0.6213711922</text:p>
          </table:table-cell>
          <table:table-cell table:style-name="ce58" table:formula="of:=[.I$120]*9.80665*1000/25.4/12/5280*3600" office:value-type="float" office:value="21.9368512884753">
            <text:p>21.9368512885</text:p>
          </table:table-cell>
          <table:table-cell table:style-name="ce63"/>
          <table:table-cell table:style-name="ce73"/>
          <table:table-cell table:number-columns-repeated="4"/>
          <table:table-cell table:style-name="ce68" table:number-columns-repeated="8"/>
          <table:table-cell table:number-columns-repeated="1001"/>
        </table:table-row>
        <table:table-row table:style-name="ro3">
          <table:table-cell office:value-type="string">
            <text:p>meters per second per second</text:p>
          </table:table-cell>
          <table:table-cell/>
          <table:table-cell table:style-name="ce34" table:formula="of:=[.C$114]*25.4/1000" office:value-type="float" office:value="0.0254">
            <text:p>0.0254</text:p>
          </table:table-cell>
          <table:table-cell table:style-name="ce34" table:formula="of:=[.D$115]*12*25.4/1000" office:value-type="float" office:value="0.3048">
            <text:p>0.3048</text:p>
          </table:table-cell>
          <table:table-cell table:style-name="ce34" table:formula="of:=[.E$116]/3600*5280*12*25.4/1000" office:value-type="float" office:value="0.44704">
            <text:p>0.44704</text:p>
          </table:table-cell>
          <table:table-cell table:style-name="ce27" office:value-type="float" office:value="1">
            <text:p>1</text:p>
          </table:table-cell>
          <table:table-cell table:style-name="ce34" table:formula="of:=[.G$118]*1000" office:value-type="float" office:value="1000">
            <text:p>1000</text:p>
          </table:table-cell>
          <table:table-cell table:style-name="ce34" table:formula="of:=[.H$119]/3600*1000" office:value-type="float" office:value="0.277777777777778">
            <text:p>0.2777777778</text:p>
          </table:table-cell>
          <table:table-cell table:style-name="ce47" table:formula="of:=[.I$120]*9.80665" office:value-type="float" office:value="9.80665">
            <text:p>9.80665</text:p>
          </table:table-cell>
          <table:table-cell table:style-name="ce64"/>
          <table:table-cell table:style-name="ce72"/>
          <table:table-cell table:number-columns-repeated="4"/>
          <table:table-cell table:style-name="ce68" table:number-columns-repeated="8"/>
          <table:table-cell table:number-columns-repeated="1001"/>
        </table:table-row>
        <table:table-row table:style-name="ro3">
          <table:table-cell table:style-name="ce3" office:value-type="string">
            <text:p>kilometers per second per second</text:p>
          </table:table-cell>
          <table:table-cell table:style-name="ce3"/>
          <table:table-cell table:style-name="ce28" table:formula="of:=[.C$114]*25.4/1000/1000" office:value-type="float" office:value="0.0000254">
            <text:p>0.0000254</text:p>
          </table:table-cell>
          <table:table-cell table:style-name="ce28" table:formula="of:=[.D$115]*12*25.4/1000/1000" office:value-type="float" office:value="0.0003048">
            <text:p>0.0003048</text:p>
          </table:table-cell>
          <table:table-cell table:style-name="ce28" table:formula="of:=[.E$116]/3600*5280*12*25.4/1000/1000" office:value-type="float" office:value="0.00044704">
            <text:p>0.00044704</text:p>
          </table:table-cell>
          <table:table-cell table:style-name="ce28" table:formula="of:=[.F$117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28" table:formula="of:=[.H$119]/3600" office:value-type="float" office:value="0.000277777777777778">
            <text:p>0.0002777778</text:p>
          </table:table-cell>
          <table:table-cell table:style-name="ce44" table:formula="of:=[.I$120]*9.80665/1000" office:value-type="float" office:value="0.00980665">
            <text:p>0.00980665</text:p>
          </table:table-cell>
          <table:table-cell table:style-name="ce62"/>
          <table:table-cell table:style-name="ce72"/>
          <table:table-cell table:number-columns-repeated="4"/>
          <table:table-cell table:style-name="ce68" table:number-columns-repeated="8"/>
          <table:table-cell table:number-columns-repeated="28"/>
          <table:table-cell table:style-name="ce13" table:number-columns-repeated="971"/>
          <table:table-cell table:number-columns-repeated="2"/>
        </table:table-row>
        <table:table-row table:style-name="ro3">
          <table:table-cell table:style-name="ce5" office:value-type="string">
            <text:p>kilometers per hour per second</text:p>
          </table:table-cell>
          <table:table-cell table:style-name="ce5"/>
          <table:table-cell table:style-name="ce30" table:formula="of:=[.C$114]*25.4/1000/1000*3600" office:value-type="float" office:value="0.09144">
            <text:p>0.09144</text:p>
          </table:table-cell>
          <table:table-cell table:style-name="ce30" table:formula="of:=[.D$115]*12*25.4/1000/1000*3600" office:value-type="float" office:value="1.09728">
            <text:p>1.09728</text:p>
          </table:table-cell>
          <table:table-cell table:style-name="ce30" table:formula="of:=[.E$116]*5280*12*25.4/1000/1000" office:value-type="float" office:value="1.609344">
            <text:p>1.609344</text:p>
          </table:table-cell>
          <table:table-cell table:style-name="ce30" table:formula="of:=[.F$117]/1000*3600" office:value-type="float" office:value="3.6">
            <text:p>3.6</text:p>
          </table:table-cell>
          <table:table-cell table:style-name="ce30" table:formula="of:=[.G$118]*3600" office:value-type="float" office:value="3600">
            <text:p>3600</text:p>
          </table:table-cell>
          <table:table-cell table:style-name="ce40" office:value-type="float" office:value="1">
            <text:p>1</text:p>
          </table:table-cell>
          <table:table-cell table:style-name="ce59" table:formula="of:=[.I$120]*9.80665/1000*3600" office:value-type="float" office:value="35.30394">
            <text:p>35.30394</text:p>
          </table:table-cell>
          <table:table-cell table:style-name="ce65"/>
          <table:table-cell table:style-name="ce73"/>
          <table:table-cell table:number-columns-repeated="4"/>
          <table:table-cell table:style-name="ce68" table:number-columns-repeated="8"/>
          <table:table-cell table:number-columns-repeated="1001"/>
        </table:table-row>
        <table:table-row table:style-name="ro3">
          <table:table-cell table:style-name="ce10" office:value-type="string">
            <office:annotation draw:style-name="gr1" draw:text-style-name="P1" svg:width="3.919cm" svg:height="5.08cm" svg:x="3.884cm" svg:y="59.629cm" draw:caption-point-x="-0.436cm" draw:caption-point-y="3.891cm">
              <dc:date>2014-02-18T00:00:00</dc:date>
              <text:p text:style-name="P1"><text:span text:style-name="T1">9.80665 m/s/s exactly</text:span></text:p>
            </office:annotation>
            <text:p>G (gravitational pull)</text:p>
          </table:table-cell>
          <table:table-cell table:style-name="ce10"/>
          <table:table-cell table:style-name="ce35" table:formula="of:=[.C$114]*25.4/1000/9.80665" office:value-type="float" office:value="0.00259007918096394">
            <text:p>0.0025900792</text:p>
          </table:table-cell>
          <table:table-cell table:style-name="ce35" table:formula="of:=[.D$115]*12*25.4/1000/9.80665" office:value-type="float" office:value="0.0310809501715672">
            <text:p>0.0310809502</text:p>
          </table:table-cell>
          <table:table-cell table:style-name="ce35" table:formula="of:=[.E$116]/3600*5280*12*25.4/1000/9.80665" office:value-type="float" office:value="0.0455853935849653">
            <text:p>0.0455853936</text:p>
          </table:table-cell>
          <table:table-cell table:style-name="ce35" table:formula="of:=[.F$117]/9.80665" office:value-type="float" office:value="0.101971621297793">
            <text:p>0.1019716213</text:p>
          </table:table-cell>
          <table:table-cell table:style-name="ce35" table:formula="of:=[.G$118]*1000/9.80665" office:value-type="float" office:value="101.971621297793">
            <text:p>101.9716212978</text:p>
          </table:table-cell>
          <table:table-cell table:style-name="ce35" table:formula="of:=[.H$119]/3600*1000/9.80665" office:value-type="float" office:value="0.028325450360498">
            <text:p>0.0283254504</text:p>
          </table:table-cell>
          <table:table-cell table:style-name="ce46" office:value-type="float" office:value="1">
            <text:p>1</text:p>
          </table:table-cell>
          <table:table-cell table:style-name="ce63"/>
          <table:table-cell table:style-name="ce73"/>
          <table:table-cell table:number-columns-repeated="4"/>
          <table:table-cell table:style-name="ce68" table:number-columns-repeated="8"/>
          <table:table-cell table:number-columns-repeated="1001"/>
        </table:table-row>
        <table:table-row table:style-name="ro1">
          <table:table-cell table:style-name="ce8" office:value-type="string">
            <text:p>Time</text:p>
          </table:table-cell>
          <table:table-cell table:number-columns-repeated="50"/>
          <table:table-cell table:style-name="ce18" table:number-columns-repeated="971"/>
          <table:table-cell table:number-columns-repeated="2"/>
        </table:table-row>
        <table:table-row table:style-name="ro2">
          <table:table-cell table:style-name="Default"/>
          <table:table-cell table:style-name="ce26" office:value-type="string">
            <text:p/>
            <text:p>ps</text:p>
          </table:table-cell>
          <table:table-cell table:style-name="ce26" office:value-type="string">
            <text:p/>
            <text:p>ns</text:p>
          </table:table-cell>
          <table:table-cell table:style-name="ce26" office:value-type="string">
            <text:p/>
            <text:p>microsecond</text:p>
          </table:table-cell>
          <table:table-cell table:style-name="ce26" office:value-type="string">
            <text:p/>
            <text:p>ms</text:p>
          </table:table-cell>
          <table:table-cell table:style-name="ce26" office:value-type="string">
            <text:p/>
            <text:p>seconds</text:p>
          </table:table-cell>
          <table:table-cell table:style-name="ce26" office:value-type="string">
            <text:p/>
            <text:p>minutes</text:p>
          </table:table-cell>
          <table:table-cell table:style-name="ce26" office:value-type="string">
            <text:p/>
            <text:p>hours</text:p>
          </table:table-cell>
          <table:table-cell table:style-name="ce26" office:value-type="string">
            <text:p/>
            <text:p>days</text:p>
          </table:table-cell>
          <table:table-cell table:style-name="ce26" office:value-type="string">
            <text:p/>
            <text:p>weeks</text:p>
          </table:table-cell>
          <table:table-cell table:style-name="ce26" office:value-type="string">
            <text:p/>
            <text:p>fortnights</text:p>
          </table:table-cell>
          <table:table-cell table:style-name="ce26" office:value-type="string">
            <text:p/>
            <text:p>months</text:p>
          </table:table-cell>
          <table:table-cell table:style-name="ce26" office:value-type="string">
            <text:p/>
            <text:p>years (365)</text:p>
          </table:table-cell>
          <table:table-cell table:style-name="ce26" office:value-type="string">
            <text:p/>
            <text:p>leap years</text:p>
          </table:table-cell>
          <table:table-cell table:style-name="ce42" office:value-type="string">
            <text:p/>
            <text:p>year (mean)</text:p>
          </table:table-cell>
          <table:table-cell table:style-name="ce54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14" office:value-type="string">
            <text:p>picosecond (ps)</text:p>
          </table:table-cell>
          <table:table-cell table:style-name="ce27" office:value-type="float" office:value="1">
            <text:p>1</text:p>
          </table:table-cell>
          <table:table-cell table:style-name="ce39" table:formula="of:=[.C$124]*1000" office:value-type="float" office:value="1000">
            <text:p>1,000</text:p>
          </table:table-cell>
          <table:table-cell table:style-name="ce39" table:formula="of:=[.D$125]*1000*1000" office:value-type="float" office:value="1000000">
            <text:p>1,000,000</text:p>
          </table:table-cell>
          <table:table-cell table:style-name="ce39" table:formula="of:=[.E$126]*1000*1000*1000" office:value-type="float" office:value="1000000000">
            <text:p>1,000,000,000</text:p>
          </table:table-cell>
          <table:table-cell table:style-name="ce29" table:formula="of:=[.F$127]*1000*1000*1000*1000" office:value-type="float" office:value="1000000000000">
            <text:p>1000000000000</text:p>
          </table:table-cell>
          <table:table-cell table:style-name="ce29" table:formula="of:=[.G$128]*60*1000*1000*1000*1000" office:value-type="float" office:value="60000000000000">
            <text:p>60000000000000</text:p>
          </table:table-cell>
          <table:table-cell table:style-name="ce29" table:formula="of:=[.H$129]*60*60*1000*1000*1000*1000" office:value-type="float" office:value="3.6E+015">
            <text:p>3600000000000000</text:p>
          </table:table-cell>
          <table:table-cell table:style-name="ce29" table:formula="of:=[.I$130]*24*60*60*1000*1000*1000*1000" office:value-type="float" office:value="8.64E+016">
            <text:p>86400000000000000</text:p>
          </table:table-cell>
          <table:table-cell table:style-name="ce29" table:formula="of:=[.J$131]*7*24*60*60*1000*1000*1000*1000" office:value-type="float" office:value="6.048E+017">
            <text:p>604800000000000000</text:p>
          </table:table-cell>
          <table:table-cell table:style-name="ce29" table:formula="of:=[.K$132]*14*24*60*60*1000*1000*1000*1000" office:value-type="float" office:value="1.2096E+018">
            <text:p>1209600000000000000</text:p>
          </table:table-cell>
          <table:table-cell table:style-name="ce29" table:formula="of:=[.L$133]/12*365*24*60*60*1000*1000*1000*1000" office:value-type="float" office:value="2.628E+018">
            <text:p>2628000000000000000</text:p>
          </table:table-cell>
          <table:table-cell table:style-name="ce29" table:formula="of:=[.M$134]*365*24*60*60*1000*1000*1000*1000" office:value-type="float" office:value="3.1536E+019">
            <text:p>31536000000000000000</text:p>
          </table:table-cell>
          <table:table-cell table:style-name="ce29" table:formula="of:=[.N$135]*366*24*60*60*1000*1000*1000*1000" office:value-type="float" office:value="3.16224E+019">
            <text:p>31622400000000000000</text:p>
          </table:table-cell>
          <table:table-cell table:style-name="ce45" table:formula="of:=[.O$136]*(365+5/24+48/60/24+46/60/60/24)*24*60*60*1000*1000*1000*1000" office:value-type="float" office:value="3.1556926E+019">
            <text:p>31556926000000000000</text:p>
          </table:table-cell>
          <table:table-cell table:style-name="ce82"/>
          <table:table-cell table:number-columns-repeated="1008"/>
        </table:table-row>
        <table:table-row table:style-name="ro3">
          <table:table-cell table:style-name="ce14" office:value-type="string">
            <text:p>nanosecond (ns)</text:p>
          </table:table-cell>
          <table:table-cell table:style-name="ce29" table:formula="of:=[.B$123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39" table:formula="of:=[.D$125]*1000" office:value-type="float" office:value="1000">
            <text:p>1,000</text:p>
          </table:table-cell>
          <table:table-cell table:style-name="ce39" table:formula="of:=[.E$126]*1000*1000" office:value-type="float" office:value="1000000">
            <text:p>1,000,000</text:p>
          </table:table-cell>
          <table:table-cell table:style-name="ce39" table:formula="of:=[.F$127]*1000*1000*1000" office:value-type="float" office:value="1000000000">
            <text:p>1,000,000,000</text:p>
          </table:table-cell>
          <table:table-cell table:style-name="ce39" table:formula="of:=[.G$128]*60*1000*1000*1000" office:value-type="float" office:value="60000000000">
            <text:p>60,000,000,000</text:p>
          </table:table-cell>
          <table:table-cell table:style-name="ce29" table:formula="of:=[.H$129]*60*60*1000*1000*1000" office:value-type="float" office:value="3600000000000">
            <text:p>3600000000000</text:p>
          </table:table-cell>
          <table:table-cell table:style-name="ce29" table:formula="of:=[.I$130]*24*60*60*1000*1000*1000" office:value-type="float" office:value="86400000000000">
            <text:p>86400000000000</text:p>
          </table:table-cell>
          <table:table-cell table:style-name="ce29" table:formula="of:=[.J$131]*7*24*60*60*1000*1000*1000" office:value-type="float" office:value="604800000000000">
            <text:p>604800000000000</text:p>
          </table:table-cell>
          <table:table-cell table:style-name="ce29" table:formula="of:=[.K$132]*14*24*60*60*1000*1000*1000" office:value-type="float" office:value="1.2096E+015">
            <text:p>1209600000000000</text:p>
          </table:table-cell>
          <table:table-cell table:style-name="ce29" table:formula="of:=[.L$133]/12*365*24*60*60*1000*1000*1000" office:value-type="float" office:value="2.628E+015">
            <text:p>2628000000000000</text:p>
          </table:table-cell>
          <table:table-cell table:style-name="ce29" table:formula="of:=[.M$134]*365*24*60*60*1000*1000*1000" office:value-type="float" office:value="3.1536E+016">
            <text:p>31536000000000000</text:p>
          </table:table-cell>
          <table:table-cell table:style-name="ce29" table:formula="of:=[.N$135]*366*24*60*60*1000*1000*1000" office:value-type="float" office:value="3.16224E+016">
            <text:p>31622400000000000</text:p>
          </table:table-cell>
          <table:table-cell table:style-name="ce45" table:formula="of:=[.O$136]*(365+5/24+48/60/24+46/60/60/24)*24*60*60*1000*1000*1000" office:value-type="float" office:value="3.1556926E+016">
            <text:p>31556926000000000</text:p>
          </table:table-cell>
          <table:table-cell table:style-name="ce82"/>
          <table:table-cell table:number-columns-repeated="1008"/>
        </table:table-row>
        <table:table-row table:style-name="ro3">
          <table:table-cell table:style-name="ce15" office:value-type="string">
            <text:p>microsecond (us)</text:p>
          </table:table-cell>
          <table:table-cell table:style-name="ce28" table:formula="of:=[.B$123]/1000/1000" office:value-type="float" office:value="0.000001">
            <text:p>0.000001</text:p>
          </table:table-cell>
          <table:table-cell table:style-name="ce28" table:formula="of:=[.C$124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41" table:formula="of:=[.E$126]*1000" office:value-type="float" office:value="1000">
            <text:p>1,000</text:p>
          </table:table-cell>
          <table:table-cell table:style-name="ce41" table:formula="of:=[.F$127]*1000*1000" office:value-type="float" office:value="1000000">
            <text:p>1,000,000</text:p>
          </table:table-cell>
          <table:table-cell table:style-name="ce41" table:formula="of:=[.G$128]*60*1000*1000" office:value-type="float" office:value="60000000">
            <text:p>60,000,000</text:p>
          </table:table-cell>
          <table:table-cell table:style-name="ce41" table:formula="of:=[.H$129]*60*60*1000*1000" office:value-type="float" office:value="3600000000">
            <text:p>3,600,000,000</text:p>
          </table:table-cell>
          <table:table-cell table:style-name="ce41" table:formula="of:=[.I$130]*24*60*60*1000*1000" office:value-type="float" office:value="86400000000">
            <text:p>86,400,000,000</text:p>
          </table:table-cell>
          <table:table-cell table:style-name="ce28" table:formula="of:=[.J$131]*7*24*60*60*1000*1000" office:value-type="float" office:value="604800000000">
            <text:p>604800000000</text:p>
          </table:table-cell>
          <table:table-cell table:style-name="ce28" table:formula="of:=[.K$132]*14*24*60*60*1000*1000" office:value-type="float" office:value="1209600000000">
            <text:p>1209600000000</text:p>
          </table:table-cell>
          <table:table-cell table:style-name="ce28" table:formula="of:=[.L$133]/12*365*24*60*60*1000*1000" office:value-type="float" office:value="2628000000000">
            <text:p>2628000000000</text:p>
          </table:table-cell>
          <table:table-cell table:style-name="ce28" table:formula="of:=[.M$134]*365*24*60*60*1000*1000" office:value-type="float" office:value="31536000000000">
            <text:p>31536000000000</text:p>
          </table:table-cell>
          <table:table-cell table:style-name="ce28" table:formula="of:=[.N$135]*366*24*60*60*1000*1000" office:value-type="float" office:value="31622400000000">
            <text:p>31622400000000</text:p>
          </table:table-cell>
          <table:table-cell table:style-name="ce44" table:formula="of:=[.O$136]*(365+5/24+48/60/24+46/60/60/24)*24*60*60*1000*1000" office:value-type="float" office:value="31556926000000">
            <text:p>31556926000000</text:p>
          </table:table-cell>
          <table:table-cell table:style-name="ce83"/>
          <table:table-cell table:number-columns-repeated="1008"/>
        </table:table-row>
        <table:table-row table:style-name="ro3">
          <table:table-cell table:style-name="ce16" office:value-type="string">
            <text:p>millisecond (ms)</text:p>
          </table:table-cell>
          <table:table-cell table:style-name="ce28" table:formula="of:=[.B$123]/1000/1000/1000" office:value-type="float" office:value="0.000000001">
            <text:p>0.000000001</text:p>
          </table:table-cell>
          <table:table-cell table:style-name="ce28" table:formula="of:=[.C$124]/1000/1000" office:value-type="float" office:value="0.000001">
            <text:p>0.000001</text:p>
          </table:table-cell>
          <table:table-cell table:style-name="ce28" table:formula="of:=[.D$125]/1000" office:value-type="float" office:value="0.001">
            <text:p>0.001</text:p>
          </table:table-cell>
          <table:table-cell table:style-name="ce27" office:value-type="float" office:value="1">
            <text:p>1</text:p>
          </table:table-cell>
          <table:table-cell table:style-name="ce41" table:formula="of:=[.F$127]*1000" office:value-type="float" office:value="1000">
            <text:p>1,000</text:p>
          </table:table-cell>
          <table:table-cell table:style-name="ce41" table:formula="of:=[.G$128]*60*1000" office:value-type="float" office:value="60000">
            <text:p>60,000</text:p>
          </table:table-cell>
          <table:table-cell table:style-name="ce41" table:formula="of:=[.H$129]*60*60*1000" office:value-type="float" office:value="3600000">
            <text:p>3,600,000</text:p>
          </table:table-cell>
          <table:table-cell table:style-name="ce41" table:formula="of:=[.I$130]*24*60*60*1000" office:value-type="float" office:value="86400000">
            <text:p>86,400,000</text:p>
          </table:table-cell>
          <table:table-cell table:style-name="ce28" table:formula="of:=[.J$131]*7*24*60*60*1000" office:value-type="float" office:value="604800000">
            <text:p>604800000</text:p>
          </table:table-cell>
          <table:table-cell table:style-name="ce41" table:formula="of:=[.K$132]*14*24*60*60*1000" office:value-type="float" office:value="1209600000">
            <text:p>1,209,600,000</text:p>
          </table:table-cell>
          <table:table-cell table:style-name="ce28" table:formula="of:=[.L$133]/12*365*24*60*60*1000" office:value-type="float" office:value="2628000000">
            <text:p>2628000000</text:p>
          </table:table-cell>
          <table:table-cell table:style-name="ce41" table:formula="of:=[.M$134]*365*24*60*60*1000" office:value-type="float" office:value="31536000000">
            <text:p>31,536,000,000</text:p>
          </table:table-cell>
          <table:table-cell table:style-name="ce41" table:formula="of:=[.N$135]*366*24*60*60*1000" office:value-type="float" office:value="31622400000">
            <text:p>31,622,400,000</text:p>
          </table:table-cell>
          <table:table-cell table:style-name="ce57" table:formula="of:=[.O$136]*(365+5/24+48/60/24+46/60/60/24)*24*60*60*1000" office:value-type="float" office:value="31556926000">
            <text:p>31,556,926,000</text:p>
          </table:table-cell>
          <table:table-cell table:style-name="ce83"/>
          <table:table-cell table:style-name="ce13" table:number-columns-repeated="35"/>
          <table:table-cell table:number-columns-repeated="973"/>
        </table:table-row>
        <table:table-row table:style-name="ro3">
          <table:table-cell table:style-name="ce17" office:value-type="string">
            <text:p>seconds</text:p>
          </table:table-cell>
          <table:table-cell table:style-name="ce37" table:formula="of:=[.B$123]/1000/1000/1000/1000" office:value-type="float" office:value="0.000000000001">
            <text:p>1E-012</text:p>
          </table:table-cell>
          <table:table-cell table:style-name="ce37" table:formula="of:=[.C$124]/1000/1000/1000" office:value-type="float" office:value="0.000000001">
            <text:p>0.000000001</text:p>
          </table:table-cell>
          <table:table-cell table:style-name="ce37" table:formula="of:=[.D$125]/1000/1000" office:value-type="float" office:value="0.000001">
            <text:p>0.000001</text:p>
          </table:table-cell>
          <table:table-cell table:style-name="ce37" table:formula="of:=[.E$126]/1000" office:value-type="float" office:value="0.001">
            <text:p>0.001</text:p>
          </table:table-cell>
          <table:table-cell table:style-name="ce48" office:value-type="float" office:value="1">
            <text:p>1</text:p>
          </table:table-cell>
          <table:table-cell table:style-name="ce55" table:formula="of:=[.G$128]*60" office:value-type="float" office:value="60">
            <text:p>60</text:p>
          </table:table-cell>
          <table:table-cell table:style-name="ce55" table:formula="of:=[.H$129]*60*60" office:value-type="float" office:value="3600">
            <text:p>3,600</text:p>
          </table:table-cell>
          <table:table-cell table:style-name="ce55" table:formula="of:=[.I$130]*24*60*60" office:value-type="float" office:value="86400">
            <text:p>86,400</text:p>
          </table:table-cell>
          <table:table-cell table:style-name="ce37" table:formula="of:=[.J$131]*7*24*60*60" office:value-type="float" office:value="604800">
            <text:p>604800</text:p>
          </table:table-cell>
          <table:table-cell table:style-name="ce55" table:formula="of:=[.K$132]*14*24*60*60" office:value-type="float" office:value="1209600">
            <text:p>1,209,600</text:p>
          </table:table-cell>
          <table:table-cell table:style-name="ce37" table:formula="of:=[.L$133]/12*365*24*60*60" office:value-type="float" office:value="2628000">
            <text:p>2628000</text:p>
          </table:table-cell>
          <table:table-cell table:style-name="ce55" table:formula="of:=[.M$134]*365*24*60*60" office:value-type="float" office:value="31536000">
            <text:p>31,536,000</text:p>
          </table:table-cell>
          <table:table-cell table:style-name="ce55" table:formula="of:=[.N$135]*366*24*60*60" office:value-type="float" office:value="31622400">
            <text:p>31,622,400</text:p>
          </table:table-cell>
          <table:table-cell table:style-name="ce76" table:formula="of:=[.O$136]*(365+5/24+48/60/24+46/60/60/24)*24*60*60" office:value-type="float" office:value="31556926">
            <text:p>31,556,926</text:p>
          </table:table-cell>
          <table:table-cell table:style-name="ce84"/>
          <table:table-cell table:style-name="ce13" table:number-columns-repeated="35"/>
          <table:table-cell table:number-columns-repeated="973"/>
        </table:table-row>
        <table:table-row table:style-name="ro3">
          <table:table-cell office:value-type="string">
            <text:p>minutes</text:p>
          </table:table-cell>
          <table:table-cell table:style-name="ce29" table:formula="of:=[.B$123]/1000/1000/1000/1000/60" office:value-type="float" office:value="0.0000000000000166666666666667">
            <text:p>1.66666666666667E-014</text:p>
          </table:table-cell>
          <table:table-cell table:style-name="ce29" table:formula="of:=[.C$124]/1000/1000/1000/60" office:value-type="float" office:value="0.0000000000166666666666667">
            <text:p>1.66666666666667E-011</text:p>
          </table:table-cell>
          <table:table-cell table:style-name="ce29" table:formula="of:=[.D$125]/1000/1000/60" office:value-type="float" office:value="0.0000000166666666666667">
            <text:p>1.66666666666667E-008</text:p>
          </table:table-cell>
          <table:table-cell table:style-name="ce29" table:formula="of:=[.E$126]/1000/60" office:value-type="float" office:value="0.0000166666666666667">
            <text:p>1.66666666666667E-005</text:p>
          </table:table-cell>
          <table:table-cell table:style-name="ce29" table:formula="of:=[.F$127]/60" office:value-type="float" office:value="0.0166666666666667">
            <text:p>0.0166666667</text:p>
          </table:table-cell>
          <table:table-cell table:style-name="ce27" office:value-type="float" office:value="1">
            <text:p>1</text:p>
          </table:table-cell>
          <table:table-cell table:style-name="ce39" table:formula="of:=[.H$129]*60" office:value-type="float" office:value="60">
            <text:p>60</text:p>
          </table:table-cell>
          <table:table-cell table:style-name="ce39" table:formula="of:=[.I$130]*24*60" office:value-type="float" office:value="1440">
            <text:p>1,440</text:p>
          </table:table-cell>
          <table:table-cell table:style-name="ce29" table:formula="of:=[.J$131]*7*24*60" office:value-type="float" office:value="10080">
            <text:p>10080</text:p>
          </table:table-cell>
          <table:table-cell table:style-name="ce39" table:formula="of:=[.K$132]*14*24*60" office:value-type="float" office:value="20160">
            <text:p>20,160</text:p>
          </table:table-cell>
          <table:table-cell table:style-name="ce29" table:formula="of:=[.L$133]/12*365*24*60" office:value-type="float" office:value="43800">
            <text:p>43800</text:p>
          </table:table-cell>
          <table:table-cell table:style-name="ce39" table:formula="of:=[.M$134]*365*24*60" office:value-type="float" office:value="525600">
            <text:p>525,600</text:p>
          </table:table-cell>
          <table:table-cell table:style-name="ce39" table:formula="of:=[.N$135]*366*24*60" office:value-type="float" office:value="527040">
            <text:p>527,040</text:p>
          </table:table-cell>
          <table:table-cell table:style-name="ce56" table:formula="of:=[.O$136]*(365+5/24+48/60/24+46/60/60/24)*24*60" office:value-type="float" office:value="525948.766666667">
            <text:p>525,949</text:p>
          </table:table-cell>
          <table:table-cell table:style-name="ce52"/>
          <table:table-cell table:number-columns-repeated="1008"/>
        </table:table-row>
        <table:table-row table:style-name="ro3">
          <table:table-cell table:style-name="ce3" office:value-type="string">
            <text:p>hours</text:p>
          </table:table-cell>
          <table:table-cell table:style-name="ce28" table:formula="of:=[.B$123]/1000/1000/1000/1000/60/60" office:value-type="float" office:value="2.77777777777778E-016">
            <text:p>2.77777777777778E-016</text:p>
          </table:table-cell>
          <table:table-cell table:style-name="ce28" table:formula="of:=[.C$124]/1000/1000/1000/60/60" office:value-type="float" office:value="0.000000000000277777777777778">
            <text:p>2.77777777777778E-013</text:p>
          </table:table-cell>
          <table:table-cell table:style-name="ce28" table:formula="of:=[.D$125]/1000/1000/60/60" office:value-type="float" office:value="0.000000000277777777777778">
            <text:p>2.77777777777778E-010</text:p>
          </table:table-cell>
          <table:table-cell table:style-name="ce28" table:formula="of:=[.E$126]/1000/60/60" office:value-type="float" office:value="0.000000277777777777778">
            <text:p>2.77777777777778E-007</text:p>
          </table:table-cell>
          <table:table-cell table:style-name="ce28" table:formula="of:=[.F$127]/60/60" office:value-type="float" office:value="0.000277777777777778">
            <text:p>0.0002777778</text:p>
          </table:table-cell>
          <table:table-cell table:style-name="ce28" table:formula="of:=[.G$128]/60" office:value-type="float" office:value="0.0166666666666667">
            <text:p>0.0166666667</text:p>
          </table:table-cell>
          <table:table-cell table:style-name="ce27" office:value-type="float" office:value="1">
            <text:p>1</text:p>
          </table:table-cell>
          <table:table-cell table:style-name="ce28" table:formula="of:=[.I$130]*24" office:value-type="float" office:value="24">
            <text:p>24</text:p>
          </table:table-cell>
          <table:table-cell table:style-name="ce28" table:formula="of:=[.J$131]*7*24" office:value-type="float" office:value="168">
            <text:p>168</text:p>
          </table:table-cell>
          <table:table-cell table:style-name="ce28" table:formula="of:=[.K$132]*14*24" office:value-type="float" office:value="336">
            <text:p>336</text:p>
          </table:table-cell>
          <table:table-cell table:style-name="ce28" table:formula="of:=[.L$133]/12*365*24" office:value-type="float" office:value="730">
            <text:p>730</text:p>
          </table:table-cell>
          <table:table-cell table:style-name="ce28" table:formula="of:=[.M$134]*365*24" office:value-type="float" office:value="8760">
            <text:p>8760</text:p>
          </table:table-cell>
          <table:table-cell table:style-name="ce28" table:formula="of:=[.N$135]*366*24" office:value-type="float" office:value="8784">
            <text:p>8784</text:p>
          </table:table-cell>
          <table:table-cell table:style-name="ce44" table:formula="of:=[.O$136]*(365+5/24+48/60/24+46/60/60/24)*24" office:value-type="float" office:value="8765.81277777778">
            <text:p>8765.8127777778</text:p>
          </table:table-cell>
          <table:table-cell table:style-name="ce52"/>
          <table:table-cell table:number-columns-repeated="1008"/>
        </table:table-row>
        <table:table-row table:style-name="ro3">
          <table:table-cell table:style-name="ce3" office:value-type="string">
            <text:p>days</text:p>
          </table:table-cell>
          <table:table-cell table:style-name="ce28" table:formula="of:=[.B$123]/1000/1000/1000/1000/60/60/24" office:value-type="float" office:value="1.15740740740741E-017">
            <text:p>1.15740740740741E-017</text:p>
          </table:table-cell>
          <table:table-cell table:style-name="ce28" table:formula="of:=[.C$124]/1000/1000/1000/60/60/24" office:value-type="float" office:value="0.0000000000000115740740740741">
            <text:p>1.15740740740741E-014</text:p>
          </table:table-cell>
          <table:table-cell table:style-name="ce28" table:formula="of:=[.D$125]/1000/1000/60/60/24" office:value-type="float" office:value="0.0000000000115740740740741">
            <text:p>1.15740740740741E-011</text:p>
          </table:table-cell>
          <table:table-cell table:style-name="ce28" table:formula="of:=[.E$126]/1000/60/60/24" office:value-type="float" office:value="0.0000000115740740740741">
            <text:p>1.15740740740741E-008</text:p>
          </table:table-cell>
          <table:table-cell table:style-name="ce28" table:formula="of:=[.F$127]/60/60/24" office:value-type="float" office:value="0.0000115740740740741">
            <text:p>1.15740740740741E-005</text:p>
          </table:table-cell>
          <table:table-cell table:style-name="ce28" table:formula="of:=[.G$128]/60/24" office:value-type="float" office:value="0.000694444444444444">
            <text:p>0.0006944444</text:p>
          </table:table-cell>
          <table:table-cell table:style-name="ce28" table:formula="of:=[.H$129]/24" office:value-type="float" office:value="0.0416666666666667">
            <text:p>0.0416666667</text:p>
          </table:table-cell>
          <table:table-cell table:style-name="ce27" office:value-type="float" office:value="1">
            <text:p>1</text:p>
          </table:table-cell>
          <table:table-cell table:style-name="ce28" table:formula="of:=[.J$131]*7" office:value-type="float" office:value="7">
            <text:p>7</text:p>
          </table:table-cell>
          <table:table-cell table:style-name="ce28" table:formula="of:=[.K$132]*14" office:value-type="float" office:value="14">
            <text:p>14</text:p>
          </table:table-cell>
          <table:table-cell table:style-name="ce28" table:formula="of:=[.L$133]/12*365" office:value-type="float" office:value="30.4166666666667">
            <text:p>30.4166666667</text:p>
          </table:table-cell>
          <table:table-cell table:style-name="ce28" table:formula="of:=[.M$134]*365" office:value-type="float" office:value="365">
            <text:p>365</text:p>
          </table:table-cell>
          <table:table-cell table:style-name="ce28" table:formula="of:=[.N$135]*366" office:value-type="float" office:value="366">
            <text:p>366</text:p>
          </table:table-cell>
          <table:table-cell table:style-name="ce44" table:formula="of:=[.O$136]*(365+5/24+48/60/24+46/60/60/24)" office:value-type="float" office:value="365.242199074074">
            <text:p>365.2421990741</text:p>
          </table:table-cell>
          <table:table-cell table:style-name="ce52"/>
          <table:table-cell table:number-columns-repeated="1008"/>
        </table:table-row>
        <table:table-row table:style-name="ro3">
          <table:table-cell office:value-type="string">
            <text:p>weeks</text:p>
          </table:table-cell>
          <table:table-cell table:style-name="ce29" table:formula="of:=[.B$123]/1000/1000/1000/1000/60/60/24/7" office:value-type="float" office:value="1.65343915343915E-018">
            <text:p>1.65343915343915E-018</text:p>
          </table:table-cell>
          <table:table-cell table:style-name="ce29" table:formula="of:=[.C$124]/1000/1000/1000/60/60/24/7" office:value-type="float" office:value="1.65343915343915E-015">
            <text:p>1.65343915343915E-015</text:p>
          </table:table-cell>
          <table:table-cell table:style-name="ce29" table:formula="of:=[.D$125]/1000/1000/60/60/24/7" office:value-type="float" office:value="0.00000000000165343915343915">
            <text:p>1.65343915343915E-012</text:p>
          </table:table-cell>
          <table:table-cell table:style-name="ce29" table:formula="of:=[.E$126]/1000/60/60/24/7" office:value-type="float" office:value="0.00000000165343915343915">
            <text:p>1.65343915343915E-009</text:p>
          </table:table-cell>
          <table:table-cell table:style-name="ce29" table:formula="of:=[.F$127]/60/60/24/7" office:value-type="float" office:value="0.00000165343915343915">
            <text:p>1.65343915343915E-006</text:p>
          </table:table-cell>
          <table:table-cell table:style-name="ce29" table:formula="of:=[.G$128]/60/24/7" office:value-type="float" office:value="0.0000992063492063492">
            <text:p>9.92063492063492E-005</text:p>
          </table:table-cell>
          <table:table-cell table:style-name="ce29" table:formula="of:=[.H$129]/24/7" office:value-type="float" office:value="0.00595238095238095">
            <text:p>0.005952381</text:p>
          </table:table-cell>
          <table:table-cell table:style-name="ce29" table:formula="of:=[.I$130]/7" office:value-type="float" office:value="0.142857142857143">
            <text:p>0.1428571429</text:p>
          </table:table-cell>
          <table:table-cell table:style-name="ce27" office:value-type="float" office:value="1">
            <text:p>1</text:p>
          </table:table-cell>
          <table:table-cell table:style-name="ce29" table:formula="of:=[.K$132]*2" office:value-type="float" office:value="2">
            <text:p>2</text:p>
          </table:table-cell>
          <table:table-cell table:style-name="ce29" table:formula="of:=[.L$133]/12*365/7" office:value-type="float" office:value="4.3452380952381">
            <text:p>4.3452380952</text:p>
          </table:table-cell>
          <table:table-cell table:style-name="ce29" table:formula="of:=[.M$134]*365/7" office:value-type="float" office:value="52.1428571428571">
            <text:p>52.1428571429</text:p>
          </table:table-cell>
          <table:table-cell table:style-name="ce29" table:formula="of:=[.N$135]*366/7" office:value-type="float" office:value="52.2857142857143">
            <text:p>52.2857142857</text:p>
          </table:table-cell>
          <table:table-cell table:style-name="ce45" table:formula="of:=[.O$136]*(365+5/24+48/60/24+46/60/60/24)/7" office:value-type="float" office:value="52.177457010582">
            <text:p>52.1774570106</text:p>
          </table:table-cell>
          <table:table-cell table:style-name="ce52"/>
          <table:table-cell table:number-columns-repeated="1008"/>
        </table:table-row>
        <table:table-row table:style-name="ro3">
          <table:table-cell office:value-type="string">
            <office:annotation draw:style-name="gr1" draw:text-style-name="P1" svg:width="4.016cm" svg:height="7.161cm" svg:x="5.581cm" svg:y="62.01cm" draw:caption-point-x="-2.133cm" draw:caption-point-y="7.876cm">
              <dc:date>2014-02-18T00:00:00</dc:date>
              <text:p text:style-name="P1"><text:span text:style-name="T1">14 Days</text:span></text:p>
            </office:annotation>
            <text:p>Fortnight</text:p>
          </table:table-cell>
          <table:table-cell table:style-name="ce29" table:formula="of:=[.B$123]/1000/1000/1000/1000/60/60/24/14" office:value-type="float" office:value="8.26719576719577E-019">
            <text:p>8.26719576719577E-019</text:p>
          </table:table-cell>
          <table:table-cell table:style-name="ce29" table:formula="of:=[.C$124]/1000/1000/1000/60/60/24/14" office:value-type="float" office:value="8.26719576719577E-016">
            <text:p>8.26719576719577E-016</text:p>
          </table:table-cell>
          <table:table-cell table:style-name="ce29" table:formula="of:=[.D$125]/1000/1000/60/60/24/14" office:value-type="float" office:value="0.000000000000826719576719577">
            <text:p>8.26719576719577E-013</text:p>
          </table:table-cell>
          <table:table-cell table:style-name="ce29" table:formula="of:=[.E$126]/1000/60/60/24/14" office:value-type="float" office:value="0.000000000826719576719577">
            <text:p>8.26719576719577E-010</text:p>
          </table:table-cell>
          <table:table-cell table:style-name="ce29" table:formula="of:=[.F$127]/60/60/24/14" office:value-type="float" office:value="0.000000826719576719577">
            <text:p>8.26719576719577E-007</text:p>
          </table:table-cell>
          <table:table-cell table:style-name="ce29" table:formula="of:=[.G$128]/60/24/14" office:value-type="float" office:value="0.0000496031746031746">
            <text:p>4.96031746031746E-005</text:p>
          </table:table-cell>
          <table:table-cell table:style-name="ce29" table:formula="of:=[.H$129]/24/14" office:value-type="float" office:value="0.00297619047619048">
            <text:p>0.0029761905</text:p>
          </table:table-cell>
          <table:table-cell table:style-name="ce29" table:formula="of:=[.I$130]/14" office:value-type="float" office:value="0.0714285714285714">
            <text:p>0.0714285714</text:p>
          </table:table-cell>
          <table:table-cell table:style-name="ce29" table:formula="of:=[.J$131]/2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29" table:formula="of:=[.L$133]/12*365/14" office:value-type="float" office:value="2.17261904761905">
            <text:p>2.1726190476</text:p>
          </table:table-cell>
          <table:table-cell table:style-name="ce29" table:formula="of:=[.M$134]*365/14" office:value-type="float" office:value="26.0714285714286">
            <text:p>26.0714285714</text:p>
          </table:table-cell>
          <table:table-cell table:style-name="ce29" table:formula="of:=[.N$135]*366/14" office:value-type="float" office:value="26.1428571428571">
            <text:p>26.1428571429</text:p>
          </table:table-cell>
          <table:table-cell table:style-name="ce45" table:formula="of:=[.O$136]*(365+5/24+48/60/24+46/60/60/24)/14" office:value-type="float" office:value="26.088728505291">
            <text:p>26.0887285053</text:p>
          </table:table-cell>
          <table:table-cell table:style-name="ce52"/>
          <table:table-cell table:number-columns-repeated="35"/>
          <table:table-cell table:style-name="ce18" table:number-columns-repeated="971"/>
          <table:table-cell table:number-columns-repeated="2"/>
        </table:table-row>
        <table:table-row table:style-name="ro3">
          <table:table-cell table:style-name="ce3" office:value-type="string">
            <text:p>months (1/12th yr (365 day, except for last 2)</text:p>
          </table:table-cell>
          <table:table-cell table:style-name="ce28" table:formula="of:=[.B$123]/1000/1000/1000/1000/60/60/24/365*12" office:value-type="float" office:value="3.80517503805175E-019">
            <text:p>3.80517503805175E-019</text:p>
          </table:table-cell>
          <table:table-cell table:style-name="ce28" table:formula="of:=[.C$124]/1000/1000/1000/60/60/24/365*12" office:value-type="float" office:value="3.80517503805175E-016">
            <text:p>3.80517503805175E-016</text:p>
          </table:table-cell>
          <table:table-cell table:style-name="ce28" table:formula="of:=[.D$125]/1000/1000/60/60/24/365*12" office:value-type="float" office:value="0.000000000000380517503805175">
            <text:p>3.80517503805175E-013</text:p>
          </table:table-cell>
          <table:table-cell table:style-name="ce28" table:formula="of:=[.E$126]/1000/60/60/24/365*12" office:value-type="float" office:value="0.000000000380517503805175">
            <text:p>3.80517503805175E-010</text:p>
          </table:table-cell>
          <table:table-cell table:style-name="ce28" table:formula="of:=[.F$127]/60/60/24/365*12" office:value-type="float" office:value="0.000000380517503805175">
            <text:p>3.80517503805175E-007</text:p>
          </table:table-cell>
          <table:table-cell table:style-name="ce28" table:formula="of:=[.G$128]/60/24/365*12" office:value-type="float" office:value="0.0000228310502283105">
            <text:p>2.28310502283105E-005</text:p>
          </table:table-cell>
          <table:table-cell table:style-name="ce28" table:formula="of:=[.H$129]/24/365*12" office:value-type="float" office:value="0.00136986301369863">
            <text:p>0.001369863</text:p>
          </table:table-cell>
          <table:table-cell table:style-name="ce28" table:formula="of:=[.I$130]/365*12" office:value-type="float" office:value="0.0328767123287671">
            <text:p>0.0328767123</text:p>
          </table:table-cell>
          <table:table-cell table:style-name="ce28" table:formula="of:=[.J$131]*7/365*12" office:value-type="float" office:value="0.23013698630137">
            <text:p>0.2301369863</text:p>
          </table:table-cell>
          <table:table-cell table:style-name="ce28" table:formula="of:=[.K$132]*14/365*12" office:value-type="float" office:value="0.46027397260274">
            <text:p>0.4602739726</text:p>
          </table:table-cell>
          <table:table-cell table:style-name="ce27" office:value-type="float" office:value="1">
            <text:p>1</text:p>
          </table:table-cell>
          <table:table-cell table:style-name="ce28" table:formula="of:=[.M$134]*12" office:value-type="float" office:value="12">
            <text:p>12</text:p>
          </table:table-cell>
          <table:table-cell table:style-name="ce28" table:formula="of:=[.N$135]*12" office:value-type="float" office:value="12">
            <office:annotation draw:style-name="gr1" draw:text-style-name="P1" svg:width="4.05cm" svg:height="1.481cm" svg:x="37.589cm" svg:y="69.244cm" draw:caption-point-x="1.589cm" draw:caption-point-y="1.139cm">
              <dc:date>2014-02-18T00:00:00</dc:date>
              <text:p text:style-name="P1"><text:span text:style-name="T1">Kept at 12 months for each year type</text:span></text:p>
            </office:annotation>
            <text:p>12</text:p>
          </table:table-cell>
          <table:table-cell table:style-name="ce44" table:formula="of:=[.O$136]*12" office:value-type="float" office:value="12">
            <office:annotation draw:style-name="gr1" draw:text-style-name="P1" svg:width="4.048cm" svg:height="1.341cm" svg:x="40.364cm" svg:y="69.244cm" draw:caption-point-x="1.587cm" draw:caption-point-y="1.139cm">
              <dc:date>2014-02-18T00:00:00</dc:date>
              <text:p text:style-name="P1"><text:span text:style-name="T1">Kept at 12 months for each year type</text:span></text:p>
            </office:annotation>
            <text:p>12</text:p>
          </table:table-cell>
          <table:table-cell table:style-name="ce52"/>
          <table:table-cell table:number-columns-repeated="1008"/>
        </table:table-row>
        <table:table-row table:style-name="ro3">
          <table:table-cell table:style-name="ce3" office:value-type="string">
            <text:p>year (365 day)</text:p>
          </table:table-cell>
          <table:table-cell table:style-name="ce28" table:formula="of:=[.B$123]/1000/1000/1000/1000/60/60/24/365" office:value-type="float" office:value="3.17097919837646E-020">
            <text:p>3.17097919837646E-020</text:p>
          </table:table-cell>
          <table:table-cell table:style-name="ce28" table:formula="of:=[.C$124]/1000/1000/1000/60/60/24/365" office:value-type="float" office:value="3.17097919837646E-017">
            <text:p>3.17097919837646E-017</text:p>
          </table:table-cell>
          <table:table-cell table:style-name="ce28" table:formula="of:=[.D$125]/1000/1000/60/60/24/365" office:value-type="float" office:value="0.0000000000000317097919837646">
            <text:p>3.17097919837646E-014</text:p>
          </table:table-cell>
          <table:table-cell table:style-name="ce28" table:formula="of:=[.E$126]/1000/60/60/24/365" office:value-type="float" office:value="0.0000000000317097919837646">
            <text:p>3.17097919837646E-011</text:p>
          </table:table-cell>
          <table:table-cell table:style-name="ce28" table:formula="of:=[.F$127]/60/60/24/365" office:value-type="float" office:value="0.0000000317097919837646">
            <text:p>3.17097919837646E-008</text:p>
          </table:table-cell>
          <table:table-cell table:style-name="ce28" table:formula="of:=[.G$128]/60/24/365" office:value-type="float" office:value="0.00000190258751902588">
            <text:p>1.90258751902588E-006</text:p>
          </table:table-cell>
          <table:table-cell table:style-name="ce28" table:formula="of:=[.H$129]/24/365" office:value-type="float" office:value="0.000114155251141553">
            <text:p>0.0001141553</text:p>
          </table:table-cell>
          <table:table-cell table:style-name="ce28" table:formula="of:=[.I$130]/365" office:value-type="float" office:value="0.00273972602739726">
            <text:p>0.002739726</text:p>
          </table:table-cell>
          <table:table-cell table:style-name="ce28" table:formula="of:=[.J$131]/365" office:value-type="float" office:value="0.00273972602739726">
            <text:p>0.002739726</text:p>
          </table:table-cell>
          <table:table-cell table:style-name="ce28" table:formula="of:=[.K$132]*14/365" office:value-type="float" office:value="0.0383561643835616">
            <text:p>0.0383561644</text:p>
          </table:table-cell>
          <table:table-cell table:style-name="ce28" table:formula="of:=[.L$133]/12" office:value-type="float" office:value="0.0833333333333333">
            <text:p>0.0833333333</text:p>
          </table:table-cell>
          <table:table-cell table:style-name="ce27" office:value-type="float" office:value="1">
            <text:p>1</text:p>
          </table:table-cell>
          <table:table-cell table:style-name="ce28" table:formula="of:=[.N$135]*366/365" office:value-type="float" office:value="1.0027397260274">
            <text:p>1.002739726</text:p>
          </table:table-cell>
          <table:table-cell table:style-name="ce44" table:formula="of:=[.O$136]*(365+5/24+48/60/24+46/60/60/24)/365" office:value-type="float" office:value="1.00066355910705">
            <text:p>1.0006635591</text:p>
          </table:table-cell>
          <table:table-cell table:style-name="ce52"/>
          <table:table-cell table:number-columns-repeated="1008"/>
        </table:table-row>
        <table:table-row table:style-name="ro3">
          <table:table-cell office:value-type="string">
            <text:p>year (leap)</text:p>
          </table:table-cell>
          <table:table-cell table:style-name="ce29" table:formula="of:=[.B$123]/1000/1000/1000/1000/60/60/24/366" office:value-type="float" office:value="3.16231532078527E-020">
            <text:p>3.16231532078527E-020</text:p>
          </table:table-cell>
          <table:table-cell table:style-name="ce29" table:formula="of:=[.C$124]/1000/1000/1000/60/60/24/366" office:value-type="float" office:value="3.16231532078527E-017">
            <text:p>3.16231532078527E-017</text:p>
          </table:table-cell>
          <table:table-cell table:style-name="ce29" table:formula="of:=[.D$125]/1000/1000/60/60/24/366" office:value-type="float" office:value="0.0000000000000316231532078527">
            <text:p>3.16231532078527E-014</text:p>
          </table:table-cell>
          <table:table-cell table:style-name="ce29" table:formula="of:=[.E$126]/1000/60/60/24/366" office:value-type="float" office:value="0.0000000000316231532078527">
            <text:p>3.16231532078527E-011</text:p>
          </table:table-cell>
          <table:table-cell table:style-name="ce29" table:formula="of:=[.F$127]/60/60/24/366" office:value-type="float" office:value="0.0000000316231532078527">
            <text:p>3.16231532078527E-008</text:p>
          </table:table-cell>
          <table:table-cell table:style-name="ce29" table:formula="of:=[.G$128]/60/24/366" office:value-type="float" office:value="0.00000189738919247116">
            <text:p>1.89738919247116E-006</text:p>
          </table:table-cell>
          <table:table-cell table:style-name="ce29" table:formula="of:=[.H$129]/24/366" office:value-type="float" office:value="0.00011384335154827">
            <text:p>0.0001138434</text:p>
          </table:table-cell>
          <table:table-cell table:style-name="ce29" table:formula="of:=[.I$130]/366" office:value-type="float" office:value="0.00273224043715847">
            <text:p>0.0027322404</text:p>
          </table:table-cell>
          <table:table-cell table:style-name="ce29" table:formula="of:=[.J$131]/366" office:value-type="float" office:value="0.00273224043715847">
            <text:p>0.0027322404</text:p>
          </table:table-cell>
          <table:table-cell table:style-name="ce29" table:formula="of:=[.K$132]*14/366" office:value-type="float" office:value="0.0382513661202186">
            <text:p>0.0382513661</text:p>
          </table:table-cell>
          <table:table-cell table:style-name="ce29" table:formula="of:=[.L$133]/12" office:value-type="float" office:value="0.0833333333333333">
            <office:annotation draw:style-name="gr1" draw:text-style-name="P1" svg:width="4.017cm" svg:height="3.457cm" svg:x="32.174cm" svg:y="70.205cm" draw:caption-point-x="1.261cm" draw:caption-point-y="1.173cm">
              <dc:date>2014-02-18T00:00:00</dc:date>
              <text:p text:style-name="P1"><text:span text:style-name="T1">Kept at 12 months for each year type</text:span></text:p>
              <text:p text:style-name="P1"><text:span text:style-name="T1"/></text:p>
              <text:p text:style-name="P1"><text:span text:style-name="T1"/></text:p>
            </office:annotation>
            <text:p>0.0833333333</text:p>
          </table:table-cell>
          <table:table-cell table:style-name="ce29" table:formula="of:=[.M$134]*365/366" office:value-type="float" office:value="0.997267759562842">
            <text:p>0.9972677596</text:p>
          </table:table-cell>
          <table:table-cell table:style-name="ce27" office:value-type="float" office:value="1">
            <text:p>1</text:p>
          </table:table-cell>
          <table:table-cell table:style-name="ce45" table:formula="of:=[.O$136]*(365+5/24+48/60/24+46/60/60/24)/366" office:value-type="float" office:value="0.997929505666869">
            <text:p>0.9979295057</text:p>
          </table:table-cell>
          <table:table-cell table:style-name="ce52"/>
          <table:table-cell table:number-columns-repeated="1008"/>
        </table:table-row>
        <table:table-row table:style-name="ro3">
          <table:table-cell table:style-name="ce10" office:value-type="string">
            <office:annotation draw:style-name="gr1" draw:text-style-name="P1" svg:width="4.016cm" svg:height="6.527cm" svg:x="5.581cm" svg:y="64.881cm" draw:caption-point-x="-2.133cm" draw:caption-point-y="6.995cm">
              <dc:date>2014-02-18T00:00:00</dc:date>
              <text:p text:style-name="P1"><text:span text:style-name="T1">defined here as 365 days, 5 hours, 48 minutes, and 46 seconds</text:span></text:p>
            </office:annotation>
            <text:p>year (mean)</text:p>
          </table:table-cell>
          <table:table-cell table:style-name="ce31" table:formula="of:=[.B$123]/1000/1000/1000/1000/60/60/24/(365+5/24+48/60/24+46/60/60/24)" office:value-type="float" office:value="3.16887646154128E-020">
            <text:p>3.16887646154128E-020</text:p>
          </table:table-cell>
          <table:table-cell table:style-name="ce31" table:formula="of:=[.C$124]/1000/1000/1000/60/60/24/(365+5/24+48/60/24+46/60/60/24)" office:value-type="float" office:value="3.16887646154128E-017">
            <text:p>3.16887646154128E-017</text:p>
          </table:table-cell>
          <table:table-cell table:style-name="ce31" table:formula="of:=[.D$125]/1000/1000/60/60/24/(365+5/24+48/60/24+46/60/60/24)" office:value-type="float" office:value="0.0000000000000316887646154128">
            <text:p>3.16887646154128E-014</text:p>
          </table:table-cell>
          <table:table-cell table:style-name="ce31" table:formula="of:=[.E$126]/1000/60/60/24/(365+5/24+48/60/24+46/60/60/24)" office:value-type="float" office:value="0.0000000000316887646154128">
            <text:p>3.16887646154128E-011</text:p>
          </table:table-cell>
          <table:table-cell table:style-name="ce31" table:formula="of:=[.F$127]/60/60/24/(365+5/24+48/60/24+46/60/60/24)" office:value-type="float" office:value="0.0000000316887646154128">
            <text:p>3.16887646154128E-008</text:p>
          </table:table-cell>
          <table:table-cell table:style-name="ce31" table:formula="of:=[.G$128]/60/24/(365+5/24+48/60/24+46/60/60/24)" office:value-type="float" office:value="0.00000190132587692477">
            <text:p>1.90132587692477E-006</text:p>
          </table:table-cell>
          <table:table-cell table:style-name="ce31" table:formula="of:=[.H$129]/24/(365+5/24+48/60/24+46/60/60/24)" office:value-type="float" office:value="0.000114079552615486">
            <text:p>0.0001140796</text:p>
          </table:table-cell>
          <table:table-cell table:style-name="ce31" table:formula="of:=[.I$130]/(365+5/24+48/60/24+46/60/60/24)" office:value-type="float" office:value="0.00273790926277166">
            <text:p>0.0027379093</text:p>
          </table:table-cell>
          <table:table-cell table:style-name="ce31" table:formula="of:=[.J$131]/(365+5/24+48/60/24+46/60/60/24)" office:value-type="float" office:value="0.00273790926277166">
            <text:p>0.0027379093</text:p>
          </table:table-cell>
          <table:table-cell table:style-name="ce31" table:formula="of:=[.K$132]*14/(365+5/24+48/60/24+46/60/60/24)" office:value-type="float" office:value="0.0383307296788033">
            <text:p>0.0383307297</text:p>
          </table:table-cell>
          <table:table-cell table:style-name="ce31" table:formula="of:=[.L$133]/12" office:value-type="float" office:value="0.0833333333333333">
            <office:annotation draw:style-name="gr1" draw:text-style-name="P1" svg:width="4.017cm" svg:height="2.893cm" svg:x="32.174cm" svg:y="70.49cm" draw:caption-point-x="1.261cm" draw:caption-point-y="1.386cm">
              <dc:date>2014-02-18T00:00:00</dc:date>
              <text:p text:style-name="P1"><text:span text:style-name="T1">Kept at 12 months for each year type</text:span></text:p>
            </office:annotation>
            <text:p>0.0833333333</text:p>
          </table:table-cell>
          <table:table-cell table:style-name="ce31" table:formula="of:=[.M$134]*365/(365+5/24+48/60/24+46/60/60/24)" office:value-type="float" office:value="0.999336880911658">
            <text:p>0.9993368809</text:p>
          </table:table-cell>
          <table:table-cell table:style-name="ce31" table:formula="of:=[.N$135]*366/(365+5/24+48/60/24+46/60/60/24)" office:value-type="float" office:value="1.00207479017443">
            <text:p>1.0020747902</text:p>
          </table:table-cell>
          <table:table-cell table:style-name="ce46" office:value-type="float" office:value="1">
            <text:p>1</text:p>
          </table:table-cell>
          <table:table-cell table:style-name="ce60"/>
          <table:table-cell table:number-columns-repeated="35"/>
          <table:table-cell table:style-name="ce13" table:number-columns-repeated="971"/>
          <table:table-cell table:number-columns-repeated="2"/>
        </table:table-row>
        <table:table-row table:style-name="ro1">
          <table:table-cell table:style-name="ce8" office:value-type="string">
            <text:p>Data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26" office:value-type="string">
            <text:p/>
            <text:p>bits</text:p>
          </table:table-cell>
          <table:table-cell table:style-name="ce26" office:value-type="string">
            <text:p/>
            <text:p>nibbles</text:p>
          </table:table-cell>
          <table:table-cell table:style-name="ce26" office:value-type="string">
            <text:p/>
            <text:p>bytes</text:p>
          </table:table-cell>
          <table:table-cell table:style-name="ce26" office:value-type="string">
            <text:p/>
            <text:p>kilobytes</text:p>
          </table:table-cell>
          <table:table-cell table:style-name="ce26" office:value-type="string">
            <text:p/>
            <text:p>megabytes</text:p>
          </table:table-cell>
          <table:table-cell table:style-name="ce26" office:value-type="string">
            <text:p/>
            <text:p>gigabytes</text:p>
          </table:table-cell>
          <table:table-cell table:style-name="ce42" office:value-type="string">
            <text:p/>
            <text:p>terabytes</text:p>
          </table:table-cell>
          <table:table-cell table:style-name="ce54"/>
          <table:table-cell table:style-name="ce18" table:number-columns-repeated="6"/>
          <table:table-cell table:style-name="ce81"/>
          <table:table-cell table:style-name="ce18" table:number-columns-repeated="35"/>
          <table:table-cell table:number-columns-repeated="973"/>
        </table:table-row>
        <table:table-row table:style-name="ro3">
          <table:table-cell table:style-name="ce12" office:value-type="string">
            <text:p>bit (b)</text:p>
          </table:table-cell>
          <table:table-cell table:style-name="ce27" office:value-type="float" office:value="1">
            <text:p>1</text:p>
          </table:table-cell>
          <table:table-cell table:style-name="ce28" table:formula="of:=[.C$140]*4" office:value-type="float" office:value="4">
            <text:p>4</text:p>
          </table:table-cell>
          <table:table-cell table:style-name="ce28" table:formula="of:=[.D$141]*8" office:value-type="float" office:value="8">
            <text:p>8</text:p>
          </table:table-cell>
          <table:table-cell table:style-name="ce41" table:formula="of:=[.E$142]*1024*8" office:value-type="float" office:value="8192">
            <text:p>8,192</text:p>
          </table:table-cell>
          <table:table-cell table:style-name="ce41" table:formula="of:=[.F$143]*1024*1024*8" office:value-type="float" office:value="8388608">
            <text:p>8,388,608</text:p>
          </table:table-cell>
          <table:table-cell table:style-name="ce41" table:formula="of:=[.G$144]*1024*1024*1024*8" office:value-type="float" office:value="8589934592">
            <text:p>8,589,934,592</text:p>
          </table:table-cell>
          <table:table-cell table:style-name="ce44" table:formula="of:=[.H$145]*1024*1024*1024*1024*8" office:value-type="float" office:value="8796093022208">
            <text:p>8796093022208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12" office:value-type="string">
            <text:p>nibble</text:p>
          </table:table-cell>
          <table:table-cell table:style-name="ce28" table:formula="of:=[.B$139]/4" office:value-type="float" office:value="0.25">
            <text:p>0.25</text:p>
          </table:table-cell>
          <table:table-cell table:style-name="ce27" office:value-type="float" office:value="1">
            <text:p>1</text:p>
          </table:table-cell>
          <table:table-cell table:style-name="ce28" table:formula="of:=[.D$141]*2" office:value-type="float" office:value="2">
            <text:p>2</text:p>
          </table:table-cell>
          <table:table-cell table:style-name="ce41" table:formula="of:=[.E$142]*1024*2" office:value-type="float" office:value="2048">
            <text:p>2,048</text:p>
          </table:table-cell>
          <table:table-cell table:style-name="ce41" table:formula="of:=[.F$143]*1024*1024*2" office:value-type="float" office:value="2097152">
            <text:p>2,097,152</text:p>
          </table:table-cell>
          <table:table-cell table:style-name="ce41" table:formula="of:=[.G$144]*1024*1024*1024*2" office:value-type="float" office:value="2147483648">
            <text:p>2,147,483,648</text:p>
          </table:table-cell>
          <table:table-cell table:style-name="ce44" table:formula="of:=[.H$145]*1024*1024*1024*1024*2" office:value-type="float" office:value="2199023255552">
            <text:p>2199023255552</text:p>
          </table:table-cell>
          <table:table-cell table:style-name="ce51"/>
          <table:table-cell/>
          <table:table-cell table:style-name="ce68" table:number-columns-repeated="8"/>
          <table:table-cell table:number-columns-repeated="1006"/>
        </table:table-row>
        <table:table-row table:style-name="ro3">
          <table:table-cell table:style-name="ce13" office:value-type="string">
            <text:p>byte (B)</text:p>
          </table:table-cell>
          <table:table-cell table:style-name="ce29" table:formula="of:=[.B$139]/8" office:value-type="float" office:value="0.125">
            <text:p>0.125</text:p>
          </table:table-cell>
          <table:table-cell table:style-name="ce29" table:formula="of:=[.C$140]/2" office:value-type="float" office:value="0.5">
            <text:p>0.5</text:p>
          </table:table-cell>
          <table:table-cell table:style-name="ce27" office:value-type="float" office:value="1">
            <text:p>1</text:p>
          </table:table-cell>
          <table:table-cell table:style-name="ce39" table:formula="of:=[.E$142]*1024" office:value-type="float" office:value="1024">
            <text:p>1,024</text:p>
          </table:table-cell>
          <table:table-cell table:style-name="ce39" table:formula="of:=[.F$143]*1024*1024" office:value-type="float" office:value="1048576">
            <text:p>1,048,576</text:p>
          </table:table-cell>
          <table:table-cell table:style-name="ce39" table:formula="of:=[.G$144]*1024*1024*1024" office:value-type="float" office:value="1073741824">
            <text:p>1,073,741,824</text:p>
          </table:table-cell>
          <table:table-cell table:style-name="ce45" table:formula="of:=[.H$145]*1024*1024*1024*1024" office:value-type="float" office:value="1099511627776">
            <text:p>1099511627776</text:p>
          </table:table-cell>
          <table:table-cell table:style-name="ce52"/>
          <table:table-cell/>
          <table:table-cell table:style-name="ce68" table:number-columns-repeated="8"/>
          <table:table-cell table:number-columns-repeated="1006"/>
        </table:table-row>
        <table:table-row table:style-name="ro3">
          <table:table-cell table:style-name="ce13" office:value-type="string">
            <text:p>kilobyte (KB)</text:p>
          </table:table-cell>
          <table:table-cell table:style-name="ce29" table:formula="of:=[.B$139]/8/1024" office:value-type="float" office:value="0.0001220703125">
            <text:p>0.0001220703</text:p>
          </table:table-cell>
          <table:table-cell table:style-name="ce29" table:formula="of:=[.C$140]/2/1024" office:value-type="float" office:value="0.00048828125">
            <text:p>0.0004882813</text:p>
          </table:table-cell>
          <table:table-cell table:style-name="ce29" table:formula="of:=[.D$141]/1024" office:value-type="float" office:value="0.0009765625">
            <text:p>0.0009765625</text:p>
          </table:table-cell>
          <table:table-cell table:style-name="ce27" office:value-type="float" office:value="1">
            <text:p>1</text:p>
          </table:table-cell>
          <table:table-cell table:style-name="ce39" table:formula="of:=[.F$143]*1024" office:value-type="float" office:value="1024">
            <text:p>1,024</text:p>
          </table:table-cell>
          <table:table-cell table:style-name="ce39" table:formula="of:=[.G$144]*1024*1024" office:value-type="float" office:value="1048576">
            <text:p>1,048,576</text:p>
          </table:table-cell>
          <table:table-cell table:style-name="ce56" table:formula="of:=[.H$145]*1024*1024*1024" office:value-type="float" office:value="1073741824">
            <text:p>1,073,741,824</text:p>
          </table:table-cell>
          <table:table-cell table:style-name="ce52"/>
          <table:table-cell/>
          <table:table-cell table:style-name="ce68" table:number-columns-repeated="8"/>
          <table:table-cell table:number-columns-repeated="1006"/>
        </table:table-row>
        <table:table-row table:style-name="ro3">
          <table:table-cell table:style-name="ce12" office:value-type="string">
            <text:p>megabyte (MB)</text:p>
          </table:table-cell>
          <table:table-cell table:style-name="ce28" table:formula="of:=[.B$139]/8/1024/1024" office:value-type="float" office:value="0.000000119209289550781">
            <text:p>1.19209289550781E-007</text:p>
          </table:table-cell>
          <table:table-cell table:style-name="ce28" table:formula="of:=[.C$140]/2/1024/1024" office:value-type="float" office:value="0.000000476837158203125">
            <text:p>4.76837158203125E-007</text:p>
          </table:table-cell>
          <table:table-cell table:style-name="ce28" table:formula="of:=[.D$141]/1024/1024" office:value-type="float" office:value="0.00000095367431640625">
            <text:p>9.5367431640625E-007</text:p>
          </table:table-cell>
          <table:table-cell table:style-name="ce28" table:formula="of:=[.E$142]/1024" office:value-type="float" office:value="0.0009765625">
            <text:p>0.0009765625</text:p>
          </table:table-cell>
          <table:table-cell table:style-name="ce27" office:value-type="float" office:value="1">
            <text:p>1</text:p>
          </table:table-cell>
          <table:table-cell table:style-name="ce41" table:formula="of:=[.G$144]*1024" office:value-type="float" office:value="1024">
            <text:p>1,024</text:p>
          </table:table-cell>
          <table:table-cell table:style-name="ce57" table:formula="of:=[.H$145]*1024*1024" office:value-type="float" office:value="1048576">
            <text:p>1,048,576</text:p>
          </table:table-cell>
          <table:table-cell table:style-name="ce51"/>
          <table:table-cell/>
          <table:table-cell table:style-name="ce68" table:number-columns-repeated="8"/>
          <table:table-cell table:number-columns-repeated="1006"/>
        </table:table-row>
        <table:table-row table:style-name="ro3">
          <table:table-cell table:style-name="ce12" office:value-type="string">
            <text:p>gigabyte (GB)</text:p>
          </table:table-cell>
          <table:table-cell table:style-name="ce28" table:formula="of:=[.B$139]/8/1024/1024/1024" office:value-type="float" office:value="0.000000000116415321826935">
            <text:p>1.16415321826935E-010</text:p>
          </table:table-cell>
          <table:table-cell table:style-name="ce28" table:formula="of:=[.C$140]/2/1024/1024/1024" office:value-type="float" office:value="0.000000000465661287307739">
            <text:p>4.65661287307739E-010</text:p>
          </table:table-cell>
          <table:table-cell table:style-name="ce28" table:formula="of:=[.D$141]/1024/1024/1024" office:value-type="float" office:value="0.000000000931322574615479">
            <text:p>9.31322574615479E-010</text:p>
          </table:table-cell>
          <table:table-cell table:style-name="ce28" table:formula="of:=[.E$142]/1024/1024" office:value-type="float" office:value="0.00000095367431640625">
            <text:p>9.5367431640625E-007</text:p>
          </table:table-cell>
          <table:table-cell table:style-name="ce28" table:formula="of:=[.F$143]/1024" office:value-type="float" office:value="0.0009765625">
            <text:p>0.0009765625</text:p>
          </table:table-cell>
          <table:table-cell table:style-name="ce27" office:value-type="float" office:value="1">
            <text:p>1</text:p>
          </table:table-cell>
          <table:table-cell table:style-name="ce57" table:formula="of:=[.H$145]*1024" office:value-type="float" office:value="1024">
            <text:p>1,024</text:p>
          </table:table-cell>
          <table:table-cell table:style-name="ce51"/>
          <table:table-cell/>
          <table:table-cell table:style-name="ce68" table:number-columns-repeated="8"/>
          <table:table-cell table:number-columns-repeated="1006"/>
        </table:table-row>
        <table:table-row table:style-name="ro3">
          <table:table-cell table:style-name="ce10" office:value-type="string">
            <text:p>terabyte (TB)</text:p>
          </table:table-cell>
          <table:table-cell table:style-name="ce31" table:formula="of:=[.B$139]/8/1024/1024/1024/1024" office:value-type="float" office:value="0.000000000000113686837721616">
            <text:p>1.13686837721616E-013</text:p>
          </table:table-cell>
          <table:table-cell table:style-name="ce31" table:formula="of:=[.C$140]/2/1024/1024/1024/1024" office:value-type="float" office:value="0.000000000000454747350886464">
            <text:p>4.54747350886464E-013</text:p>
          </table:table-cell>
          <table:table-cell table:style-name="ce31" table:formula="of:=[.D$141]/1024/1024/1024/1024" office:value-type="float" office:value="0.000000000000909494701772928">
            <text:p>9.09494701772928E-013</text:p>
          </table:table-cell>
          <table:table-cell table:style-name="ce31" table:formula="of:=[.E$142]/1024/1024/1024" office:value-type="float" office:value="0.000000000931322574615479">
            <text:p>9.31322574615479E-010</text:p>
          </table:table-cell>
          <table:table-cell table:style-name="ce31" table:formula="of:=[.F$143]/1024/1024" office:value-type="float" office:value="0.00000095367431640625">
            <text:p>9.5367431640625E-007</text:p>
          </table:table-cell>
          <table:table-cell table:style-name="ce31" table:formula="of:=[.G$144]/1024" office:value-type="float" office:value="0.0009765625">
            <text:p>0.0009765625</text:p>
          </table:table-cell>
          <table:table-cell table:style-name="ce46" office:value-type="float" office:value="1">
            <text:p>1</text:p>
          </table:table-cell>
          <table:table-cell table:style-name="ce60"/>
          <table:table-cell/>
          <table:table-cell table:style-name="ce68" table:number-columns-repeated="8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8" table:number-columns-repeated="51"/>
          <table:table-cell table:number-columns-repeated="973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51"/>
          <table:table-cell table:style-name="ce18" table:number-columns-repeated="971"/>
          <table:table-cell table:number-columns-repeated="2"/>
        </table:table-row>
        <table:table-row table:style-name="ro3" table:number-rows-repeated="10484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%20BACKUP/%20BOOKS/BOOK-1%20SOURCEBOOK/chapters_in_progress/spreadsheets/calculations.xls'#solar system" table:print="false" table:style-name="ta_extref">
        <table:table-source xlink:type="simple" xlink:href="/%20BACKUP/%20BOOKS/BOOK-1%20SOURCEBOOK/chapters_in_progress/spreadsheets/calculations.xls" table:table-name="solar system" table:mode="copy-results-only"/>
        <table:table-column table:number-columns-repeated="2"/>
        <table:table-row table:number-rows-repeated="14">
          <table:table-cell table:number-columns-repeated="2"/>
        </table:table-row>
        <table:table-row>
          <table:table-cell/>
          <table:table-cell table:style-name="ce1" office:value-type="float" office:value="200">
            <text:p>200</text:p>
          </table:table-cell>
        </table:table-row>
      </table:table>
      <table:named-expressions>
        <table:named-range table:name="Acceleration" table:base-cell-address="$Conversions.$A$1" table:cell-range-address="$Conversions.$A$112"/>
        <table:named-range table:name="Area" table:base-cell-address="$Conversions.$A$1" table:cell-range-address="$Conversions.$A$17"/>
        <table:named-range table:name="Data" table:base-cell-address="$Conversions.$A$1" table:cell-range-address="$Conversions.$A$137"/>
        <table:named-range table:name="Dry_Volume" table:base-cell-address="$Conversions.$A$1" table:cell-range-address="$Conversions.$A$50"/>
        <table:named-range table:name="Energy" table:base-cell-address="$Conversions.$A$1" table:cell-range-address="$Conversions.$A$77"/>
        <table:named-range table:name="Force" table:base-cell-address="$Conversions.$A$1" table:cell-range-address="$Conversions.$A$88"/>
        <table:named-range table:name="Length" table:base-cell-address="$Conversions.$A$1" table:cell-range-address="$Conversions.$A$1"/>
        <table:named-range table:name="Mass" table:base-cell-address="$Conversions.$A$1" table:cell-range-address="$Conversions.$A$57"/>
        <table:named-range table:name="Power" table:base-cell-address="$Conversions.$A$1" table:cell-range-address="$Conversions.$A$69"/>
        <table:named-range table:name="Temperature" table:base-cell-address="$Conversions.$A$1" table:cell-range-address="$Conversions.$A$95"/>
        <table:named-range table:name="Time" table:base-cell-address="$Conversions.$A$1" table:cell-range-address="$Conversions.$A$121"/>
        <table:named-expression table:name="Updates" table:base-cell-address="$Conversions.$A$1" table:expression="#REF!"/>
        <table:named-range table:name="Velocity" table:base-cell-address="$Conversions.$A$1" table:cell-range-address="$Conversions.$A$100"/>
        <table:named-range table:name="Volume" table:base-cell-address="$Conversions.$A$1" table:cell-range-address="$Conversions.$A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fill-character> </number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scientific-number number:decimal-places="3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 style:data-style-name="N2" text:time-value="0000-00-00T14:22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versions" style:display-name="PageStyle_Convers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ill's Conversion Spreadsheet</dc:title>
    <meta:initial-creator>Bill Nale</meta:initial-creator>
    <meta:creation-date>2003-08-30T06:58:41</meta:creation-date>
    <dc:creator>Aaron </dc:creator>
    <dc:date>2014-02-18T14:31:31</dc:date>
    <meta:generator>LibreOffice/4.0.2.2$Linux_X86_64 LibreOffice_project/400m0$Build-2</meta:generator>
    <meta:editing-duration>PT7M2S</meta:editing-duration>
    <meta:editing-cycles>7</meta:editing-cycles>
    <meta:document-statistic meta:table-count="1" meta:cell-count="1550" meta:object-count="0"/>
  </office:meta>
</office:document-meta>
</file>